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Inconsolata" svg:font-family="Inconsolata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4d8da" officeooo:paragraph-rsid="0004d8da"/>
    </style:style>
    <style:style style:name="P2" style:family="paragraph" style:parent-style-name="Standard">
      <style:text-properties officeooo:rsid="0006b3d8" officeooo:paragraph-rsid="0006b3d8"/>
    </style:style>
    <style:style style:name="P3" style:family="paragraph" style:parent-style-name="Standard">
      <style:text-properties officeooo:rsid="0009fad5" officeooo:paragraph-rsid="0009fad5"/>
    </style:style>
    <style:style style:name="P4" style:family="paragraph" style:parent-style-name="Standard">
      <style:text-properties officeooo:rsid="0015a444" officeooo:paragraph-rsid="0015a444"/>
    </style:style>
    <style:style style:name="P5" style:family="paragraph" style:parent-style-name="Standard">
      <style:text-properties officeooo:rsid="00170cfa" officeooo:paragraph-rsid="00170cfa"/>
    </style:style>
    <style:style style:name="P6" style:family="paragraph" style:parent-style-name="Standard">
      <style:text-properties officeooo:rsid="00277b40" officeooo:paragraph-rsid="00277b40"/>
    </style:style>
    <style:style style:name="P7" style:family="paragraph" style:parent-style-name="Standard">
      <style:text-properties officeooo:rsid="002902ff" officeooo:paragraph-rsid="002902ff"/>
    </style:style>
    <style:style style:name="P8" style:family="paragraph" style:parent-style-name="Standard">
      <style:text-properties officeooo:rsid="00739b19" officeooo:paragraph-rsid="00739b19"/>
    </style:style>
    <style:style style:name="P9" style:family="paragraph" style:parent-style-name="Standard">
      <style:text-properties fo:color="#c9211e" loext:opacity="100%" fo:language="en" fo:country="US" fo:font-weight="bold" officeooo:rsid="008287eb" officeooo:paragraph-rsid="00a6f86e" style:font-weight-asian="bold" style:font-weight-complex="bold"/>
    </style:style>
    <style:style style:name="P10" style:family="paragraph" style:parent-style-name="Standard">
      <loext:graphic-properties draw:fill="none"/>
      <style:paragraph-properties fo:margin-left="0.5in" fo:margin-right="0in" fo:text-indent="-0.25in" style:auto-text-indent="false" fo:background-color="transparent"/>
      <style:text-properties fo:color="#c9211e" loext:opacity="100%" fo:language="en" fo:country="US" fo:font-weight="normal" officeooo:rsid="00582394" officeooo:paragraph-rsid="00582394" style:font-weight-asian="normal" style:font-weight-complex="normal"/>
    </style:style>
    <style:style style:name="P1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c9211e" loext:opacity="100%" fo:language="en" fo:country="US" officeooo:rsid="00fcb178" officeooo:paragraph-rsid="00fcb178"/>
    </style:style>
    <style:style style:name="P12" style:family="paragraph" style:parent-style-name="Standard">
      <style:text-properties fo:color="#c9211e" loext:opacity="100%" fo:font-weight="normal" officeooo:rsid="0079a805" officeooo:paragraph-rsid="0079a805" style:font-weight-asian="normal" style:font-weight-complex="normal"/>
    </style:style>
    <style:style style:name="P13" style:family="paragraph" style:parent-style-name="Standard">
      <style:text-properties fo:color="#c9211e" loext:opacity="100%" fo:font-weight="bold" officeooo:rsid="0079a805" officeooo:paragraph-rsid="0079a805" style:font-weight-asian="bold" style:font-weight-complex="bold"/>
    </style:style>
    <style:style style:name="P14" style:family="paragraph" style:parent-style-name="Standard">
      <style:text-properties fo:color="#c9211e" loext:opacity="100%" fo:font-weight="bold" officeooo:rsid="01096329" officeooo:paragraph-rsid="01096329" style:font-weight-asian="bold" style:font-weight-complex="bold"/>
    </style:style>
    <style:style style:name="P15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color="#c9211e" loext:opacity="100%" officeooo:rsid="001ed351" officeooo:paragraph-rsid="001ed351"/>
    </style:style>
    <style:style style:name="P16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color="#c9211e" loext:opacity="100%" officeooo:rsid="00f60ccb" officeooo:paragraph-rsid="00f60ccb"/>
    </style:style>
    <style:style style:name="P17" style:family="paragraph" style:parent-style-name="Standard">
      <style:text-properties officeooo:rsid="001a3e9d" officeooo:paragraph-rsid="001b0b7d"/>
    </style:style>
    <style:style style:name="P18" style:family="paragraph" style:parent-style-name="Standard">
      <style:text-properties officeooo:rsid="001b0b7d" officeooo:paragraph-rsid="001b0b7d"/>
    </style:style>
    <style:style style:name="P19" style:family="paragraph" style:parent-style-name="Standard">
      <style:text-properties fo:language="en" fo:country="US" officeooo:rsid="008fc249" officeooo:paragraph-rsid="008fc249"/>
    </style:style>
    <style:style style:name="P20" style:family="paragraph" style:parent-style-name="Standard">
      <style:text-properties fo:language="en" fo:country="US" fo:font-weight="bold" officeooo:rsid="007bafdf" officeooo:paragraph-rsid="007bafdf" style:font-weight-asian="bold" style:font-weight-complex="bold"/>
    </style:style>
    <style:style style:name="P21" style:family="paragraph" style:parent-style-name="Standard">
      <style:text-properties fo:language="en" fo:country="US" fo:font-weight="bold" officeooo:rsid="007bc34d" officeooo:paragraph-rsid="007bc34d" style:font-weight-asian="bold" style:font-weight-complex="bold"/>
    </style:style>
    <style:style style:name="P22" style:family="paragraph" style:parent-style-name="Standard">
      <style:text-properties fo:language="en" fo:country="US" fo:font-weight="bold" officeooo:rsid="008e8704" officeooo:paragraph-rsid="008e8704" style:font-weight-asian="bold" style:font-weight-complex="bold"/>
    </style:style>
    <style:style style:name="P2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language="en" fo:country="US" fo:font-weight="bold" officeooo:rsid="010555a5" officeooo:paragraph-rsid="010555a5" style:font-weight-asian="bold" style:font-weight-complex="bold"/>
    </style:style>
    <style:style style:name="P24" style:family="paragraph" style:parent-style-name="Standard">
      <style:text-properties fo:language="en" fo:country="US" fo:font-weight="bold" officeooo:rsid="007dd5b3" officeooo:paragraph-rsid="010fa6d8" style:font-weight-asian="bold" style:font-weight-complex="bold"/>
    </style:style>
    <style:style style:name="P25" style:family="paragraph" style:parent-style-name="Standard">
      <style:text-properties fo:language="en" fo:country="US" fo:font-weight="bold" officeooo:rsid="007f7848" officeooo:paragraph-rsid="0117f4f2" style:font-weight-asian="bold" style:font-weight-complex="bold"/>
    </style:style>
    <style:style style:name="P26" style:family="paragraph" style:parent-style-name="Standard">
      <style:text-properties fo:language="en" fo:country="US" fo:font-weight="normal" officeooo:rsid="00633aef" officeooo:paragraph-rsid="00633aef" style:font-weight-asian="normal" style:font-weight-complex="normal"/>
    </style:style>
    <style:style style:name="P27" style:family="paragraph" style:parent-style-name="Standard">
      <style:text-properties fo:language="en" fo:country="US" fo:font-weight="normal" officeooo:rsid="006a4bfc" officeooo:paragraph-rsid="006a4bfc" style:font-weight-asian="normal" style:font-weight-complex="normal"/>
    </style:style>
    <style:style style:name="P28" style:family="paragraph" style:parent-style-name="Standard">
      <style:text-properties fo:language="en" fo:country="US" fo:font-weight="normal" officeooo:rsid="007dd5b3" officeooo:paragraph-rsid="007dd5b3" style:font-weight-asian="normal" style:font-weight-complex="normal"/>
    </style:style>
    <style:style style:name="P29" style:family="paragraph" style:parent-style-name="Standard">
      <style:text-properties fo:language="en" fo:country="US" fo:font-weight="normal" officeooo:rsid="007dd5b3" officeooo:paragraph-rsid="011104ef" style:font-weight-asian="normal" style:font-weight-complex="normal"/>
    </style:style>
    <style:style style:name="P30" style:family="paragraph" style:parent-style-name="Standard">
      <style:text-properties fo:language="en" fo:country="US" fo:font-weight="normal" officeooo:rsid="007dd5b3" officeooo:paragraph-rsid="01165c8b" style:font-weight-asian="normal" style:font-weight-complex="normal"/>
    </style:style>
    <style:style style:name="P3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language="en" fo:country="US" fo:font-weight="normal" officeooo:rsid="004d9493" officeooo:paragraph-rsid="004d9493" style:font-weight-asian="normal" style:font-weight-complex="normal"/>
    </style:style>
    <style:style style:name="P3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language="en" fo:country="US" fo:font-weight="normal" officeooo:rsid="004ccff2" officeooo:paragraph-rsid="004ccff2" style:font-weight-asian="normal" style:font-weight-complex="normal"/>
    </style:style>
    <style:style style:name="P3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language="en" fo:country="US" fo:font-weight="normal" officeooo:rsid="00523576" officeooo:paragraph-rsid="00523576" style:font-weight-asian="normal" style:font-weight-complex="normal"/>
    </style:style>
    <style:style style:name="P3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language="en" fo:country="US" fo:font-weight="normal" officeooo:rsid="0053d339" officeooo:paragraph-rsid="0053d339" style:font-weight-asian="normal" style:font-weight-complex="normal"/>
    </style:style>
    <style:style style:name="P3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language="en" fo:country="US" fo:font-weight="normal" officeooo:rsid="0053aba3" officeooo:paragraph-rsid="0053aba3" style:font-weight-asian="normal" style:font-weight-complex="normal"/>
    </style:style>
    <style:style style:name="P36" style:family="paragraph" style:parent-style-name="Standard" style:master-page-name="">
      <loext:graphic-properties draw:fill="none"/>
      <style:paragraph-properties fo:margin-left="0.5in" fo:margin-right="0in" fo:text-indent="-0.25in" style:auto-text-indent="false" style:page-number="auto" fo:background-color="transparent"/>
      <style:text-properties fo:language="en" fo:country="US" fo:font-weight="normal" officeooo:rsid="0053aba3" officeooo:paragraph-rsid="0053aba3" style:font-weight-asian="normal" style:font-weight-complex="normal"/>
    </style:style>
    <style:style style:name="P37" style:family="paragraph" style:parent-style-name="Standard">
      <loext:graphic-properties draw:fill="none"/>
      <style:paragraph-properties fo:margin-left="0.5in" fo:margin-right="0in" fo:text-indent="-0.25in" style:auto-text-indent="false" fo:background-color="transparent"/>
      <style:text-properties fo:language="en" fo:country="US" fo:font-weight="normal" officeooo:rsid="0053aba3" officeooo:paragraph-rsid="00582394" style:font-weight-asian="normal" style:font-weight-complex="normal"/>
    </style:style>
    <style:style style:name="P38" style:family="paragraph" style:parent-style-name="Standard">
      <loext:graphic-properties draw:fill="none"/>
      <style:paragraph-properties fo:margin-left="0.5in" fo:margin-right="0in" fo:text-indent="-0.25in" style:auto-text-indent="false" fo:background-color="transparent"/>
      <style:text-properties fo:language="en" fo:country="US" fo:font-weight="normal" officeooo:rsid="0053aba3" officeooo:paragraph-rsid="0053d339" style:font-weight-asian="normal" style:font-weight-complex="normal"/>
    </style:style>
    <style:style style:name="P3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language="en" fo:country="US" fo:font-weight="normal" officeooo:rsid="004f449b" officeooo:paragraph-rsid="004f449b" style:font-weight-asian="normal" style:font-weight-complex="normal"/>
    </style:style>
    <style:style style:name="P40" style:family="paragraph" style:parent-style-name="Standard">
      <style:text-properties fo:language="en" fo:country="US" fo:font-weight="normal" officeooo:rsid="010fa6d8" officeooo:paragraph-rsid="010fa6d8" style:font-weight-asian="normal" style:font-weight-complex="normal"/>
    </style:style>
    <style:style style:name="P41" style:family="paragraph" style:parent-style-name="Standard">
      <style:text-properties fo:language="en" fo:country="US" fo:font-weight="normal" officeooo:rsid="010fa6d8" officeooo:paragraph-rsid="011104ef" style:font-weight-asian="normal" style:font-weight-complex="normal"/>
    </style:style>
    <style:style style:name="P42" style:family="paragraph" style:parent-style-name="Standard">
      <style:text-properties fo:language="en" fo:country="US" fo:font-weight="normal" officeooo:rsid="010fa6d8" officeooo:paragraph-rsid="01127762" style:font-weight-asian="normal" style:font-weight-complex="normal"/>
    </style:style>
    <style:style style:name="P43" style:family="paragraph" style:parent-style-name="Standard">
      <style:text-properties fo:language="en" fo:country="US" fo:font-weight="normal" officeooo:rsid="010fb6e2" officeooo:paragraph-rsid="010fb6e2" style:font-weight-asian="normal" style:font-weight-complex="normal"/>
    </style:style>
    <style:style style:name="P44" style:family="paragraph" style:parent-style-name="Standard">
      <style:text-properties fo:language="en" fo:country="US" fo:font-weight="normal" officeooo:rsid="010fb6e2" officeooo:paragraph-rsid="011104ef" style:font-weight-asian="normal" style:font-weight-complex="normal"/>
    </style:style>
    <style:style style:name="P45" style:family="paragraph" style:parent-style-name="Standard">
      <style:text-properties fo:language="en" fo:country="US" fo:font-weight="normal" officeooo:rsid="007f9b4a" officeooo:paragraph-rsid="007f7848" style:font-weight-asian="normal" style:font-weight-complex="normal"/>
    </style:style>
    <style:style style:name="P46" style:family="paragraph" style:parent-style-name="Standard">
      <style:text-properties fo:language="en" fo:country="US" fo:font-weight="normal" officeooo:rsid="007f9b4a" officeooo:paragraph-rsid="0110c331" style:font-weight-asian="normal" style:font-weight-complex="normal"/>
    </style:style>
    <style:style style:name="P47" style:family="paragraph" style:parent-style-name="Standard">
      <style:text-properties fo:language="en" fo:country="US" fo:font-weight="normal" officeooo:rsid="007f7848" officeooo:paragraph-rsid="007f7848" style:font-weight-asian="normal" style:font-weight-complex="normal"/>
    </style:style>
    <style:style style:name="P48" style:family="paragraph" style:parent-style-name="Standard">
      <style:text-properties fo:language="en" fo:country="US" fo:font-weight="normal" officeooo:rsid="007f7848" officeooo:paragraph-rsid="0110c331" style:font-weight-asian="normal" style:font-weight-complex="normal"/>
    </style:style>
    <style:style style:name="P49" style:family="paragraph" style:parent-style-name="Standard">
      <style:text-properties fo:language="en" fo:country="US" fo:font-weight="normal" officeooo:rsid="007f7848" officeooo:paragraph-rsid="0117f4f2" style:font-weight-asian="normal" style:font-weight-complex="normal"/>
    </style:style>
    <style:style style:name="P50" style:family="paragraph" style:parent-style-name="Standard">
      <style:text-properties fo:language="en" fo:country="US" fo:font-weight="normal" officeooo:rsid="01127762" officeooo:paragraph-rsid="01127762" style:font-weight-asian="normal" style:font-weight-complex="normal"/>
    </style:style>
    <style:style style:name="P51" style:family="paragraph" style:parent-style-name="Standard">
      <style:text-properties fo:language="en" fo:country="US" fo:font-weight="normal" officeooo:rsid="0114b1b5" officeooo:paragraph-rsid="0114b1b5" style:font-weight-asian="normal" style:font-weight-complex="normal"/>
    </style:style>
    <style:style style:name="P52" style:family="paragraph" style:parent-style-name="Standard">
      <style:text-properties fo:language="en" fo:country="US" fo:font-weight="normal" officeooo:rsid="0115ee7d" officeooo:paragraph-rsid="0115ee7d" style:font-weight-asian="normal" style:font-weight-complex="normal"/>
    </style:style>
    <style:style style:name="P53" style:family="paragraph" style:parent-style-name="Standard">
      <style:text-properties fo:language="en" fo:country="US" fo:font-weight="normal" officeooo:rsid="01165c8b" officeooo:paragraph-rsid="01165c8b" style:font-weight-asian="normal" style:font-weight-complex="normal"/>
    </style:style>
    <style:style style:name="P5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language="en" fo:country="US" officeooo:rsid="002761ea" officeooo:paragraph-rsid="002761ea"/>
    </style:style>
    <style:style style:name="P5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language="en" fo:country="US" officeooo:rsid="002cebf5" officeooo:paragraph-rsid="002cebf5"/>
    </style:style>
    <style:style style:name="P5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language="en" fo:country="US" officeooo:rsid="002d94d1" officeooo:paragraph-rsid="002d94d1"/>
    </style:style>
    <style:style style:name="P5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language="en" fo:country="US" officeooo:rsid="0049c0e2" officeooo:paragraph-rsid="0049c0e2"/>
    </style:style>
    <style:style style:name="P5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language="en" fo:country="US" officeooo:rsid="0049c0e2" officeooo:paragraph-rsid="004b8411"/>
    </style:style>
    <style:style style:name="P5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language="en" fo:country="US" officeooo:rsid="002a6678" officeooo:paragraph-rsid="002c0de5"/>
    </style:style>
    <style:style style:name="P6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language="en" fo:country="US" officeooo:rsid="00f0dd57" officeooo:paragraph-rsid="00f0dd57"/>
    </style:style>
    <style:style style:name="P6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language="en" fo:country="US" officeooo:rsid="002c0de5" officeooo:paragraph-rsid="00f242e4"/>
    </style:style>
    <style:style style:name="P6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language="en" fo:country="US" officeooo:rsid="00f64c7b" officeooo:paragraph-rsid="00f64c7b"/>
    </style:style>
    <style:style style:name="P6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language="en" fo:country="US" officeooo:rsid="00f64c7b" officeooo:paragraph-rsid="00f6e846"/>
    </style:style>
    <style:style style:name="P6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language="en" fo:country="US" officeooo:rsid="00f64c7b" officeooo:paragraph-rsid="00fcb178"/>
    </style:style>
    <style:style style:name="P6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language="en" fo:country="US" officeooo:rsid="00f818a1" officeooo:paragraph-rsid="00f818a1"/>
    </style:style>
    <style:style style:name="P6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language="en" fo:country="US" officeooo:rsid="00f818a1" officeooo:paragraph-rsid="00fc714a"/>
    </style:style>
    <style:style style:name="P6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language="en" fo:country="US" officeooo:rsid="00fa834c" officeooo:paragraph-rsid="00fa834c"/>
    </style:style>
    <style:style style:name="P6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language="en" fo:country="US" officeooo:rsid="00fb3e6a" officeooo:paragraph-rsid="00fb3e6a"/>
    </style:style>
    <style:style style:name="P6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language="en" fo:country="US" officeooo:rsid="00fc714a" officeooo:paragraph-rsid="00fc714a"/>
    </style:style>
    <style:style style:name="P7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language="en" fo:country="US" officeooo:rsid="0100216d" officeooo:paragraph-rsid="0100216d"/>
    </style:style>
    <style:style style:name="P7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language="en" fo:country="US" officeooo:rsid="01002f6c" officeooo:paragraph-rsid="01002f6c"/>
    </style:style>
    <style:style style:name="P7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language="en" fo:country="US" officeooo:rsid="010555a5" officeooo:paragraph-rsid="010555a5"/>
    </style:style>
    <style:style style:name="P73" style:family="paragraph" style:parent-style-name="Standard" style:master-page-name="">
      <loext:graphic-properties draw:fill="none"/>
      <style:paragraph-properties fo:margin-left="0.5in" fo:margin-right="0in" fo:text-indent="-0.5in" style:auto-text-indent="false" style:page-number="auto" fo:background-color="transparent"/>
      <style:text-properties fo:language="en" fo:country="US" officeooo:rsid="010555a5" officeooo:paragraph-rsid="010555a5"/>
    </style:style>
    <style:style style:name="P7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language="en" fo:country="US" officeooo:rsid="0107fda3" officeooo:paragraph-rsid="0107fda3"/>
    </style:style>
    <style:style style:name="P7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language="en" fo:country="US" officeooo:rsid="0107fda3" officeooo:paragraph-rsid="01086604"/>
    </style:style>
    <style:style style:name="P7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language="en" fo:country="US" officeooo:rsid="01086604" officeooo:paragraph-rsid="01086604"/>
    </style:style>
    <style:style style:name="P77" style:family="paragraph" style:parent-style-name="Standard" style:master-page-name="">
      <loext:graphic-properties draw:fill="none"/>
      <style:paragraph-properties fo:margin-left="0.5in" fo:margin-right="0in" fo:text-indent="-0.5in" style:auto-text-indent="false" style:page-number="auto" fo:background-color="transparent"/>
      <style:text-properties fo:language="en" fo:country="US" officeooo:rsid="01086604" officeooo:paragraph-rsid="01086604"/>
    </style:style>
    <style:style style:name="P7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language="en" fo:country="US" officeooo:rsid="00f6e846" officeooo:paragraph-rsid="00f6e846"/>
    </style:style>
    <style:style style:name="P79" style:family="paragraph" style:parent-style-name="Standard">
      <style:text-properties officeooo:rsid="0039d2a4" officeooo:paragraph-rsid="0039d2a4"/>
    </style:style>
    <style:style style:name="P80" style:family="paragraph" style:parent-style-name="Standard">
      <style:text-properties officeooo:rsid="007bafdf" officeooo:paragraph-rsid="007bafdf"/>
    </style:style>
    <style:style style:name="P81" style:family="paragraph" style:parent-style-name="Standard">
      <style:text-properties fo:font-weight="bold" officeooo:rsid="0086bf69" officeooo:paragraph-rsid="0086bf69" style:font-weight-asian="bold" style:font-weight-complex="bold"/>
    </style:style>
    <style:style style:name="P82" style:family="paragraph" style:parent-style-name="Standard">
      <style:text-properties fo:font-weight="bold" officeooo:rsid="0059c39e" officeooo:paragraph-rsid="00751ae0" style:font-weight-asian="bold" style:font-weight-complex="bold"/>
    </style:style>
    <style:style style:name="P83" style:family="paragraph" style:parent-style-name="Standard">
      <style:text-properties fo:font-weight="bold" officeooo:rsid="0059c39e" officeooo:paragraph-rsid="0059c39e" style:font-weight-asian="bold" style:font-weight-complex="bold"/>
    </style:style>
    <style:style style:name="P84" style:family="paragraph" style:parent-style-name="Standard">
      <style:text-properties fo:font-weight="bold" officeooo:rsid="00751ae0" officeooo:paragraph-rsid="00751ae0" style:font-weight-asian="bold" style:font-weight-complex="bold"/>
    </style:style>
    <style:style style:name="P85" style:family="paragraph" style:parent-style-name="Standard">
      <style:text-properties fo:font-weight="bold" officeooo:rsid="007690a6" officeooo:paragraph-rsid="007690a6" style:font-weight-asian="bold" style:font-weight-complex="bold"/>
    </style:style>
    <style:style style:name="P86" style:family="paragraph" style:parent-style-name="Standard">
      <style:text-properties fo:font-weight="bold" officeooo:rsid="001711c0" officeooo:paragraph-rsid="001711c0" style:font-weight-asian="bold" style:font-weight-complex="bold"/>
    </style:style>
    <style:style style:name="P8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bold" officeooo:rsid="0030483b" officeooo:paragraph-rsid="0030483b" style:font-weight-asian="bold" style:font-weight-complex="bold"/>
    </style:style>
    <style:style style:name="P8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bold" officeooo:rsid="002f706c" officeooo:paragraph-rsid="002f706c" style:font-weight-asian="bold" style:font-weight-complex="bold"/>
    </style:style>
    <style:style style:name="P89" style:family="paragraph" style:parent-style-name="Text_20_body">
      <style:text-properties fo:font-weight="bold" officeooo:rsid="00cf0727" officeooo:paragraph-rsid="00cf0727" style:font-weight-asian="bold" style:font-weight-complex="bold"/>
    </style:style>
    <style:style style:name="P90" style:family="paragraph" style:parent-style-name="Text_20_body">
      <style:text-properties fo:font-weight="bold" officeooo:rsid="00dd1253" officeooo:paragraph-rsid="00dd1253" style:font-weight-asian="bold" style:font-weight-complex="bold"/>
    </style:style>
    <style:style style:name="P91" style:family="paragraph" style:parent-style-name="Normal">
      <style:text-properties fo:font-weight="bold" officeooo:rsid="00e50581" officeooo:paragraph-rsid="00e50581" style:font-weight-asian="bold" style:font-weight-complex="bold"/>
    </style:style>
    <style:style style:name="P92" style:family="paragraph" style:parent-style-name="Standard">
      <style:text-properties officeooo:rsid="0086bf69" officeooo:paragraph-rsid="0086bf69"/>
    </style:style>
    <style:style style:name="P93" style:family="paragraph" style:parent-style-name="Standard">
      <style:text-properties fo:font-weight="normal" officeooo:rsid="0062f7f3" officeooo:paragraph-rsid="0062f7f3" style:font-weight-asian="normal" style:font-weight-complex="normal"/>
    </style:style>
    <style:style style:name="P94" style:family="paragraph" style:parent-style-name="Standard">
      <style:text-properties fo:font-weight="normal" officeooo:rsid="005bae67" officeooo:paragraph-rsid="005bae67" style:font-weight-asian="normal" style:font-weight-complex="normal"/>
    </style:style>
    <style:style style:name="P95" style:family="paragraph" style:parent-style-name="Standard">
      <style:text-properties fo:font-weight="normal" officeooo:rsid="005da59f" officeooo:paragraph-rsid="005da59f" style:font-weight-asian="normal" style:font-weight-complex="normal"/>
    </style:style>
    <style:style style:name="P96" style:family="paragraph" style:parent-style-name="Standard">
      <style:text-properties fo:font-weight="normal" officeooo:rsid="006129e0" officeooo:paragraph-rsid="006129e0" style:font-weight-asian="normal" style:font-weight-complex="normal"/>
    </style:style>
    <style:style style:name="P97" style:family="paragraph" style:parent-style-name="Standard">
      <style:text-properties fo:font-weight="normal" officeooo:rsid="0065cefe" officeooo:paragraph-rsid="0065cefe" style:font-weight-asian="normal" style:font-weight-complex="normal"/>
    </style:style>
    <style:style style:name="P98" style:family="paragraph" style:parent-style-name="Standard">
      <style:text-properties fo:font-weight="normal" officeooo:rsid="0089c5bb" officeooo:paragraph-rsid="0089c5bb" style:font-weight-asian="normal" style:font-weight-complex="normal"/>
    </style:style>
    <style:style style:name="P99" style:family="paragraph" style:parent-style-name="Standard">
      <style:text-properties fo:font-weight="normal" officeooo:rsid="007166cd" officeooo:paragraph-rsid="007166cd" style:font-weight-asian="normal" style:font-weight-complex="normal"/>
    </style:style>
    <style:style style:name="P100" style:family="paragraph" style:parent-style-name="Standard">
      <style:text-properties fo:font-weight="normal" officeooo:rsid="00694826" officeooo:paragraph-rsid="00694826" style:font-weight-asian="normal" style:font-weight-complex="normal"/>
    </style:style>
    <style:style style:name="P101" style:family="paragraph" style:parent-style-name="Standard">
      <style:text-properties fo:font-weight="normal" officeooo:rsid="006aba64" officeooo:paragraph-rsid="006aba64" style:font-weight-asian="normal" style:font-weight-complex="normal"/>
    </style:style>
    <style:style style:name="P102" style:family="paragraph" style:parent-style-name="Standard">
      <style:text-properties fo:font-weight="normal" officeooo:rsid="006eb303" officeooo:paragraph-rsid="00751ae0" style:font-weight-asian="normal" style:font-weight-complex="normal"/>
    </style:style>
    <style:style style:name="P103" style:family="paragraph" style:parent-style-name="Standard">
      <style:text-properties fo:font-weight="normal" officeooo:rsid="006eb303" officeooo:paragraph-rsid="006eb303" style:font-weight-asian="normal" style:font-weight-complex="normal"/>
    </style:style>
    <style:style style:name="P104" style:family="paragraph" style:parent-style-name="Standard">
      <style:text-properties fo:font-weight="normal" officeooo:rsid="00751ae0" officeooo:paragraph-rsid="00751ae0" style:font-weight-asian="normal" style:font-weight-complex="normal"/>
    </style:style>
    <style:style style:name="P105" style:family="paragraph" style:parent-style-name="Standard">
      <style:text-properties fo:font-weight="normal" officeooo:rsid="007690a6" officeooo:paragraph-rsid="007690a6" style:font-weight-asian="normal" style:font-weight-complex="normal"/>
    </style:style>
    <style:style style:name="P106" style:family="paragraph" style:parent-style-name="Standard">
      <style:text-properties fo:font-weight="normal" officeooo:rsid="0078df66" officeooo:paragraph-rsid="0078df66" style:font-weight-asian="normal" style:font-weight-complex="normal"/>
    </style:style>
    <style:style style:name="P107" style:family="paragraph" style:parent-style-name="Standard">
      <style:text-properties fo:font-weight="normal" officeooo:rsid="00739b19" officeooo:paragraph-rsid="007690a6" style:font-weight-asian="normal" style:font-weight-complex="normal"/>
    </style:style>
    <style:style style:name="P108" style:family="paragraph" style:parent-style-name="Standard">
      <style:text-properties fo:font-weight="normal" officeooo:rsid="007bc34d" officeooo:paragraph-rsid="007bc34d" style:font-weight-asian="normal" style:font-weight-complex="normal"/>
    </style:style>
    <style:style style:name="P109" style:family="paragraph" style:parent-style-name="Standard">
      <style:text-properties fo:font-weight="normal" officeooo:rsid="007bc34d" officeooo:paragraph-rsid="008e8704" style:font-weight-asian="normal" style:font-weight-complex="normal"/>
    </style:style>
    <style:style style:name="P110" style:family="paragraph" style:parent-style-name="Standard" style:master-page-name="">
      <loext:graphic-properties draw:fill="none"/>
      <style:paragraph-properties fo:margin-left="0in" fo:margin-right="0in" fo:text-indent="0.5in" style:auto-text-indent="false" style:page-number="auto" fo:background-color="transparent"/>
      <style:text-properties fo:font-weight="normal" officeooo:rsid="008e8704" officeooo:paragraph-rsid="008e8704" style:font-weight-asian="normal" style:font-weight-complex="normal"/>
    </style:style>
    <style:style style:name="P11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rsid="008e9390" officeooo:paragraph-rsid="008e9390" style:font-weight-asian="normal" style:font-weight-complex="normal"/>
    </style:style>
    <style:style style:name="P112" style:family="paragraph" style:parent-style-name="Standard">
      <style:text-properties fo:font-weight="normal" officeooo:rsid="007dd5b3" officeooo:paragraph-rsid="007dd5b3" style:font-weight-asian="normal" style:font-weight-complex="normal"/>
    </style:style>
    <style:style style:name="P113" style:family="paragraph" style:parent-style-name="Text_20_body">
      <style:paragraph-properties fo:margin-top="0in" fo:margin-bottom="0.0181in" style:contextual-spacing="false" fo:line-height="100%"/>
      <style:text-properties fo:font-weight="normal" officeooo:rsid="007dd5b3" officeooo:paragraph-rsid="00a7619f" style:font-weight-asian="normal" style:font-weight-complex="normal"/>
    </style:style>
    <style:style style:name="P114" style:family="paragraph" style:parent-style-name="Standard">
      <style:text-properties fo:font-weight="normal" officeooo:rsid="007f9b4a" officeooo:paragraph-rsid="00a6f86e" style:font-weight-asian="normal" style:font-weight-complex="normal"/>
    </style:style>
    <style:style style:name="P115" style:family="paragraph" style:parent-style-name="Text_20_body">
      <style:paragraph-properties fo:margin-top="0in" fo:margin-bottom="0.0181in" style:contextual-spacing="false" fo:line-height="100%"/>
      <style:text-properties fo:font-weight="normal" officeooo:rsid="00a80604" officeooo:paragraph-rsid="00a80604" style:font-weight-asian="normal" style:font-weight-complex="normal"/>
    </style:style>
    <style:style style:name="P11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rsid="003c0b8f" officeooo:paragraph-rsid="003c0b8f" style:font-weight-asian="normal" style:font-weight-complex="normal"/>
    </style:style>
    <style:style style:name="P11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rsid="00419da1" officeooo:paragraph-rsid="00419da1" style:font-weight-asian="normal" style:font-weight-complex="normal"/>
    </style:style>
    <style:style style:name="P118" style:family="paragraph" style:parent-style-name="Standard" style:master-page-name="">
      <loext:graphic-properties draw:fill="none"/>
      <style:paragraph-properties fo:margin-left="0.5in" fo:margin-right="0in" fo:text-indent="-0.5in" style:auto-text-indent="false" style:page-number="auto" fo:background-color="transparent"/>
      <style:text-properties fo:font-weight="normal" officeooo:rsid="00438d19" officeooo:paragraph-rsid="00438d19" style:font-weight-asian="normal" style:font-weight-complex="normal"/>
    </style:style>
    <style:style style:name="P11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rsid="00387cca" officeooo:paragraph-rsid="00387cca" style:font-weight-asian="normal" style:font-weight-complex="normal"/>
    </style:style>
    <style:style style:name="P12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rsid="003ceb76" officeooo:paragraph-rsid="003ceb76" style:font-weight-asian="normal" style:font-weight-complex="normal"/>
    </style:style>
    <style:style style:name="P12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rsid="003f1799" officeooo:paragraph-rsid="003f1799" style:font-weight-asian="normal" style:font-weight-complex="normal"/>
    </style:style>
    <style:style style:name="P12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rsid="0030483b" officeooo:paragraph-rsid="003f1799" style:font-weight-asian="normal" style:font-weight-complex="normal"/>
    </style:style>
    <style:style style:name="P12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rsid="0030483b" officeooo:paragraph-rsid="0030483b" style:font-weight-asian="normal" style:font-weight-complex="normal"/>
    </style:style>
    <style:style style:name="P12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rsid="0030483b" officeooo:paragraph-rsid="00353d6c" style:font-weight-asian="normal" style:font-weight-complex="normal"/>
    </style:style>
    <style:style style:name="P12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rsid="003e18ee" officeooo:paragraph-rsid="003e18ee" style:font-weight-asian="normal" style:font-weight-complex="normal"/>
    </style:style>
    <style:style style:name="P12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rsid="00332aee" officeooo:paragraph-rsid="0036a647" style:font-weight-asian="normal" style:font-weight-complex="normal"/>
    </style:style>
    <style:style style:name="P12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rsid="00332aee" officeooo:paragraph-rsid="00332aee" style:font-weight-asian="normal" style:font-weight-complex="normal"/>
    </style:style>
    <style:style style:name="P12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rsid="0031e53e" officeooo:paragraph-rsid="0031e53e" style:font-weight-asian="normal" style:font-weight-complex="normal"/>
    </style:style>
    <style:style style:name="P12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rsid="00458cd3" officeooo:paragraph-rsid="00458cd3" style:font-weight-asian="normal" style:font-weight-complex="normal"/>
    </style:style>
    <style:style style:name="P13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rsid="00460a38" officeooo:paragraph-rsid="00460a38" style:font-weight-asian="normal" style:font-weight-complex="normal"/>
    </style:style>
    <style:style style:name="P13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rsid="00353d6c" officeooo:paragraph-rsid="00353d6c" style:font-weight-asian="normal" style:font-weight-complex="normal"/>
    </style:style>
    <style:style style:name="P13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rsid="00467821" officeooo:paragraph-rsid="00467821" style:font-weight-asian="normal" style:font-weight-complex="normal"/>
    </style:style>
    <style:style style:name="P13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rsid="004988e2" officeooo:paragraph-rsid="004988e2" style:font-weight-asian="normal" style:font-weight-complex="normal"/>
    </style:style>
    <style:style style:name="P13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rsid="006cb3fe" officeooo:paragraph-rsid="006cb3fe" style:font-weight-asian="normal" style:font-weight-complex="normal"/>
    </style:style>
    <style:style style:name="P135" style:family="paragraph" style:parent-style-name="Text_20_body">
      <style:text-properties fo:font-weight="normal" officeooo:rsid="00cf0727" officeooo:paragraph-rsid="00cf0727" style:font-weight-asian="normal" style:font-weight-complex="normal"/>
    </style:style>
    <style:style style:name="P136" style:family="paragraph" style:parent-style-name="Standard">
      <style:text-properties fo:font-weight="normal" officeooo:rsid="010cda74" officeooo:paragraph-rsid="01124e30" style:font-weight-asian="normal" style:font-weight-complex="normal"/>
    </style:style>
    <style:style style:name="P137" style:family="paragraph" style:parent-style-name="Standard">
      <style:text-properties fo:font-weight="normal" officeooo:rsid="007f7848" officeooo:paragraph-rsid="0110c331" style:font-weight-asian="normal" style:font-weight-complex="normal"/>
    </style:style>
    <style:style style:name="P138" style:family="paragraph" style:parent-style-name="Text_20_body">
      <style:paragraph-properties fo:margin-top="0in" fo:margin-bottom="0.0181in" style:contextual-spacing="false" fo:line-height="100%"/>
      <style:text-properties style:use-window-font-color="true" loext:opacity="0%" fo:language="en" fo:country="US" officeooo:rsid="00a6f86e" officeooo:paragraph-rsid="00a77713"/>
    </style:style>
    <style:style style:name="P139" style:family="paragraph" style:parent-style-name="Text_20_body">
      <style:paragraph-properties fo:margin-top="0in" fo:margin-bottom="0.0181in" style:contextual-spacing="false" fo:line-height="100%"/>
      <style:text-properties style:use-window-font-color="true" loext:opacity="0%" fo:language="en" fo:country="US" officeooo:rsid="00b3380c" officeooo:paragraph-rsid="00b3380c"/>
    </style:style>
    <style:style style:name="P140" style:family="paragraph" style:parent-style-name="Text_20_body">
      <style:paragraph-properties fo:margin-top="0in" fo:margin-bottom="0.0181in" style:contextual-spacing="false" fo:line-height="100%"/>
      <style:text-properties style:use-window-font-color="true" loext:opacity="0%" fo:language="en" fo:country="US" officeooo:rsid="00b739ec" officeooo:paragraph-rsid="00b739ec"/>
    </style:style>
    <style:style style:name="P141" style:family="paragraph" style:parent-style-name="Text_20_body">
      <style:paragraph-properties fo:margin-top="0in" fo:margin-bottom="0.0181in" style:contextual-spacing="false" fo:line-height="100%"/>
      <style:text-properties style:use-window-font-color="true" loext:opacity="0%" fo:language="en" fo:country="US" officeooo:rsid="00aa0232" officeooo:paragraph-rsid="00abcafb"/>
    </style:style>
    <style:style style:name="P142" style:family="paragraph" style:parent-style-name="Text_20_body">
      <style:paragraph-properties fo:margin-top="0in" fo:margin-bottom="0.0181in" style:contextual-spacing="false" fo:line-height="100%"/>
      <style:text-properties style:use-window-font-color="true" loext:opacity="0%" fo:language="en" fo:country="US" officeooo:rsid="00ae2817" officeooo:paragraph-rsid="00ae2817"/>
    </style:style>
    <style:style style:name="P143" style:family="paragraph" style:parent-style-name="Text_20_body">
      <style:paragraph-properties fo:margin-top="0in" fo:margin-bottom="0in" style:contextual-spacing="false" fo:line-height="100%"/>
      <style:text-properties style:use-window-font-color="true" loext:opacity="0%" fo:language="en" fo:country="US" officeooo:rsid="00a7619f" officeooo:paragraph-rsid="00a7619f"/>
    </style:style>
    <style:style style:name="P144" style:family="paragraph" style:parent-style-name="Text_20_body">
      <style:paragraph-properties fo:margin-top="0in" fo:margin-bottom="0.0181in" style:contextual-spacing="false" fo:line-height="100%"/>
      <style:text-properties style:use-window-font-color="true" loext:opacity="0%" fo:language="en" fo:country="US" officeooo:rsid="00a77713" officeooo:paragraph-rsid="00a77713"/>
    </style:style>
    <style:style style:name="P145" style:family="paragraph" style:parent-style-name="Text_20_body">
      <style:paragraph-properties fo:margin-top="0in" fo:margin-bottom="0.0181in" style:contextual-spacing="false" fo:line-height="100%"/>
      <style:text-properties style:use-window-font-color="true" loext:opacity="0%" fo:language="en" fo:country="US" officeooo:rsid="00a80604" officeooo:paragraph-rsid="00a80604"/>
    </style:style>
    <style:style style:name="P146" style:family="paragraph" style:parent-style-name="Text_20_body">
      <style:paragraph-properties fo:margin-top="0in" fo:margin-bottom="0.0181in" style:contextual-spacing="false" fo:line-height="100%"/>
      <style:text-properties style:use-window-font-color="true" loext:opacity="0%" fo:language="en" fo:country="US" fo:font-weight="normal" officeooo:rsid="00b51a4e" officeooo:paragraph-rsid="00b51a4e" style:font-weight-asian="normal" style:font-weight-complex="normal"/>
    </style:style>
    <style:style style:name="P14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use-window-font-color="true" loext:opacity="0%" fo:language="en" fo:country="US" fo:font-weight="normal" officeooo:rsid="0055b12f" officeooo:paragraph-rsid="0055b12f" style:font-weight-asian="normal" style:font-weight-complex="normal"/>
    </style:style>
    <style:style style:name="P148" style:family="paragraph" style:parent-style-name="Standard">
      <style:text-properties style:use-window-font-color="true" loext:opacity="0%" fo:language="en" fo:country="US" fo:font-weight="normal" officeooo:rsid="010fa6d8" officeooo:paragraph-rsid="010fa6d8" style:font-weight-asian="normal" style:font-weight-complex="normal"/>
    </style:style>
    <style:style style:name="P149" style:family="paragraph" style:parent-style-name="Standard" style:master-page-name="">
      <loext:graphic-properties draw:fill="none"/>
      <style:paragraph-properties fo:margin-left="0.5in" fo:margin-right="0in" fo:text-indent="-0.5in" style:auto-text-indent="false" style:page-number="auto" fo:background-color="transparent"/>
      <style:text-properties style:use-window-font-color="true" loext:opacity="0%" fo:language="en" fo:country="US" officeooo:rsid="00f64c7b" officeooo:paragraph-rsid="0100216d"/>
    </style:style>
    <style:style style:name="P150" style:family="paragraph" style:parent-style-name="Standard">
      <style:text-properties style:use-window-font-color="true" loext:opacity="0%" fo:font-weight="normal" officeooo:rsid="0079a805" officeooo:paragraph-rsid="0079a805" style:font-weight-asian="normal" style:font-weight-complex="normal"/>
    </style:style>
    <style:style style:name="P151" style:family="paragraph" style:parent-style-name="Standard">
      <style:text-properties style:use-window-font-color="true" loext:opacity="0%" fo:font-weight="normal" officeooo:rsid="0079a805" officeooo:paragraph-rsid="00cb5916" style:font-weight-asian="normal" style:font-weight-complex="normal"/>
    </style:style>
    <style:style style:name="P152" style:family="paragraph" style:parent-style-name="Standard">
      <style:text-properties style:use-window-font-color="true" loext:opacity="0%" fo:font-weight="normal" officeooo:rsid="00b8d641" officeooo:paragraph-rsid="00b8d641" style:font-weight-asian="normal" style:font-weight-complex="normal"/>
    </style:style>
    <style:style style:name="P153" style:family="paragraph" style:parent-style-name="Standard">
      <style:text-properties style:use-window-font-color="true" loext:opacity="0%" fo:font-weight="normal" officeooo:rsid="00b8d641" officeooo:paragraph-rsid="00b9469d" style:font-weight-asian="normal" style:font-weight-complex="normal"/>
    </style:style>
    <style:style style:name="P154" style:family="paragraph" style:parent-style-name="Standard">
      <style:text-properties style:use-window-font-color="true" loext:opacity="0%" fo:font-weight="normal" officeooo:rsid="00b8d641" officeooo:paragraph-rsid="00b99c32" style:font-weight-asian="normal" style:font-weight-complex="normal"/>
    </style:style>
    <style:style style:name="P155" style:family="paragraph" style:parent-style-name="Standard">
      <style:text-properties style:use-window-font-color="true" loext:opacity="0%" fo:font-weight="normal" officeooo:rsid="00b9469d" officeooo:paragraph-rsid="00b9469d" style:font-weight-asian="normal" style:font-weight-complex="normal"/>
    </style:style>
    <style:style style:name="P156" style:family="paragraph" style:parent-style-name="Standard">
      <style:text-properties style:use-window-font-color="true" loext:opacity="0%" fo:font-weight="normal" officeooo:rsid="00b9469d" officeooo:paragraph-rsid="00b99c32" style:font-weight-asian="normal" style:font-weight-complex="normal"/>
    </style:style>
    <style:style style:name="P157" style:family="paragraph" style:parent-style-name="Standard">
      <style:text-properties style:use-window-font-color="true" loext:opacity="0%" fo:font-weight="normal" officeooo:rsid="00beb778" officeooo:paragraph-rsid="00beb778" style:font-weight-asian="normal" style:font-weight-complex="normal"/>
    </style:style>
    <style:style style:name="P158" style:family="paragraph" style:parent-style-name="Standard">
      <style:text-properties style:use-window-font-color="true" loext:opacity="0%" fo:font-weight="normal" officeooo:rsid="00c0516d" officeooo:paragraph-rsid="00c0516d" style:font-weight-asian="normal" style:font-weight-complex="normal"/>
    </style:style>
    <style:style style:name="P159" style:family="paragraph" style:parent-style-name="Standard">
      <style:text-properties style:use-window-font-color="true" loext:opacity="0%" fo:font-weight="normal" officeooo:rsid="00c33500" officeooo:paragraph-rsid="00c33500" style:font-weight-asian="normal" style:font-weight-complex="normal"/>
    </style:style>
    <style:style style:name="P160" style:family="paragraph" style:parent-style-name="Standard">
      <style:text-properties style:use-window-font-color="true" loext:opacity="0%" fo:font-weight="normal" officeooo:rsid="00c56e5b" officeooo:paragraph-rsid="00c56e5b" style:font-weight-asian="normal" style:font-weight-complex="normal"/>
    </style:style>
    <style:style style:name="P161" style:family="paragraph" style:parent-style-name="Standard">
      <style:text-properties style:use-window-font-color="true" loext:opacity="0%" fo:font-weight="normal" officeooo:rsid="00c6e1c3" officeooo:paragraph-rsid="00c6e1c3" style:font-weight-asian="normal" style:font-weight-complex="normal"/>
    </style:style>
    <style:style style:name="P162" style:family="paragraph" style:parent-style-name="Standard">
      <style:text-properties style:use-window-font-color="true" loext:opacity="0%" fo:font-weight="normal" officeooo:rsid="00c8c4fc" officeooo:paragraph-rsid="00c8c4fc" style:font-weight-asian="normal" style:font-weight-complex="normal"/>
    </style:style>
    <style:style style:name="P163" style:family="paragraph" style:parent-style-name="Standard">
      <style:text-properties style:use-window-font-color="true" loext:opacity="0%" fo:font-weight="normal" officeooo:rsid="00d859b1" officeooo:paragraph-rsid="00d859b1" style:font-weight-asian="normal" style:font-weight-complex="normal"/>
    </style:style>
    <style:style style:name="P164" style:family="paragraph" style:parent-style-name="Standard">
      <style:text-properties style:use-window-font-color="true" loext:opacity="0%" fo:font-weight="normal" officeooo:rsid="00da9dd4" officeooo:paragraph-rsid="00da9dd4" style:font-weight-asian="normal" style:font-weight-complex="normal"/>
    </style:style>
    <style:style style:name="P165" style:family="paragraph" style:parent-style-name="Standard">
      <style:text-properties style:use-window-font-color="true" loext:opacity="0%" fo:font-weight="bold" officeooo:rsid="00c33500" officeooo:paragraph-rsid="00c33500" style:font-weight-asian="bold" style:font-weight-complex="bold"/>
    </style:style>
    <style:style style:name="P166" style:family="paragraph" style:parent-style-name="Text_20_body">
      <style:paragraph-properties fo:margin-top="0in" fo:margin-bottom="0.0181in" style:contextual-spacing="false" fo:line-height="100%"/>
      <style:text-properties officeooo:rsid="00aa0232" officeooo:paragraph-rsid="00abcafb"/>
    </style:style>
    <style:style style:name="P167" style:family="paragraph" style:parent-style-name="Text_20_body">
      <style:paragraph-properties fo:margin-top="0in" fo:margin-bottom="0.0181in" style:contextual-spacing="false" fo:line-height="100%"/>
      <style:text-properties officeooo:rsid="00a8aa53" officeooo:paragraph-rsid="00abcafb"/>
    </style:style>
    <style:style style:name="P168" style:family="paragraph" style:parent-style-name="Text_20_body">
      <style:paragraph-properties fo:margin-top="0in" fo:margin-bottom="0.0181in" style:contextual-spacing="false" fo:line-height="100%"/>
      <style:text-properties officeooo:rsid="00ae2817" officeooo:paragraph-rsid="00ae2817"/>
    </style:style>
    <style:style style:name="P169" style:family="paragraph" style:parent-style-name="Text_20_body">
      <style:paragraph-properties fo:margin-top="0in" fo:margin-bottom="0.0181in" style:contextual-spacing="false" fo:line-height="100%"/>
      <style:text-properties officeooo:rsid="00a6f86e" officeooo:paragraph-rsid="00a77713"/>
    </style:style>
    <style:style style:name="P170" style:family="paragraph" style:parent-style-name="Text_20_body">
      <style:paragraph-properties fo:margin-top="0in" fo:margin-bottom="0in" style:contextual-spacing="false" fo:line-height="100%"/>
      <style:text-properties officeooo:rsid="00a6f86e" officeooo:paragraph-rsid="00a7619f"/>
    </style:style>
    <style:style style:name="P171" style:family="paragraph" style:parent-style-name="Text_20_body">
      <style:paragraph-properties fo:margin-top="0in" fo:margin-bottom="0.0181in" style:contextual-spacing="false" fo:line-height="100%"/>
      <style:text-properties officeooo:rsid="00a7619f" officeooo:paragraph-rsid="00a7619f"/>
    </style:style>
    <style:style style:name="P172" style:family="paragraph" style:parent-style-name="Text_20_body">
      <style:paragraph-properties fo:margin-top="0in" fo:margin-bottom="0.0181in" style:contextual-spacing="false" fo:line-height="100%"/>
      <style:text-properties officeooo:rsid="00a77713" officeooo:paragraph-rsid="00a77713"/>
    </style:style>
    <style:style style:name="P173" style:family="paragraph" style:parent-style-name="Text_20_body">
      <style:paragraph-properties fo:margin-top="0in" fo:margin-bottom="0.0181in" style:contextual-spacing="false" fo:line-height="100%"/>
      <style:text-properties officeooo:rsid="00a80604" officeooo:paragraph-rsid="00a80604"/>
    </style:style>
    <style:style style:name="P174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officeooo:rsid="001711c0" officeooo:paragraph-rsid="0017c9af"/>
    </style:style>
    <style:style style:name="P17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1711c0" officeooo:paragraph-rsid="0017c9af"/>
    </style:style>
    <style:style style:name="P17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18b798" officeooo:paragraph-rsid="0018b798"/>
    </style:style>
    <style:style style:name="P17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1928a6" officeooo:paragraph-rsid="001928a6"/>
    </style:style>
    <style:style style:name="P17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1ed351" officeooo:paragraph-rsid="001ed351"/>
    </style:style>
    <style:style style:name="P17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1ed351" officeooo:paragraph-rsid="00235c7e"/>
    </style:style>
    <style:style style:name="P18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2580c5" officeooo:paragraph-rsid="002580c5"/>
    </style:style>
    <style:style style:name="P18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19b580" officeooo:paragraph-rsid="0019b580"/>
    </style:style>
    <style:style style:name="P18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20631f" officeooo:paragraph-rsid="0020631f"/>
    </style:style>
    <style:style style:name="P18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224a2c" officeooo:paragraph-rsid="00224a2c"/>
    </style:style>
    <style:style style:name="P18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26678d" officeooo:paragraph-rsid="0026678d"/>
    </style:style>
    <style:style style:name="P18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67967e" officeooo:paragraph-rsid="0067967e"/>
    </style:style>
    <style:style style:name="P18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2f706c" officeooo:paragraph-rsid="002f706c"/>
    </style:style>
    <style:style style:name="P18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2fd7d2" officeooo:paragraph-rsid="002fd7d2"/>
    </style:style>
    <style:style style:name="P188" style:family="paragraph" style:parent-style-name="Normal">
      <style:text-properties officeooo:paragraph-rsid="0085c781"/>
    </style:style>
    <style:style style:name="P189" style:family="paragraph" style:parent-style-name="Normal">
      <style:text-properties officeooo:paragraph-rsid="0085c781" style:font-name-asian="Calibri" style:font-name-complex="Calibri"/>
    </style:style>
    <style:style style:name="P190" style:family="paragraph" style:parent-style-name="Normal">
      <style:text-properties officeooo:paragraph-rsid="00904435"/>
    </style:style>
    <style:style style:name="P191" style:family="paragraph" style:parent-style-name="Normal">
      <style:text-properties officeooo:paragraph-rsid="00913dd0"/>
    </style:style>
    <style:style style:name="P192" style:family="paragraph" style:parent-style-name="Normal">
      <style:text-properties officeooo:paragraph-rsid="0093ef6f"/>
    </style:style>
    <style:style style:name="P193" style:family="paragraph" style:parent-style-name="Normal">
      <style:text-properties officeooo:paragraph-rsid="00920c38"/>
    </style:style>
    <style:style style:name="P194" style:family="paragraph" style:parent-style-name="Normal" style:master-page-name="">
      <loext:graphic-properties draw:fill="none"/>
      <style:paragraph-properties fo:margin-left="0.5in" fo:margin-right="0in" fo:hyphenation-ladder-count="no-limit" fo:text-indent="-0.5in" style:auto-text-indent="false" style:page-number="auto" fo:background-color="transparent"/>
      <style:text-properties officeooo:paragraph-rsid="0093ef6f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95" style:family="paragraph" style:parent-style-name="Normal" style:master-page-name="">
      <loext:graphic-properties draw:fill="none"/>
      <style:paragraph-properties fo:margin-left="0.5in" fo:margin-right="0in" fo:hyphenation-ladder-count="no-limit" fo:text-indent="0in" style:auto-text-indent="false" style:page-number="auto" fo:background-color="transparent"/>
      <style:text-properties officeooo:paragraph-rsid="0093ef6f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96" style:family="paragraph" style:parent-style-name="Normal">
      <loext:graphic-properties draw:fill="none"/>
      <style:paragraph-properties fo:margin-left="0.5in" fo:margin-right="0in" fo:hyphenation-ladder-count="no-limit" fo:text-indent="-0.5in" style:auto-text-indent="false" fo:background-color="transparent"/>
      <style:text-properties officeooo:paragraph-rsid="00920c38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97" style:family="paragraph" style:parent-style-name="Normal">
      <loext:graphic-properties draw:fill="none"/>
      <style:paragraph-properties fo:margin-left="0.5in" fo:margin-right="0in" fo:hyphenation-ladder-count="no-limit" fo:text-indent="-0.5in" style:auto-text-indent="false" fo:background-color="transparent"/>
      <style:text-properties officeooo:paragraph-rsid="00a60a2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98" style:family="paragraph" style:parent-style-name="Normal" style:master-page-name="">
      <loext:graphic-properties draw:fill="none"/>
      <style:paragraph-properties fo:margin-left="0.5in" fo:margin-right="0in" fo:hyphenation-ladder-count="no-limit" fo:text-indent="-0.5in" style:auto-text-indent="false" style:page-number="auto" fo:background-color="transparent"/>
      <style:text-properties officeooo:paragraph-rsid="00a60a2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99" style:family="paragraph" style:parent-style-name="Normal">
      <loext:graphic-properties draw:fill="none"/>
      <style:paragraph-properties fo:margin-left="0.5in" fo:margin-right="0in" fo:hyphenation-ladder-count="no-limit" fo:text-indent="-0.5in" style:auto-text-indent="false" fo:background-color="transparent"/>
      <style:text-properties officeooo:paragraph-rsid="00a69044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00" style:family="paragraph" style:parent-style-name="Normal">
      <loext:graphic-properties draw:fill="none"/>
      <style:paragraph-properties fo:margin-left="0.5in" fo:margin-right="0in" fo:hyphenation-ladder-count="no-limit" fo:text-indent="-0.5in" style:auto-text-indent="false" fo:background-color="transparent"/>
      <style:text-properties officeooo:paragraph-rsid="00a658f2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01" style:family="paragraph" style:parent-style-name="Normal" style:master-page-name="">
      <loext:graphic-properties draw:fill="none"/>
      <style:paragraph-properties fo:margin-left="0.5in" fo:margin-right="0in" fo:hyphenation-ladder-count="no-limit" fo:text-indent="0in" style:auto-text-indent="false" style:page-number="auto" fo:background-color="transparent"/>
      <style:text-properties officeooo:paragraph-rsid="0094f5a5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02" style:family="paragraph" style:parent-style-name="Normal">
      <loext:graphic-properties draw:fill="none"/>
      <style:paragraph-properties fo:margin-left="0.5in" fo:margin-right="0in" fo:hyphenation-ladder-count="no-limit" fo:text-indent="0in" style:auto-text-indent="false" fo:background-color="transparent"/>
      <style:text-properties officeooo:paragraph-rsid="0098616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03" style:family="paragraph" style:parent-style-name="Normal">
      <loext:graphic-properties draw:fill="none"/>
      <style:paragraph-properties fo:margin-left="0.5in" fo:margin-right="0in" fo:hyphenation-ladder-count="no-limit" fo:text-indent="0in" style:auto-text-indent="false" fo:background-color="transparent"/>
      <style:text-properties officeooo:paragraph-rsid="009a5be8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04" style:family="paragraph" style:parent-style-name="Normal">
      <style:text-properties officeooo:paragraph-rsid="0094f5a5"/>
    </style:style>
    <style:style style:name="P205" style:family="paragraph" style:parent-style-name="Normal">
      <style:text-properties officeooo:paragraph-rsid="0098616e"/>
    </style:style>
    <style:style style:name="P206" style:family="paragraph" style:parent-style-name="Normal">
      <style:text-properties officeooo:paragraph-rsid="00a53abc"/>
    </style:style>
    <style:style style:name="P207" style:family="paragraph" style:parent-style-name="Normal">
      <style:text-properties officeooo:paragraph-rsid="00a2b382"/>
    </style:style>
    <style:style style:name="P208" style:family="paragraph" style:parent-style-name="Text_20_body">
      <style:text-properties officeooo:rsid="00cf0727" officeooo:paragraph-rsid="00cf0727"/>
    </style:style>
    <style:style style:name="P209" style:family="paragraph" style:parent-style-name="Text_20_body">
      <style:text-properties officeooo:rsid="00cfe310" officeooo:paragraph-rsid="00cfe310"/>
    </style:style>
    <style:style style:name="P210" style:family="paragraph" style:parent-style-name="Text_20_body">
      <style:text-properties officeooo:paragraph-rsid="00d1ce24"/>
    </style:style>
    <style:style style:name="P211" style:family="paragraph" style:parent-style-name="Text_20_body">
      <style:text-properties officeooo:paragraph-rsid="00d3cb75"/>
    </style:style>
    <style:style style:name="P212" style:family="paragraph" style:parent-style-name="Text_20_body">
      <style:text-properties officeooo:paragraph-rsid="00da9dd4"/>
    </style:style>
    <style:style style:name="P213" style:family="paragraph" style:parent-style-name="Text_20_body">
      <style:text-properties officeooo:rsid="000cc3c6" officeooo:paragraph-rsid="00d3cb75"/>
    </style:style>
    <style:style style:name="P214" style:family="paragraph" style:parent-style-name="Text_20_body">
      <style:text-properties officeooo:rsid="00db778f" officeooo:paragraph-rsid="00db778f"/>
    </style:style>
    <style:style style:name="P215" style:family="paragraph" style:parent-style-name="Text_20_body">
      <style:text-properties officeooo:rsid="00dd1253" officeooo:paragraph-rsid="00dd1253"/>
    </style:style>
    <style:style style:name="P216" style:family="paragraph" style:parent-style-name="Text_20_body">
      <style:text-properties officeooo:rsid="00dfb750" officeooo:paragraph-rsid="00dfb750"/>
    </style:style>
    <style:style style:name="P217" style:family="paragraph" style:parent-style-name="Normal">
      <style:text-properties officeooo:rsid="00e36eea" officeooo:paragraph-rsid="00e36eea"/>
    </style:style>
    <style:style style:name="P218" style:family="paragraph" style:parent-style-name="Normal">
      <style:text-properties officeooo:rsid="00e50581" officeooo:paragraph-rsid="00e50581"/>
    </style:style>
    <style:style style:name="P219" style:family="paragraph" style:parent-style-name="Normal">
      <style:text-properties officeooo:rsid="00e50581" officeooo:paragraph-rsid="00eac8b6"/>
    </style:style>
    <style:style style:name="P220" style:family="paragraph" style:parent-style-name="Normal">
      <style:text-properties officeooo:rsid="00e83f46" officeooo:paragraph-rsid="00e83f46"/>
    </style:style>
    <style:style style:name="P221" style:family="paragraph" style:parent-style-name="Normal">
      <style:text-properties officeooo:paragraph-rsid="00eac8b6"/>
    </style:style>
    <style:style style:name="P222" style:family="paragraph" style:parent-style-name="Normal">
      <style:text-properties officeooo:paragraph-rsid="00ec6aec"/>
    </style:style>
    <style:style style:name="P223" style:family="paragraph" style:parent-style-name="Normal">
      <style:text-properties officeooo:paragraph-rsid="00ed94fe"/>
    </style:style>
    <style:style style:name="P224" style:family="paragraph" style:parent-style-name="Heading_20_1">
      <style:text-properties officeooo:rsid="00ce87de" officeooo:paragraph-rsid="00ce87de"/>
    </style:style>
    <style:style style:name="P225" style:family="paragraph" style:parent-style-name="Heading_20_1">
      <style:text-properties officeooo:paragraph-rsid="0047059d"/>
    </style:style>
    <style:style style:name="P226" style:family="paragraph" style:parent-style-name="Heading_20_1">
      <style:text-properties officeooo:paragraph-rsid="00a2b382"/>
    </style:style>
    <style:style style:name="P227" style:family="paragraph" style:parent-style-name="Heading_20_2">
      <style:text-properties officeooo:paragraph-rsid="007ffa5f"/>
    </style:style>
    <style:style style:name="P228" style:family="paragraph" style:parent-style-name="Heading_20_2">
      <style:text-properties style:use-window-font-color="true" loext:opacity="0%" fo:language="en" fo:country="US" officeooo:rsid="00a6f86e"/>
    </style:style>
    <style:style style:name="P229" style:family="paragraph" style:parent-style-name="Standard">
      <style:text-properties fo:language="en" fo:country="US" fo:font-weight="normal" officeooo:rsid="010fa6d8" officeooo:paragraph-rsid="011104ef" style:font-weight-asian="normal" style:font-weight-complex="normal"/>
    </style:style>
    <style:style style:name="P230" style:family="paragraph" style:parent-style-name="Standard">
      <style:text-properties fo:language="en" fo:country="US" fo:font-weight="normal" officeooo:rsid="011f8fa3" officeooo:paragraph-rsid="011ffa0a" style:font-weight-asian="normal" style:font-weight-complex="normal"/>
    </style:style>
    <style:style style:name="P231" style:family="paragraph" style:parent-style-name="Standard">
      <style:text-properties fo:language="en" fo:country="US" fo:font-weight="normal" officeooo:rsid="011ffa0a" officeooo:paragraph-rsid="011ffa0a" style:font-weight-asian="normal" style:font-weight-complex="normal"/>
    </style:style>
    <style:style style:name="P232" style:family="paragraph" style:parent-style-name="Standard">
      <style:text-properties fo:language="en" fo:country="US" fo:font-weight="normal" officeooo:rsid="01200d33" officeooo:paragraph-rsid="01200d33" style:font-weight-asian="normal" style:font-weight-complex="normal"/>
    </style:style>
    <style:style style:name="P233" style:family="paragraph" style:parent-style-name="Standard">
      <style:text-properties fo:language="en" fo:country="US" fo:font-weight="normal" officeooo:rsid="01204ba2" officeooo:paragraph-rsid="01204ba2" style:font-weight-asian="normal" style:font-weight-complex="normal"/>
    </style:style>
    <style:style style:name="P234" style:family="paragraph" style:parent-style-name="Standard">
      <style:text-properties fo:language="en" fo:country="US" fo:font-weight="bold" officeooo:rsid="010ab304" officeooo:paragraph-rsid="010ab304" style:font-weight-asian="bold" style:font-weight-complex="bold"/>
    </style:style>
    <style:style style:name="P235" style:family="paragraph" style:parent-style-name="Standard">
      <style:text-properties fo:language="en" fo:country="US" fo:font-weight="bold" officeooo:rsid="01200d33" officeooo:paragraph-rsid="01200d33" style:font-weight-asian="bold" style:font-weight-complex="bold"/>
    </style:style>
    <style:style style:name="P236" style:family="paragraph" style:parent-style-name="Standard">
      <style:text-properties fo:language="en" fo:country="US" officeooo:rsid="007ffa5f" officeooo:paragraph-rsid="012de208"/>
    </style:style>
    <style:style style:name="P237" style:family="paragraph" style:parent-style-name="Standard">
      <style:text-properties fo:font-weight="normal" officeooo:rsid="007dd5b3" officeooo:paragraph-rsid="007dd5b3" style:font-weight-asian="normal" style:font-weight-complex="normal"/>
    </style:style>
    <style:style style:name="P238" style:family="paragraph" style:parent-style-name="Standard">
      <style:text-properties fo:font-weight="normal" officeooo:rsid="01271c14" officeooo:paragraph-rsid="01271c14" style:font-weight-asian="normal" style:font-weight-complex="normal"/>
    </style:style>
    <style:style style:name="P239" style:family="paragraph" style:parent-style-name="Standard">
      <style:text-properties fo:font-weight="normal" officeooo:rsid="0127efc7" officeooo:paragraph-rsid="0127efc7" style:font-weight-asian="normal" style:font-weight-complex="normal"/>
    </style:style>
    <style:style style:name="P240" style:family="paragraph" style:parent-style-name="Standard" style:master-page-name="">
      <loext:graphic-properties draw:fill="none"/>
      <style:paragraph-properties fo:margin-left="0.5in" fo:margin-right="0in" fo:text-indent="0in" style:auto-text-indent="false" style:page-number="auto" fo:background-color="transparent"/>
      <style:text-properties fo:font-weight="normal" officeooo:rsid="0127efc7" officeooo:paragraph-rsid="0127efc7" style:font-weight-asian="normal" style:font-weight-complex="normal"/>
    </style:style>
    <style:style style:name="P241" style:family="paragraph" style:parent-style-name="Standard">
      <style:text-properties fo:font-weight="normal" officeooo:rsid="0127efc7" officeooo:paragraph-rsid="0129de0e" style:font-weight-asian="normal" style:font-weight-complex="normal"/>
    </style:style>
    <style:style style:name="P242" style:family="paragraph" style:parent-style-name="Standard">
      <style:text-properties fo:font-weight="normal" officeooo:rsid="012a8f14" officeooo:paragraph-rsid="012a8f14" style:font-weight-asian="normal" style:font-weight-complex="normal"/>
    </style:style>
    <style:style style:name="P243" style:family="paragraph" style:parent-style-name="Standard">
      <style:text-properties fo:font-weight="normal" officeooo:rsid="012c6929" officeooo:paragraph-rsid="012c6929" style:font-weight-asian="normal" style:font-weight-complex="normal"/>
    </style:style>
    <style:style style:name="P244" style:family="paragraph" style:parent-style-name="Standard">
      <style:text-properties fo:font-weight="normal" officeooo:rsid="012c6929" officeooo:paragraph-rsid="012fd716" style:font-weight-asian="normal" style:font-weight-complex="normal"/>
    </style:style>
    <style:style style:name="P245" style:family="paragraph" style:parent-style-name="Standard">
      <style:text-properties fo:font-weight="normal" officeooo:rsid="012de208" officeooo:paragraph-rsid="012de208" style:font-weight-asian="normal" style:font-weight-complex="normal"/>
    </style:style>
    <style:style style:name="P246" style:family="paragraph" style:parent-style-name="Standard">
      <style:text-properties fo:font-weight="normal" officeooo:rsid="012fd716" officeooo:paragraph-rsid="012fd716" style:font-weight-asian="normal" style:font-weight-complex="normal"/>
    </style:style>
    <style:style style:name="P247" style:family="paragraph" style:parent-style-name="Standard">
      <style:text-properties fo:font-weight="bold" officeooo:rsid="0126e465" officeooo:paragraph-rsid="01271c14" style:font-weight-asian="bold" style:font-weight-complex="bold"/>
    </style:style>
    <style:style style:name="P248" style:family="paragraph" style:parent-style-name="Standard">
      <style:text-properties fo:font-weight="bold" officeooo:rsid="012c6929" officeooo:paragraph-rsid="012c6929" style:font-weight-asian="bold" style:font-weight-complex="bold"/>
    </style:style>
    <style:style style:name="P249" style:family="paragraph" style:parent-style-name="Standard">
      <style:text-properties fo:font-weight="bold" officeooo:rsid="012c6929" officeooo:paragraph-rsid="012de208" style:font-weight-asian="bold" style:font-weight-complex="bold"/>
    </style:style>
    <style:style style:name="P250" style:family="paragraph" style:parent-style-name="Text_20_body">
      <style:paragraph-properties fo:margin-top="0in" fo:margin-bottom="0.0181in" style:contextual-spacing="false" fo:line-height="100%"/>
      <style:text-properties officeooo:rsid="007ffa5f" officeooo:paragraph-rsid="01222093"/>
    </style:style>
    <style:style style:name="P251" style:family="paragraph" style:parent-style-name="Text_20_body">
      <style:paragraph-properties fo:margin-top="0in" fo:margin-bottom="0.0181in" style:contextual-spacing="false" fo:line-height="100%"/>
      <style:text-properties officeooo:rsid="011b5c92" officeooo:paragraph-rsid="011b5c92"/>
    </style:style>
    <style:style style:name="P252" style:family="paragraph" style:parent-style-name="Text_20_body">
      <style:paragraph-properties fo:margin-top="0in" fo:margin-bottom="0.0181in" style:contextual-spacing="false" fo:line-height="100%"/>
      <style:text-properties fo:language="en" fo:country="US" officeooo:rsid="007ffa5f" officeooo:paragraph-rsid="007ffa5f"/>
    </style:style>
    <style:style style:name="P253" style:family="paragraph" style:parent-style-name="Text_20_body">
      <style:paragraph-properties fo:margin-top="0in" fo:margin-bottom="0.0181in" style:contextual-spacing="false" fo:line-height="100%"/>
      <style:text-properties fo:language="en" fo:country="US" officeooo:rsid="007ffa5f" officeooo:paragraph-rsid="01222093"/>
    </style:style>
    <style:style style:name="P254" style:family="paragraph" style:parent-style-name="Text_20_body">
      <style:paragraph-properties fo:margin-top="0in" fo:margin-bottom="0.0181in" style:contextual-spacing="false" fo:line-height="100%"/>
      <style:text-properties fo:language="en" fo:country="US" officeooo:rsid="007ffa5f" officeooo:paragraph-rsid="012342ee"/>
    </style:style>
    <style:style style:name="P255" style:family="paragraph" style:parent-style-name="Text_20_body">
      <style:paragraph-properties fo:margin-top="0in" fo:margin-bottom="0.0181in" style:contextual-spacing="false" fo:line-height="100%"/>
      <style:text-properties fo:language="en" fo:country="US" officeooo:rsid="01204ba2" officeooo:paragraph-rsid="01204ba2"/>
    </style:style>
    <style:style style:name="P256" style:family="paragraph" style:parent-style-name="Text_20_body">
      <style:paragraph-properties fo:margin-top="0in" fo:margin-bottom="0.0181in" style:contextual-spacing="false" fo:line-height="100%"/>
      <style:text-properties fo:language="en" fo:country="US" officeooo:rsid="01222093" officeooo:paragraph-rsid="01222093"/>
    </style:style>
    <style:style style:name="P257" style:family="paragraph" style:parent-style-name="Text_20_body">
      <style:paragraph-properties fo:margin-top="0in" fo:margin-bottom="0.0181in" style:contextual-spacing="false" fo:line-height="100%"/>
      <style:text-properties fo:language="en" fo:country="US" officeooo:rsid="012342ee" officeooo:paragraph-rsid="012342ee"/>
    </style:style>
    <style:style style:name="P258" style:family="paragraph" style:parent-style-name="Text_20_body">
      <style:paragraph-properties fo:margin-top="0in" fo:margin-bottom="0.0181in" style:contextual-spacing="false" fo:line-height="100%"/>
      <style:text-properties fo:language="en" fo:country="US" officeooo:rsid="012342ee" officeooo:paragraph-rsid="0126e465"/>
    </style:style>
    <style:style style:name="P259" style:family="paragraph" style:parent-style-name="Text_20_body">
      <style:paragraph-properties fo:margin-top="0in" fo:margin-bottom="0.0181in" style:contextual-spacing="false" fo:line-height="100%"/>
      <style:text-properties fo:language="en" fo:country="US" officeooo:rsid="0125b997" officeooo:paragraph-rsid="0125b997"/>
    </style:style>
    <style:style style:name="P260" style:family="paragraph" style:parent-style-name="Text_20_body">
      <style:paragraph-properties fo:margin-top="0in" fo:margin-bottom="0.0181in" style:contextual-spacing="false" fo:line-height="100%"/>
      <style:text-properties fo:language="en" fo:country="US" officeooo:rsid="0126e465" officeooo:paragraph-rsid="0126e465"/>
    </style:style>
    <style:style style:name="T1" style:family="text">
      <style:text-properties officeooo:rsid="00071684"/>
    </style:style>
    <style:style style:name="T2" style:family="text">
      <style:text-properties fo:color="#c9211e" loext:opacity="100%" officeooo:rsid="00071684"/>
    </style:style>
    <style:style style:name="T3" style:family="text">
      <style:text-properties fo:color="#c9211e" loext:opacity="100%" fo:language="en" fo:country="US" fo:font-weight="bold" officeooo:rsid="008287eb" style:font-weight-asian="bold" style:font-weight-complex="bold"/>
    </style:style>
    <style:style style:name="T4" style:family="text">
      <style:text-properties fo:color="#c9211e" loext:opacity="100%" officeooo:rsid="0019b580"/>
    </style:style>
    <style:style style:name="T5" style:family="text">
      <style:text-properties fo:color="#c9211e" loext:opacity="100%" fo:font-weight="bold" style:font-weight-asian="bold" style:font-weight-complex="bold"/>
    </style:style>
    <style:style style:name="T6" style:family="text">
      <style:text-properties fo:color="#c9211e" loext:opacity="100%" officeooo:rsid="00224a2c"/>
    </style:style>
    <style:style style:name="T7" style:family="text">
      <style:text-properties fo:color="#c9211e" loext:opacity="100%" officeooo:rsid="0033b3e1"/>
    </style:style>
    <style:style style:name="T8" style:family="text">
      <style:text-properties fo:color="#c9211e" loext:opacity="100%" officeooo:rsid="0053d339"/>
    </style:style>
    <style:style style:name="T9" style:family="text">
      <style:text-properties fo:color="#c9211e" loext:opacity="100%" officeooo:rsid="008b4893"/>
    </style:style>
    <style:style style:name="T10" style:family="text">
      <style:text-properties fo:color="#c9211e" loext:opacity="100%" officeooo:rsid="00cd4c3d"/>
    </style:style>
    <style:style style:name="T11" style:family="text">
      <style:text-properties fo:color="#c9211e" loext:opacity="100%" officeooo:rsid="00f64c7b"/>
    </style:style>
    <style:style style:name="T12" style:family="text">
      <style:text-properties officeooo:rsid="00088c70"/>
    </style:style>
    <style:style style:name="T13" style:family="text">
      <style:text-properties officeooo:rsid="0047059d"/>
    </style:style>
    <style:style style:name="T14" style:family="text">
      <style:text-properties officeooo:rsid="0047c4a8"/>
    </style:style>
    <style:style style:name="T15" style:family="text">
      <style:text-properties officeooo:rsid="008309a1"/>
    </style:style>
    <style:style style:name="T16" style:family="text">
      <style:text-properties officeooo:rsid="00846496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705081" style:font-weight-asian="bold" style:font-weight-complex="bold"/>
    </style:style>
    <style:style style:name="T19" style:family="text">
      <style:text-properties fo:font-weight="bold" officeooo:rsid="0078df66" style:font-weight-asian="bold" style:font-weight-complex="bold"/>
    </style:style>
    <style:style style:name="T20" style:family="text">
      <style:text-properties fo:font-weight="bold" officeooo:rsid="0017c9af" style:font-weight-asian="bold" style:font-weight-complex="bold"/>
    </style:style>
    <style:style style:name="T21" style:family="text">
      <style:text-properties fo:font-weight="bold" officeooo:rsid="001bf6ca" style:font-weight-asian="bold" style:font-weight-complex="bold"/>
    </style:style>
    <style:style style:name="T22" style:family="text">
      <style:text-properties fo:font-weight="bold" officeooo:rsid="0026678d" style:font-weight-asian="bold" style:font-weight-complex="bold"/>
    </style:style>
    <style:style style:name="T23" style:family="text">
      <style:text-properties fo:font-weight="bold" officeooo:rsid="0031e53e" style:font-weight-asian="bold" style:font-weight-complex="bold"/>
    </style:style>
    <style:style style:name="T24" style:family="text">
      <style:text-properties fo:font-weight="bold" officeooo:rsid="0036a647" style:font-weight-asian="bold" style:font-weight-complex="bold"/>
    </style:style>
    <style:style style:name="T25" style:family="text">
      <style:text-properties fo:font-weight="bold" officeooo:rsid="00467821" style:font-weight-asian="bold" style:font-weight-complex="bold"/>
    </style:style>
    <style:style style:name="T26" style:family="text">
      <style:text-properties fo:font-weight="bold" officeooo:rsid="006d0aae" style:font-weight-asian="bold" style:font-weight-complex="bold"/>
    </style:style>
    <style:style style:name="T27" style:family="text">
      <style:text-properties fo:font-weight="bold" officeooo:rsid="004b8411" style:font-weight-asian="bold" style:font-weight-complex="bold"/>
    </style:style>
    <style:style style:name="T28" style:family="text">
      <style:text-properties fo:font-weight="bold" officeooo:rsid="004ccff2" style:font-weight-asian="bold" style:font-weight-complex="bold"/>
    </style:style>
    <style:style style:name="T29" style:family="text">
      <style:text-properties fo:font-weight="bold" officeooo:rsid="00523576" style:font-weight-asian="bold" style:font-weight-complex="bold"/>
    </style:style>
    <style:style style:name="T30" style:family="text">
      <style:text-properties fo:font-weight="bold" officeooo:rsid="00582394" style:font-weight-asian="bold" style:font-weight-complex="bold"/>
    </style:style>
    <style:style style:name="T31" style:family="text">
      <style:text-properties fo:font-weight="bold" officeooo:rsid="0059afb5" style:font-weight-asian="bold" style:font-weight-complex="bold"/>
    </style:style>
    <style:style style:name="T32" style:family="text">
      <style:text-properties fo:font-weight="bold" officeooo:rsid="00920c38" style:font-weight-asian="bold" style:font-weight-complex="bold"/>
    </style:style>
    <style:style style:name="T33" style:family="text">
      <style:text-properties fo:font-weight="bold" officeooo:rsid="00a60a2e" style:font-weight-asian="bold" style:font-weight-complex="bold"/>
    </style:style>
    <style:style style:name="T34" style:family="text">
      <style:text-properties fo:font-weight="bold" officeooo:rsid="00a69044" style:font-weight-asian="bold" style:font-weight-complex="bold"/>
    </style:style>
    <style:style style:name="T35" style:family="text">
      <style:text-properties fo:font-weight="bold" officeooo:rsid="00a658f2" style:font-weight-asian="bold" style:font-weight-complex="bold"/>
    </style:style>
    <style:style style:name="T36" style:family="text">
      <style:text-properties fo:font-weight="bold" officeooo:rsid="00904435" style:font-weight-asian="bold" style:font-weight-complex="bold"/>
    </style:style>
    <style:style style:name="T37" style:family="text">
      <style:text-properties fo:font-weight="bold" officeooo:rsid="00913dd0" style:font-weight-asian="bold" style:font-weight-complex="bold"/>
    </style:style>
    <style:style style:name="T38" style:family="text">
      <style:text-properties fo:font-weight="bold" officeooo:rsid="0093ef6f" style:font-weight-asian="bold" style:font-weight-complex="bold"/>
    </style:style>
    <style:style style:name="T39" style:family="text">
      <style:text-properties fo:font-weight="bold" officeooo:rsid="0095c643" style:font-weight-asian="bold" style:font-weight-complex="bold"/>
    </style:style>
    <style:style style:name="T40" style:family="text">
      <style:text-properties fo:font-weight="bold" officeooo:rsid="0098616e" style:font-weight-asian="bold" style:font-weight-complex="bold"/>
    </style:style>
    <style:style style:name="T41" style:family="text">
      <style:text-properties fo:font-weight="bold" officeooo:rsid="00a24922" style:font-weight-asian="bold" style:font-weight-complex="bold"/>
    </style:style>
    <style:style style:name="T42" style:family="text">
      <style:text-properties fo:font-weight="bold" officeooo:rsid="0089ffad" style:font-weight-asian="bold" style:font-weight-complex="bold"/>
    </style:style>
    <style:style style:name="T43" style:family="text">
      <style:text-properties fo:font-weight="bold" officeooo:rsid="00c232bc" style:font-weight-asian="bold" style:font-weight-complex="bold"/>
    </style:style>
    <style:style style:name="T44" style:family="text">
      <style:text-properties fo:font-weight="bold" officeooo:rsid="00c98f7d" style:font-weight-asian="bold" style:font-weight-complex="bold"/>
    </style:style>
    <style:style style:name="T45" style:family="text">
      <style:text-properties fo:font-weight="bold" officeooo:rsid="00cb5916" style:font-weight-asian="bold" style:font-weight-complex="bold"/>
    </style:style>
    <style:style style:name="T46" style:family="text">
      <style:text-properties fo:font-weight="bold" officeooo:rsid="00d1ce24" style:font-weight-asian="bold" style:font-weight-complex="bold"/>
    </style:style>
    <style:style style:name="T47" style:family="text">
      <style:text-properties fo:font-weight="bold" officeooo:rsid="00d3cb75" style:font-weight-asian="bold" style:font-weight-complex="bold"/>
    </style:style>
    <style:style style:name="T48" style:family="text">
      <style:text-properties fo:font-weight="bold" officeooo:rsid="00da9dd4" style:font-weight-asian="bold" style:font-weight-complex="bold"/>
    </style:style>
    <style:style style:name="T49" style:family="text">
      <style:text-properties fo:font-weight="bold" officeooo:rsid="00ef26bf" style:font-weight-asian="bold" style:font-weight-complex="bold"/>
    </style:style>
    <style:style style:name="T50" style:family="text">
      <style:text-properties fo:font-weight="bold" officeooo:rsid="00f486bd" style:font-weight-asian="bold" style:font-weight-complex="bold"/>
    </style:style>
    <style:style style:name="T51" style:family="text">
      <style:text-properties fo:font-weight="bold" officeooo:rsid="01002f6c" style:font-weight-asian="bold" style:font-weight-complex="bold"/>
    </style:style>
    <style:style style:name="T52" style:family="text">
      <style:text-properties fo:font-weight="bold" officeooo:rsid="010555a5" style:font-weight-asian="bold" style:font-weight-complex="bold"/>
    </style:style>
    <style:style style:name="T53" style:family="text">
      <style:text-properties fo:font-weight="bold" officeooo:rsid="01086604" style:font-weight-asian="bold" style:font-weight-complex="bold"/>
    </style:style>
    <style:style style:name="T54" style:family="text">
      <style:text-properties fo:font-weight="bold" officeooo:rsid="009b406b" style:font-weight-asian="bold" style:font-weight-complex="bold"/>
    </style:style>
    <style:style style:name="T55" style:family="text">
      <style:text-properties fo:font-weight="bold" officeooo:rsid="0114c375" style:font-weight-asian="bold" style:font-weight-complex="bold"/>
    </style:style>
    <style:style style:name="T56" style:family="text">
      <style:text-properties fo:font-weight="bold" officeooo:rsid="0124f09b" style:font-weight-asian="bold" style:font-weight-complex="bold"/>
    </style:style>
    <style:style style:name="T57" style:family="text">
      <style:text-properties fo:font-weight="bold" officeooo:rsid="012c46e1" style:font-weight-asian="bold" style:font-weight-complex="bold"/>
    </style:style>
    <style:style style:name="T58" style:family="text">
      <style:text-properties fo:font-weight="bold" officeooo:rsid="012fd716" style:font-weight-asian="bold" style:font-weight-complex="bold"/>
    </style:style>
    <style:style style:name="T59" style:family="text">
      <style:text-properties fo:font-weight="bold" style:font-name-asian="Calibri" style:font-weight-asian="bold" style:font-name-complex="Calibri"/>
    </style:style>
    <style:style style:name="T60" style:family="text">
      <style:text-properties fo:font-weight="bold" style:font-name-asian="Calibri" style:font-weight-asian="bold" style:font-name-complex="Calibri" style:font-weight-complex="bold"/>
    </style:style>
    <style:style style:name="T61" style:family="text">
      <style:text-properties fo:font-weight="bold" officeooo:rsid="0089ffad" style:font-name-asian="Calibri" style:font-weight-asian="bold" style:font-name-complex="Calibri" style:font-weight-complex="bold"/>
    </style:style>
    <style:style style:name="T62" style:family="text">
      <style:text-properties fo:font-weight="bold" officeooo:rsid="00ed94fe" style:font-name-asian="Calibri" style:font-weight-asian="bold" style:font-name-complex="Calibri" style:font-weight-complex="bold"/>
    </style:style>
    <style:style style:name="T63" style:family="text">
      <style:text-properties fo:font-weight="bold" officeooo:rsid="00ec6aec" style:font-name-asian="Calibri" style:font-weight-asian="bold" style:font-name-complex="Calibri" style:font-weight-complex="bold"/>
    </style:style>
    <style:style style:name="T64" style:family="text">
      <style:text-properties fo:font-weight="bold" officeooo:rsid="00ec6aec" style:font-name-asian="Calibri" style:font-weight-asian="bold" style:font-name-complex="Calibri"/>
    </style:style>
    <style:style style:name="T65" style:family="text">
      <style:text-properties officeooo:rsid="007bafdf"/>
    </style:style>
    <style:style style:name="T66" style:family="text">
      <style:text-properties officeooo:rsid="0039d2a4"/>
    </style:style>
    <style:style style:name="T67" style:family="text">
      <style:text-properties officeooo:rsid="0086bf69"/>
    </style:style>
    <style:style style:name="T68" style:family="text">
      <style:text-properties officeooo:rsid="00652bf5"/>
    </style:style>
    <style:style style:name="T69" style:family="text">
      <style:text-properties fo:font-weight="normal" style:font-weight-asian="normal" style:font-weight-complex="normal"/>
    </style:style>
    <style:style style:name="T70" style:family="text">
      <style:text-properties fo:font-weight="normal" officeooo:rsid="00751ae0" style:font-weight-asian="normal" style:font-weight-complex="normal"/>
    </style:style>
    <style:style style:name="T71" style:family="text">
      <style:text-properties fo:font-weight="normal" officeooo:rsid="005bae67" style:font-weight-asian="normal" style:font-weight-complex="normal"/>
    </style:style>
    <style:style style:name="T72" style:family="text">
      <style:text-properties fo:font-weight="normal" officeooo:rsid="00a60a2e" style:font-weight-asian="normal" style:font-weight-complex="normal"/>
    </style:style>
    <style:style style:name="T73" style:family="text">
      <style:text-properties fo:font-weight="normal" officeooo:rsid="00a658f2" style:font-weight-asian="normal" style:font-weight-complex="normal"/>
    </style:style>
    <style:style style:name="T74" style:family="text">
      <style:text-properties fo:font-weight="normal" officeooo:rsid="00da9dd4" style:font-weight-asian="normal" style:font-weight-complex="normal"/>
    </style:style>
    <style:style style:name="T75" style:family="text">
      <style:text-properties fo:font-weight="normal" officeooo:rsid="00ef26bf" style:font-weight-asian="normal" style:font-weight-complex="normal"/>
    </style:style>
    <style:style style:name="T76" style:family="text">
      <style:text-properties fo:font-weight="normal" style:font-name-asian="Calibri" style:font-weight-asian="normal" style:font-name-complex="Calibri" style:font-weight-complex="normal"/>
    </style:style>
    <style:style style:name="T77" style:family="text">
      <style:text-properties fo:font-weight="normal" officeooo:rsid="00ed94fe" style:font-name-asian="Calibri" style:font-weight-asian="normal" style:font-name-complex="Calibri" style:font-weight-complex="normal"/>
    </style:style>
    <style:style style:name="T78" style:family="text">
      <style:text-properties officeooo:rsid="005da59f"/>
    </style:style>
    <style:style style:name="T79" style:family="text">
      <style:text-properties officeooo:rsid="0065cefe"/>
    </style:style>
    <style:style style:name="T80" style:family="text">
      <style:text-properties officeooo:rsid="005f9d7f"/>
    </style:style>
    <style:style style:name="T81" style:family="text">
      <style:text-properties officeooo:rsid="00705081"/>
    </style:style>
    <style:style style:name="T82" style:family="text">
      <style:text-properties officeooo:rsid="007690a6"/>
    </style:style>
    <style:style style:name="T83" style:family="text">
      <style:text-properties officeooo:rsid="0078df66"/>
    </style:style>
    <style:style style:name="T84" style:family="text">
      <style:text-properties fo:language="en" fo:country="US"/>
    </style:style>
    <style:style style:name="T85" style:family="text">
      <style:text-properties fo:language="en" fo:country="US" fo:font-weight="bold" style:font-weight-asian="bold" style:font-weight-complex="bold"/>
    </style:style>
    <style:style style:name="T86" style:family="text">
      <style:text-properties fo:language="en" fo:country="US" fo:font-weight="bold" officeooo:rsid="009a5be8" style:font-weight-asian="bold" style:font-weight-complex="bold"/>
    </style:style>
    <style:style style:name="T87" style:family="text">
      <style:text-properties fo:language="en" fo:country="US" fo:font-weight="bold" officeooo:rsid="00913dd0" style:font-weight-asian="bold" style:font-weight-complex="bold"/>
    </style:style>
    <style:style style:name="T88" style:family="text">
      <style:text-properties fo:language="en" fo:country="US" fo:font-weight="bold" officeooo:rsid="0110c331" style:font-weight-asian="bold" style:font-weight-complex="bold"/>
    </style:style>
    <style:style style:name="T89" style:family="text">
      <style:text-properties fo:language="en" fo:country="US" fo:font-weight="bold" officeooo:rsid="012342ee" style:font-weight-asian="bold" style:font-weight-complex="bold"/>
    </style:style>
    <style:style style:name="T90" style:family="text">
      <style:text-properties fo:language="en" fo:country="US" fo:font-weight="bold" officeooo:rsid="01222093" style:font-weight-asian="bold" style:font-weight-complex="bold"/>
    </style:style>
    <style:style style:name="T91" style:family="text">
      <style:text-properties fo:language="en" fo:country="US" officeooo:rsid="008e9390"/>
    </style:style>
    <style:style style:name="T92" style:family="text">
      <style:text-properties fo:language="en" fo:country="US" officeooo:rsid="00234b8f"/>
    </style:style>
    <style:style style:name="T93" style:family="text">
      <style:text-properties fo:language="en" fo:country="US" fo:font-weight="normal" officeooo:rsid="009a5be8" style:font-weight-asian="normal" style:font-weight-complex="normal"/>
    </style:style>
    <style:style style:name="T94" style:family="text">
      <style:text-properties fo:language="en" fo:country="US" fo:font-weight="normal" officeooo:rsid="00913dd0" style:font-weight-asian="normal" style:font-weight-complex="normal"/>
    </style:style>
    <style:style style:name="T95" style:family="text">
      <style:text-properties fo:language="en" fo:country="US" fo:font-weight="normal" officeooo:rsid="012342ee" style:font-weight-asian="normal" style:font-weight-complex="normal"/>
    </style:style>
    <style:style style:name="T96" style:family="text">
      <style:text-properties fo:language="en" fo:country="US" officeooo:rsid="0110c331"/>
    </style:style>
    <style:style style:name="T97" style:family="text">
      <style:text-properties fo:language="en" fo:country="US" officeooo:rsid="007f9b4a"/>
    </style:style>
    <style:style style:name="T98" style:family="text">
      <style:text-properties fo:language="en" fo:country="US" officeooo:rsid="0115ee7d"/>
    </style:style>
    <style:style style:name="T99" style:family="text">
      <style:text-properties fo:language="en" fo:country="US" officeooo:rsid="01222093"/>
    </style:style>
    <style:style style:name="T100" style:family="text">
      <style:text-properties officeooo:rsid="007ffa5f"/>
    </style:style>
    <style:style style:name="T101" style:family="text">
      <style:text-properties fo:language="uk" fo:country="UA" officeooo:rsid="00234b8f"/>
    </style:style>
    <style:style style:name="T102" style:family="text">
      <style:text-properties fo:language="uk" fo:country="UA" officeooo:rsid="01222093"/>
    </style:style>
    <style:style style:name="T103" style:family="text">
      <style:text-properties officeooo:rsid="009b406b"/>
    </style:style>
    <style:style style:name="T104" style:family="text">
      <style:text-properties style:use-window-font-color="true" loext:opacity="0%"/>
    </style:style>
    <style:style style:name="T105" style:family="text">
      <style:text-properties style:use-window-font-color="true" loext:opacity="0%" fo:language="en" fo:country="US"/>
    </style:style>
    <style:style style:name="T106" style:family="text">
      <style:text-properties style:use-window-font-color="true" loext:opacity="0%" fo:language="en" fo:country="US" fo:font-weight="bold" style:font-weight-asian="bold" style:font-weight-complex="bold"/>
    </style:style>
    <style:style style:name="T107" style:family="text">
      <style:text-properties style:use-window-font-color="true" loext:opacity="0%" fo:language="en" fo:country="US" fo:font-weight="bold" officeooo:rsid="00a7619f" style:font-weight-asian="bold" style:font-weight-complex="bold"/>
    </style:style>
    <style:style style:name="T108" style:family="text">
      <style:text-properties style:use-window-font-color="true" loext:opacity="0%" fo:language="en" fo:country="US" officeooo:rsid="00aa0232"/>
    </style:style>
    <style:style style:name="T109" style:family="text">
      <style:text-properties style:use-window-font-color="true" loext:opacity="0%" fo:language="en" fo:country="US" officeooo:rsid="00b0017e"/>
    </style:style>
    <style:style style:name="T110" style:family="text">
      <style:text-properties style:use-window-font-color="true" loext:opacity="0%" fo:language="en" fo:country="US" officeooo:rsid="00a7619f"/>
    </style:style>
    <style:style style:name="T111" style:family="text">
      <style:text-properties style:use-window-font-color="true" loext:opacity="0%" fo:language="en" fo:country="US" officeooo:rsid="00b25de2"/>
    </style:style>
    <style:style style:name="T112" style:family="text">
      <style:text-properties style:use-window-font-color="true" loext:opacity="0%" officeooo:rsid="007dd5b3"/>
    </style:style>
    <style:style style:name="T113" style:family="text">
      <style:text-properties style:use-window-font-color="true" loext:opacity="0%" officeooo:rsid="0110c331"/>
    </style:style>
    <style:style style:name="T114" style:family="text">
      <style:text-properties style:use-window-font-color="true" loext:opacity="0%" fo:font-weight="bold" style:font-weight-asian="bold" style:font-weight-complex="bold"/>
    </style:style>
    <style:style style:name="T115" style:family="text">
      <style:text-properties style:use-window-font-color="true" loext:opacity="0%" fo:font-weight="bold" officeooo:rsid="0110c331" style:font-weight-asian="bold" style:font-weight-complex="bold"/>
    </style:style>
    <style:style style:name="T116" style:family="text">
      <style:text-properties style:use-window-font-color="true" loext:opacity="0%" fo:font-weight="bold" officeooo:rsid="007dd5b3" style:font-weight-asian="bold" style:font-weight-complex="bold"/>
    </style:style>
    <style:style style:name="T117" style:family="text">
      <style:text-properties officeooo:rsid="00170cfa"/>
    </style:style>
    <style:style style:name="T118" style:family="text">
      <style:text-properties officeooo:rsid="0013cd08"/>
    </style:style>
    <style:style style:name="T119" style:family="text">
      <style:text-properties officeooo:rsid="00238c17"/>
    </style:style>
    <style:style style:name="T120" style:family="text">
      <style:text-properties officeooo:rsid="0017c9af"/>
    </style:style>
    <style:style style:name="T121" style:family="text">
      <style:text-properties officeooo:rsid="001bf6ca"/>
    </style:style>
    <style:style style:name="T122" style:family="text">
      <style:text-properties officeooo:rsid="001c238d"/>
    </style:style>
    <style:style style:name="T123" style:family="text">
      <style:text-properties officeooo:rsid="0026678d"/>
    </style:style>
    <style:style style:name="T124" style:family="text">
      <style:text-properties officeooo:rsid="00224a2c"/>
    </style:style>
    <style:style style:name="T125" style:family="text">
      <style:text-properties officeooo:rsid="001cfcd5"/>
    </style:style>
    <style:style style:name="T126" style:family="text">
      <style:text-properties officeooo:rsid="00235c7e"/>
    </style:style>
    <style:style style:name="T127" style:family="text">
      <style:text-properties officeooo:rsid="00419da1"/>
    </style:style>
    <style:style style:name="T128" style:family="text">
      <style:text-properties officeooo:rsid="003e18ee"/>
    </style:style>
    <style:style style:name="T129" style:family="text">
      <style:text-properties officeooo:rsid="004097e5"/>
    </style:style>
    <style:style style:name="T130" style:family="text">
      <style:text-properties officeooo:rsid="003f1799"/>
    </style:style>
    <style:style style:name="T131" style:family="text">
      <style:text-properties officeooo:rsid="00414e82"/>
    </style:style>
    <style:style style:name="T132" style:family="text">
      <style:text-properties officeooo:rsid="0041018c"/>
    </style:style>
    <style:style style:name="T133" style:family="text">
      <style:text-properties officeooo:rsid="00353d6c"/>
    </style:style>
    <style:style style:name="T134" style:family="text">
      <style:text-properties officeooo:rsid="0031e53e"/>
    </style:style>
    <style:style style:name="T135" style:family="text">
      <style:text-properties officeooo:rsid="0033b3e1"/>
    </style:style>
    <style:style style:name="T136" style:family="text">
      <style:text-properties officeooo:rsid="0036a647"/>
    </style:style>
    <style:style style:name="T137" style:family="text">
      <style:text-properties officeooo:rsid="00467821"/>
    </style:style>
    <style:style style:name="T138" style:family="text">
      <style:text-properties officeooo:rsid="006d0aae"/>
    </style:style>
    <style:style style:name="T139" style:family="text">
      <style:text-properties officeooo:rsid="002d94d1"/>
    </style:style>
    <style:style style:name="T140" style:family="text">
      <style:text-properties officeooo:rsid="004b8411"/>
    </style:style>
    <style:style style:name="T141" style:family="text">
      <style:text-properties officeooo:rsid="004ccff2"/>
    </style:style>
    <style:style style:name="T142" style:family="text">
      <style:text-properties officeooo:rsid="00523576"/>
    </style:style>
    <style:style style:name="T143" style:family="text">
      <style:text-properties officeooo:rsid="00582394"/>
    </style:style>
    <style:style style:name="T144" style:family="text">
      <style:text-properties officeooo:rsid="0059afb5"/>
    </style:style>
    <style:style style:name="T145" style:family="text">
      <style:text-properties officeooo:rsid="0053d339"/>
    </style:style>
    <style:style style:name="T146" style:family="text">
      <style:text-properties officeooo:rsid="0056827d"/>
    </style:style>
    <style:style style:name="T147" style:family="text">
      <style:text-properties officeooo:rsid="004f449b"/>
    </style:style>
    <style:style style:name="T148" style:family="text">
      <style:text-properties officeooo:rsid="00511592"/>
    </style:style>
    <style:style style:name="T149" style:family="text">
      <style:text-properties officeooo:rsid="0084f005"/>
    </style:style>
    <style:style style:name="T150" style:family="text">
      <style:text-properties style:font-name="Liberation Serif" fo:font-size="16pt" fo:font-weight="bold" style:font-name-asian="Liberation Serif" style:font-size-asian="16pt" style:font-weight-asian="bold" style:font-name-complex="Liberation Serif"/>
    </style:style>
    <style:style style:name="T151" style:family="text">
      <style:text-properties style:font-name-asian="Calibri" style:font-name-complex="Calibri"/>
    </style:style>
    <style:style style:name="T152" style:family="text">
      <style:text-properties officeooo:rsid="0089ffad" style:font-name-asian="Calibri" style:font-name-complex="Calibri"/>
    </style:style>
    <style:style style:name="T153" style:family="text">
      <style:text-properties officeooo:rsid="008b4893" style:font-name-asian="Calibri" style:font-name-complex="Calibri"/>
    </style:style>
    <style:style style:name="T154" style:family="text">
      <style:text-properties officeooo:rsid="0089c5bb" style:font-name-asian="Calibri" style:font-name-complex="Calibri"/>
    </style:style>
    <style:style style:name="T155" style:family="text">
      <style:text-properties officeooo:rsid="00eac8b6" style:font-name-asian="Calibri" style:font-name-complex="Calibri"/>
    </style:style>
    <style:style style:name="T156" style:family="text">
      <style:text-properties officeooo:rsid="00ec6aec" style:font-name-asian="Calibri" style:font-name-complex="Calibri"/>
    </style:style>
    <style:style style:name="T157" style:family="text">
      <style:text-properties officeooo:rsid="00ed94fe" style:font-name-asian="Calibri" style:font-name-complex="Calibri"/>
    </style:style>
    <style:style style:name="T158" style:family="text">
      <style:text-properties officeooo:rsid="00ee588d" style:font-name-asian="Calibri" style:font-name-complex="Calibri"/>
    </style:style>
    <style:style style:name="T159" style:family="text">
      <style:text-properties officeooo:rsid="00904435"/>
    </style:style>
    <style:style style:name="T160" style:family="text">
      <style:text-properties officeooo:rsid="00920c38"/>
    </style:style>
    <style:style style:name="T161" style:family="text">
      <style:text-properties officeooo:rsid="00913dd0"/>
    </style:style>
    <style:style style:name="T162" style:family="text">
      <style:text-properties officeooo:rsid="00927d14"/>
    </style:style>
    <style:style style:name="T163" style:family="text">
      <style:text-properties officeooo:rsid="0093ef6f"/>
    </style:style>
    <style:style style:name="T164" style:family="text">
      <style:text-properties officeooo:rsid="00a60a2e"/>
    </style:style>
    <style:style style:name="T165" style:family="text">
      <style:text-properties officeooo:rsid="00a69044"/>
    </style:style>
    <style:style style:name="T166" style:family="text">
      <style:text-properties officeooo:rsid="0094f5a5"/>
    </style:style>
    <style:style style:name="T167" style:family="text">
      <style:text-properties officeooo:rsid="0098616e"/>
    </style:style>
    <style:style style:name="T168" style:family="text">
      <style:text-properties officeooo:rsid="0095c643"/>
    </style:style>
    <style:style style:name="T169" style:family="text">
      <style:text-properties officeooo:rsid="0096dc90"/>
    </style:style>
    <style:style style:name="T170" style:family="text">
      <style:text-properties officeooo:rsid="009cf0d3"/>
    </style:style>
    <style:style style:name="T171" style:family="text">
      <style:text-properties officeooo:rsid="009dbc0f"/>
    </style:style>
    <style:style style:name="T172" style:family="text">
      <style:text-properties officeooo:rsid="009feebc"/>
    </style:style>
    <style:style style:name="T173" style:family="text">
      <style:text-properties officeooo:rsid="00a06fd4"/>
    </style:style>
    <style:style style:name="T174" style:family="text">
      <style:text-properties officeooo:rsid="00a156a1"/>
    </style:style>
    <style:style style:name="T175" style:family="text">
      <style:text-properties officeooo:rsid="00a24922"/>
    </style:style>
    <style:style style:name="T176" style:family="text">
      <style:text-properties officeooo:rsid="0089ffad"/>
    </style:style>
    <style:style style:name="T177" style:family="text">
      <style:text-properties officeooo:rsid="008b4893"/>
    </style:style>
    <style:style style:name="T178" style:family="text">
      <style:text-properties officeooo:rsid="008d8c1a"/>
    </style:style>
    <style:style style:name="T179" style:family="text">
      <style:text-properties fo:font-size="14pt" fo:font-weight="bold" style:font-name-asian="Calibri" style:font-size-asian="14pt" style:font-weight-asian="bold" style:font-name-complex="Calibri"/>
    </style:style>
    <style:style style:name="T180" style:family="text">
      <style:text-properties fo:font-size="14pt" fo:font-weight="bold" officeooo:rsid="00a2b382" style:font-name-asian="Calibri" style:font-size-asian="14pt" style:font-weight-asian="bold" style:font-name-complex="Calibri"/>
    </style:style>
    <style:style style:name="T181" style:family="text">
      <style:text-properties officeooo:rsid="00b9469d"/>
    </style:style>
    <style:style style:name="T182" style:family="text">
      <style:text-properties officeooo:rsid="00b99c32"/>
    </style:style>
    <style:style style:name="T183" style:family="text">
      <style:text-properties officeooo:rsid="00bb9199"/>
    </style:style>
    <style:style style:name="T184" style:family="text">
      <style:text-properties officeooo:rsid="00c0516d"/>
    </style:style>
    <style:style style:name="T185" style:family="text">
      <style:text-properties officeooo:rsid="00c232bc"/>
    </style:style>
    <style:style style:name="T186" style:family="text">
      <style:text-properties officeooo:rsid="00c8c4fc"/>
    </style:style>
    <style:style style:name="T187" style:family="text">
      <style:text-properties officeooo:rsid="00c97cf6"/>
    </style:style>
    <style:style style:name="T188" style:family="text">
      <style:text-properties officeooo:rsid="00c98f7d"/>
    </style:style>
    <style:style style:name="T189" style:family="text">
      <style:text-properties officeooo:rsid="00cb5916"/>
    </style:style>
    <style:style style:name="T190" style:family="text">
      <style:text-properties officeooo:rsid="00d1ce24"/>
    </style:style>
    <style:style style:name="T191" style:family="text">
      <style:text-properties officeooo:rsid="00d8aa74"/>
    </style:style>
    <style:style style:name="T192" style:family="text">
      <style:text-properties officeooo:rsid="00deadb3"/>
    </style:style>
    <style:style style:name="T193" style:family="text">
      <style:text-properties officeooo:rsid="00e193a3"/>
    </style:style>
    <style:style style:name="T194" style:family="text">
      <style:text-properties officeooo:rsid="00e6f554"/>
    </style:style>
    <style:style style:name="T195" style:family="text">
      <style:text-properties officeooo:rsid="00eac8b6"/>
    </style:style>
    <style:style style:name="T196" style:family="text">
      <style:text-properties officeooo:rsid="00ec6aec"/>
    </style:style>
    <style:style style:name="T197" style:family="text">
      <style:text-properties officeooo:rsid="00ef26bf"/>
    </style:style>
    <style:style style:name="T198" style:family="text">
      <style:text-properties officeooo:rsid="00f0dd57"/>
    </style:style>
    <style:style style:name="T199" style:family="text">
      <style:text-properties officeooo:rsid="00f242e4"/>
    </style:style>
    <style:style style:name="T200" style:family="text">
      <style:text-properties officeooo:rsid="00f486bd"/>
    </style:style>
    <style:style style:name="T201" style:family="text">
      <style:text-properties officeooo:rsid="00f60ccb"/>
    </style:style>
    <style:style style:name="T202" style:family="text">
      <style:text-properties officeooo:rsid="00f6e846"/>
    </style:style>
    <style:style style:name="T203" style:family="text">
      <style:text-properties officeooo:rsid="00f818a1"/>
    </style:style>
    <style:style style:name="T204" style:family="text">
      <style:text-properties officeooo:rsid="00f9102e"/>
    </style:style>
    <style:style style:name="T205" style:family="text">
      <style:text-properties officeooo:rsid="00fdeff0"/>
    </style:style>
    <style:style style:name="T206" style:family="text">
      <style:text-properties officeooo:rsid="0100216d"/>
    </style:style>
    <style:style style:name="T207" style:family="text">
      <style:text-properties officeooo:rsid="01002f6c"/>
    </style:style>
    <style:style style:name="T208" style:family="text">
      <style:text-properties officeooo:rsid="01019d3c"/>
    </style:style>
    <style:style style:name="T209" style:family="text">
      <style:text-properties officeooo:rsid="010555a5"/>
    </style:style>
    <style:style style:name="T210" style:family="text">
      <style:text-properties officeooo:rsid="01059216"/>
    </style:style>
    <style:style style:name="T211" style:family="text">
      <style:text-properties officeooo:rsid="0106fcb9"/>
    </style:style>
    <style:style style:name="T212" style:family="text">
      <style:text-properties officeooo:rsid="0107fda3"/>
    </style:style>
    <style:style style:name="T213" style:family="text">
      <style:text-properties officeooo:rsid="01086604"/>
    </style:style>
    <style:style style:name="T214" style:family="text">
      <style:text-properties officeooo:rsid="01092d53"/>
    </style:style>
    <style:style style:name="T215" style:family="text">
      <style:text-properties officeooo:rsid="010fa6d8"/>
    </style:style>
    <style:style style:name="T216" style:family="text">
      <style:text-properties officeooo:rsid="01127762"/>
    </style:style>
    <style:style style:name="T217" style:family="text">
      <style:text-properties officeooo:rsid="0114b1b5"/>
    </style:style>
    <style:style style:name="T218" style:family="text">
      <style:text-properties officeooo:rsid="0114c375"/>
    </style:style>
    <style:style style:name="T219" style:family="text">
      <style:text-properties officeooo:rsid="0115ee7d"/>
    </style:style>
    <style:style style:name="T220" style:family="text">
      <style:text-properties officeooo:rsid="0117f4f2"/>
    </style:style>
    <style:style style:name="T221" style:family="text">
      <style:text-properties officeooo:rsid="0119356a"/>
    </style:style>
    <style:style style:name="T222" style:family="text">
      <style:text-properties officeooo:rsid="011b5c92"/>
    </style:style>
    <style:style style:name="T223" style:family="text">
      <style:text-properties officeooo:rsid="011d0b98"/>
    </style:style>
    <style:style style:name="T224" style:family="text">
      <style:text-properties officeooo:rsid="011f0b1b"/>
    </style:style>
    <style:style style:name="T225" style:family="text">
      <style:text-properties officeooo:rsid="011f8fa3"/>
    </style:style>
    <style:style style:name="T226" style:family="text">
      <style:text-properties officeooo:rsid="01204ba2"/>
    </style:style>
    <style:style style:name="T227" style:family="text">
      <style:text-properties officeooo:rsid="01222093"/>
    </style:style>
    <style:style style:name="T228" style:family="text">
      <style:text-properties officeooo:rsid="012342ee"/>
    </style:style>
    <style:style style:name="T229" style:family="text">
      <style:text-properties officeooo:rsid="0124f09b"/>
    </style:style>
    <style:style style:name="T230" style:family="text">
      <style:text-properties officeooo:rsid="0126e465"/>
    </style:style>
    <style:style style:name="T231" style:family="text">
      <style:text-properties officeooo:rsid="0127efc7"/>
    </style:style>
    <style:style style:name="T232" style:family="text">
      <style:text-properties officeooo:rsid="0129de0e"/>
    </style:style>
    <style:style style:name="T233" style:family="text">
      <style:text-properties officeooo:rsid="012c46e1"/>
    </style:style>
    <style:style style:name="T234" style:family="text">
      <style:text-properties officeooo:rsid="012c6929"/>
    </style:style>
    <style:style style:name="T235" style:family="text">
      <style:text-properties officeooo:rsid="012de208"/>
    </style:style>
    <style:style style:name="T236" style:family="text">
      <style:text-properties officeooo:rsid="012fd71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ing – uses ICMP protocol</text:p>
      <text:p text:style-name="P1">host {hostname}</text:p>
      <text:p text:style-name="P1">whois, dig</text:p>
      <text:p text:style-name="P2">MTU – max. transmission unit, how data can be transferred in 1 packet.</text:p>
      <text:p text:style-name="P2">Ethernet’s MTU is 1500 bytes. <text:span text:style-name="T1">The is a </text:span><text:span text:style-name="T2">jumbo frame??</text:span><text:span text:style-name="T1"> which may transfer up to 9000 – </text:span><text:span text:style-name="T12">some equipment does not support them.</text:span></text:p>
      <text:p text:style-name="P3">TCP for IP4 may transfer packets with 2^16 bytes.</text:p>
      <text:p text:style-name="P3">TCP for IPv6 may transfer 4G bytes in packet(but default is still 2^16 for comp.)</text:p>
      <text:p text:style-name="P4"/>
      <text:p text:style-name="P5">curl vs wget??</text:p>
      <text:p text:style-name="P6">File /etc/passwd??</text:p>
      <text:p text:style-name="P7">If default shell of a user is /usr/sbin/nologin, then a user can not login</text:p>
      <text:p text:style-name="P7"><text:span text:style-name="T13">File </text:span>/<text:span text:style-name="T13">etc/ssh/sshd_config has property: AllowUsers user1 user2 user3</text:span></text:p>
      <text:p text:style-name="P7"><text:tab/><text:span text:style-name="T14">Also has prop: AllowGroups group1 group2</text:span></text:p>
      <text:p text:style-name="P7"/>
      <text:p text:style-name="P8">You should have “execute” permission on a dir. to be able to see what is inside.</text:p>
      <text:p text:style-name="P8"/>
      <text:p text:style-name="P13"><text:span text:style-name="T15">curl?? networking?? </text:span><text:span text:style-name="T16">tar zip?? PAM (Pluggable Authentication Modules)??</text:span></text:p>
      <text:p text:style-name="P13">Switch to TTY: Ctrl + Alt + F2??</text:p>
      <text:p text:style-name="P14">using man, what apt-get(8) means??</text:p>
      <text:p text:style-name="P14">namespaces in systemd??</text:p>
      <text:p text:style-name="P13"/>
      <text:p text:style-name="P163"><text:span text:style-name="T17">Splash screen</text:span> – what is displayed when system boots, not login screen yet. <text:span text:style-name="T17">Plymouth</text:span> is program which <text:span text:style-name="T191">is responsible for showing this screen.</text:span></text:p>
      <text:p text:style-name="P163"/>
      <text:p text:style-name="P164"><text:span text:style-name="T17">Display manager</text:span> – is a common name for graphical login programs(responsible for login screen). Most popular are SDDM(for KDE Plasma), LightDM(written for Ubuntu), GDM(for GNOME).</text:p>
      <text:p text:style-name="P164"/>
      <text:h text:style-name="P224" text:outline-level="1">Directories</text:h>
      <text:p text:style-name="P135">/<text:span text:style-name="T209">run – volatile run time data, typically in-memory file system(like </text:span><text:span text:style-name="T52">tmpfs</text:span><text:span text:style-name="T209">)</text:span></text:p>
      <text:p text:style-name="P89">System wide apps</text:p>
      <text:p text:style-name="P208">/usr/bin – executable</text:p>
      <text:p text:style-name="P208">/usr/lib, /usr/lib64 – arch. dependent libraries</text:p>
      <text:p text:style-name="P208">/usr/share/appname – arch. independent data</text:p>
      <text:p text:style-name="P209">This is how package manager installs apps.</text:p>
      <text:p text:style-name="P89">Manually compiled and installed apps</text:p>
      <text:p text:style-name="P208">/usr/local/bin, /usr/local/lib – both are already in PATH</text:p>
      <text:p text:style-name="P89">Single-user apps</text:p>
      <text:p text:style-name="P208">~/.local/bin/appname</text:p>
      <text:p text:style-name="P89">Self-contained apps(bundles own libraries)</text:p>
      <text:p text:style-name="P208"><text:soft-page-break/>/opt/appname</text:p>
      <text:h text:style-name="Heading_20_1" text:outline-level="1">Shell &amp; env<text:span text:style-name="T186">ironment</text:span> var<text:span text:style-name="T186">iables</text:span></text:h>
      <text:p text:style-name="P153">Interactive login shell – when connect via ssh.</text:p>
      <text:p text:style-name="P153"><text:span text:style-name="T181">Bash </text:span><text:span text:style-name="T182">executes</text:span><text:span text:style-name="T181"> /etc/profile. </text:span><text:span text:style-name="T182">Then executes first found among:</text:span><text:span text:style-name="T181"> ~/.bash_profile, ~/.bash_login, ~/.profile</text:span></text:p>
      <text:p text:style-name="P152"/>
      <text:p text:style-name="P154">Interactive non-login <text:span text:style-name="T181">shell </text:span>– when open terminal window.</text:p>
      <text:p text:style-name="P156">Bash executes only ~/.bashrc.</text:p>
      <text:p text:style-name="P155">Usually, ~/.bash_profile and ~/.profile invoke ~/.bashrc, that is why it is also executed on login.</text:p>
      <text:p text:style-name="P152"/>
      <text:p text:style-name="P150">/<text:span text:style-name="T182">etc/bash.bashrc – like ~/.bashrc but for all users. Is not invoked automatically – good practice is to invoke it from ~/.bashrc</text:span></text:p>
      <text:p text:style-name="P150"/>
      <text:p text:style-name="P150">/etc/skel/.bashrc – <text:span text:style-name="T183">template of ~/.bashrc, simply copied to home while user creation.</text:span></text:p>
      <text:p text:style-name="P150"/>
      <text:p text:style-name="P157"><text:span text:style-name="T17">Shell variables</text:span> – defined <text:span text:style-name="T184">just for current shell, child shell or process does not inherit them. </text:span><text:span text:style-name="T185">There is no command to see only shell vars. Command </text:span><text:span text:style-name="T43">set</text:span><text:span text:style-name="T185"> w/o arguments prints shell, env. vars, shell methods and local variables – huge output. Better use </text:span><text:span text:style-name="T43">set | less</text:span><text:span text:style-name="T185"> to read by pages.</text:span></text:p>
      <text:p text:style-name="P160">To create shell var. print in shell: MY_VAR=’var value’</text:p>
      <text:p text:style-name="P161">Remove shell. var.: <text:span text:style-name="T17">unset</text:span> MY_VAR</text:p>
      <text:p text:style-name="P158"/>
      <text:p text:style-name="P158"><text:span text:style-name="T17">Environmental variables</text:span> – child shell or process inherits these variables. <text:span text:style-name="T185">To see all env. variables use command </text:span><text:span text:style-name="T43">env</text:span><text:span text:style-name="T185"> without arguments.</text:span></text:p>
      <text:p text:style-name="P160">To turn shell var. into env. var.: <text:span text:style-name="T17">export</text:span> MY_VAR</text:p>
      <text:p text:style-name="P160">The same, but in 1 line: <text:span text:style-name="T17">export</text:span> MY_VAR=’var value’</text:p>
      <text:p text:style-name="P160">Turn env. var. to shell var.: export <text:span text:style-name="T17">-n</text:span> MY_VAR</text:p>
      <text:p text:style-name="P161">Remove env. var.(same as for shell var.): <text:span text:style-name="T17">unset</text:span> MY_VAR</text:p>
      <text:p text:style-name="P161"/>
      <text:p text:style-name="P151"><text:span text:style-name="T45">Note</text:span><text:span text:style-name="T189">. Command </text:span><text:span text:style-name="T17">env</text:span> <text:span text:style-name="T189">allows to prepare env. specifically for some program/command w/o changing existing environment:</text:span></text:p>
      <text:p text:style-name="P151"><text:span text:style-name="T189"><text:tab/>env </text:span>VAR1="<text:span text:style-name="T189">Hello</text:span>" <text:span text:style-name="T189">VAR2=”world”</text:span> <text:span text:style-name="T189">echo “$VAR1 $VAR2” – </text:span><text:span text:style-name="T10">did not work, why??</text:span></text:p>
      <text:p text:style-name="P160"/>
      <text:p text:style-name="P165">Useful env. variables:</text:p>
      <text:p text:style-name="P159">SHELL – name of current shell</text:p>
      <text:p text:style-name="P159">PATH</text:p>
      <text:p text:style-name="P159">USER, – current user</text:p>
      <text:p text:style-name="P159">UID - ID of current user</text:p>
      <text:p text:style-name="P159">PWD – current working dirrectory</text:p>
      <text:p text:style-name="P159">HOME</text:p>
      <text:p text:style-name="P159">HOSTNAME</text:p>
      <text:p text:style-name="P159">_ - result of last executed command</text:p>
      <text:p text:style-name="P12"/>
      <text:h text:style-name="Heading_20_2" text:outline-level="2">Where to put environment variables</text:h>
      <text:p text:style-name="P162">In one of /etc/profile, …, ~/.bashrc listed above, depending if it is for user or system-wide variable:</text:p>
      <text:p text:style-name="P150"><text:tab/>export PATH=”$PATH:/the/file/path”</text:p>
      <text:p text:style-name="P162"/>
      <text:p text:style-name="P162"><text:soft-page-break/>Inside <text:span text:style-name="T17">/etc/environment.</text:span> It is for system-wide variables, read by PAM(not by shell) – works even for login managers and graphical sessions. It should not contain scrips – just KEY=value1:value2:value3 <text:span text:style-name="T187">lines. </text:span><text:span text:style-name="T44">Requires logout-login to take effect</text:span><text:span text:style-name="T188">.</text:span></text:p>
      <text:h text:style-name="P225" text:outline-level="1">Misc commands</text:h>
      <text:p text:style-name="P17">Get default shell of a user:</text:p>
      <text:p text:style-name="P17"><text:tab/>echo $SHELL</text:p>
      <text:p text:style-name="P18"><text:tab/>echo $0 # actually this is 0-th arg., inside .sh-file it gives path to .sh-file</text:p>
      <text:p text:style-name="P18"/>
      <text:p text:style-name="P19">Current distro name – see file <text:span text:style-name="T17">/etc/os-release</text:span></text:p>
      <text:p text:style-name="P79"/>
      <text:p text:style-name="P20">Set default editor, shell, etc</text:p>
      <text:p text:style-name="P79"><text:span text:style-name="T65">Interactively choose app.(“editor” is like category): </text:span>update-alternatives --config editor</text:p>
      <text:p text:style-name="P80">List categories: <text:s/><text:span text:style-name="T66">update-alternatives --</text:span>get-selections</text:p>
      <text:p text:style-name="P80">See alternatives for category: <text:s/><text:span text:style-name="T66">update-alternatives --</text:span>list editor</text:p>
      <text:p text:style-name="P79"/>
      <text:p text:style-name="P81">Get RAM usage</text:p>
      <text:p text:style-name="P92"><text:span text:style-name="T17">htop</text:span> is not always installed, so use <text:span text:style-name="T17">free -m</text:span></text:p>
      <text:p text:style-name="P79">-<text:span text:style-name="T67">m means “show in Mbytes”. “available” column is actually un-allocated memory, NOT “free”.</text:span></text:p>
      <text:p text:style-name="P92"><text:span text:style-name="T17">Swap</text:span> is max disk space to be used as RAM if real RAM is over.</text:p>
      <text:p text:style-name="P79"/>
      <text:p text:style-name="P79"><text:span text:style-name="T17">Count words</text:span>/lines : <text:span text:style-name="T17">wc</text:span> <text:span text:style-name="T68">file.txt</text:span> / wc -l <text:span text:style-name="T68">file.txt</text:span></text:p>
      <text:p text:style-name="P79"/>
      <text:p text:style-name="P82">grep</text:p>
      <text:p text:style-name="P83"><text:span text:style-name="T70">Search “some-text” in file: </text:span><text:span text:style-name="T69">grep</text:span> “<text:span text:style-name="T69">s</text:span><text:span text:style-name="T71">ome</text:span><text:span text:style-name="T69">-text” /input/file</text:span></text:p>
      <text:p text:style-name="P93">May work without “” if no spaces.</text:p>
      <text:p text:style-name="P83"><text:span text:style-name="T69">Case <text:s/>sensitive. For </text:span>case insentitive<text:span text:style-name="T69"> add -i</text:span></text:p>
      <text:p text:style-name="P94">To <text:span text:style-name="T17">show lines</text:span> add -n</text:p>
      <text:p text:style-name="P94"><text:span text:style-name="T78">S</text:span>each <text:span text:style-name="T17">in all files</text:span> in current dir: grep some-text <text:span text:style-name="T17">*</text:span></text:p>
      <text:p text:style-name="P95"><text:span text:style-name="T17">Search </text:span>everywhere<text:span text:style-name="T17"> recursively</text:span><text:span text:style-name="T79">(-R to follow links)</text:span>: grep <text:span text:style-name="T17">-r</text:span> some-text /<text:span text:style-name="T80">start</text:span>/dir</text:p>
      <text:p text:style-name="P26">To show only file names: grep <text:span text:style-name="T17">-l</text:span> … /start/dir</text:p>
      <text:p text:style-name="P96"><text:span text:style-name="T17">Stop if found 20</text:span> matches: grep -m 20 …</text:p>
      <text:p text:style-name="P93">Search <text:span text:style-name="T17">word</text:span>: grep -w “word” …</text:p>
      <text:p text:style-name="P97">Search <text:span text:style-name="T17">several</text:span>: grep -e “opt1” -e “opt2” -e “opt3” input.txt</text:p>
      <text:p text:style-name="P98">Show lines <text:span text:style-name="T17">above(-A)/below(-B)/around(-C)</text:span> match: grep -A 2 -B 3 ‘some text’ input.txt</text:p>
      <text:p text:style-name="P99"><text:span text:style-name="T17">Excluding</text:span>: grep -v “don’t be shown” input.txt </text:p>
      <text:p text:style-name="P97"/>
      <text:p text:style-name="P84">chmod</text:p>
      <text:p text:style-name="P100">Apply <text:span text:style-name="T17">to dir</text:span> &amp; <text:span text:style-name="T17">all inside</text:span> recursively: chmod -R 777 /some/dir</text:p>
      <text:p text:style-name="P27">Apply <text:span text:style-name="T17">only to all inside</text:span> recursively(<text:span text:style-name="T17">not to dir</text:span>): chmod 777 /some/dir</text:p>
      <text:p text:style-name="P27">Valid variant: chmod o+rw /some/dir</text:p>
      <text:p text:style-name="P100"/>
      <text:p text:style-name="P101">Change <text:span text:style-name="T17">only group</text:span>: <text:span text:style-name="T17">chown</text:span> :group1 file.txt</text:p>
      <text:p text:style-name="P101"/>
      <text:p text:style-name="P102"><text:span text:style-name="T17">Attributes of file</text:span>.</text:p>
      <text:p text:style-name="P102">File has not only permissions but also attributes</text:p>
      <text:p text:style-name="P103">List attributes: <text:span text:style-name="T17">lsattr</text:span> file.txt</text:p>
      <text:p text:style-name="P103"><text:span text:style-name="T81">Add and remove</text:span> attributes: <text:span text:style-name="T17">chattr</text:span> <text:span text:style-name="T81">+</text:span>i <text:span text:style-name="T81">file.txt </text:span><text:span text:style-name="T18">and</text:span><text:span text:style-name="T81"> chattr -i file.txt</text:span></text:p>
      <text:p text:style-name="P104"><text:soft-page-break/><text:span text:style-name="T17">Truncate</text:span> a file to a certain size: <text:span text:style-name="T17">truncate</text:span> -<text:span text:style-name="T82">s 1K file.txt</text:span></text:p>
      <text:p text:style-name="P103"/>
      <text:p text:style-name="P85">find</text:p>
      <text:p text:style-name="P105">find /starting/point ...</text:p>
      <text:p text:style-name="P105">by name<text:span text:style-name="T83">(</text:span><text:span text:style-name="T19">case sensitive</text:span><text:span text:style-name="T83">)</text:span>, allows *: -name “file.txt”</text:p>
      <text:p text:style-name="P106">by name(case insensitive): -iname “...”</text:p>
      <text:p text:style-name="P105">by type, file/dir: -type f/d</text:p>
      <text:p text:style-name="P106">by size(grater/smaller, 1k is not exact value – seem that ‘size on disk’): -size +/-1k</text:p>
      <text:p text:style-name="P106">limit depth(0 – only in /starting/point): -maxdepth 1</text:p>
      <text:p text:style-name="P105">execute with each found; {} subst. result item; + is mandatory end of a command, <text:span text:style-name="T83">alternative ending <text:tab/>is “\;”(not quoted)</text:span>: -exec echo {} +</text:p>
      <text:p text:style-name="P107"/>
      <text:p text:style-name="P21">head/tail</text:p>
      <text:p text:style-name="P108">Show first/last 10 lines in file: <text:span text:style-name="T84">head/tail file.txt</text:span></text:p>
      <text:p text:style-name="P108"><text:span text:style-name="T84">Both have option </text:span><text:span text:style-name="T85">-n 20</text:span><text:span text:style-name="T84"> to show 20 lines. tail has option </text:span><text:span text:style-name="T85">-f</text:span><text:span text:style-name="T84"> to refresh automatically.</text:span></text:p>
      <text:p text:style-name="P108"><text:span text:style-name="T84"/></text:p>
      <text:p text:style-name="P22">Hard/soft links</text:p>
      <text:p text:style-name="P110"><text:span text:style-name="T85">Hard-link</text:span><text:span text:style-name="T84"> is another reference to inode(structure of file system). If hrd-file.txt is a link to file.txt; then file.txt is removed – hrd-file.txt is still valid, content is NOT removed from file system. </text:span><text:span text:style-name="T91">So hard link is like another ‘entrance’ to a file. Hard links to dirs are not allowed.</text:span></text:p>
      <text:p text:style-name="P110"><text:span text:style-name="T85">Soft-link</text:span><text:span text:style-name="T84"> references a file </text:span><text:span text:style-name="T85">or dir</text:span><text:span text:style-name="T91">(not inode)</text:span><text:span text:style-name="T84">. </text:span><text:span text:style-name="T91">If referenced file is removed – link is not valid.</text:span></text:p>
      <text:p text:style-name="P111"><text:span text:style-name="T84">Create hard link: </text:span><text:span text:style-name="T85">ln</text:span><text:span text:style-name="T84"> file.txt hard-link-name</text:span></text:p>
      <text:p text:style-name="P111"><text:span text:style-name="T84">Create soft link: </text:span><text:span text:style-name="T85">ln -s</text:span><text:span text:style-name="T84"> file.txt soft-link-name</text:span></text:p>
      <text:p text:style-name="P109"><text:span text:style-name="T84"/></text:p>
      <text:h text:style-name="Heading_20_1" text:outline-level="1">Packet manager</text:h>
      <text:h text:style-name="P227" text:outline-level="2"><text:span text:style-name="T100">a</text:span>pt</text:h>
      <text:p text:style-name="P251">apt → <text:span text:style-name="T224">wraps</text:span> → apt-get, apt-cache, <text:span text:style-name="T224">apt-mark</text:span> → <text:span text:style-name="T224">wraps</text:span> → dpkg</text:p>
      <text:p text:style-name="P250"/>
      <text:p text:style-name="P250">Respositories for search are in <text:span text:style-name="T17">/etc/apt/sources.list</text:span><text:span text:style-name="T95"> or drop-ins inside </text:span><text:span text:style-name="T89">/etc/apt/sources.list.d/</text:span></text:p>
      <text:p text:style-name="P250"><text:span text:style-name="T102"/></text:p>
      <text:p text:style-name="P250"><text:span text:style-name="T102">R</text:span><text:span text:style-name="T99">ecords in old </text:span><text:span text:style-name="T90">“one-line-style”</text:span><text:span text:style-name="T99"> format</text:span><text:span text:style-name="T84">:</text:span></text:p>
      <text:p text:style-name="P252"><text:tab/><text:span text:style-name="T228">type</text:span> <text:span text:style-name="T227"><text:s/></text:span><text:span text:style-name="T228">[options] URI</text:span> <text:span text:style-name="T228">suite</text:span> <text:span text:style-name="T228">components</text:span></text:p>
      <text:p text:style-name="P254"><text:span text:style-name="T228">type - </text:span>deb <text:span text:style-name="T228">or</text:span> deb-src</text:p>
      <text:p text:style-name="P258">options – space separated options like: <text:s/><text:span text:style-name="T227">arch=amd64,</text:span><text:span text:style-name="T230">armel</text:span><text:span text:style-name="T227"> signed-by=/</text:span><text:span text:style-name="T230">somewhere</text:span><text:span text:style-name="T227">/some-repo.gpg. </text:span><text:span text:style-name="T229">Option may have multiple values which are </text:span><text:span text:style-name="T56">comma-separated</text:span><text:span text:style-name="T229">.</text:span></text:p>
      <text:p text:style-name="P257">URI – URI to distro</text:p>
      <text:p text:style-name="P257">suite – which branch of distro to use; may be code name of OS version on Ubuntu, may be stable, testing, etc. on Debian.</text:p>
      <text:p text:style-name="P253"><text:span text:style-name="T228">components</text:span> – <text:span text:style-name="T229">groups by licensing and support policy: </text:span>main – <text:span text:style-name="T229">open source supported by Canonical</text:span>, <text:span text:style-name="T229">restricted – proprietary, universe – community maintained, etc. Debian has main, contrib, non-free, etc.</text:span></text:p>
      <text:p text:style-name="P256"/>
      <text:p text:style-name="P256">Also supports new <text:span text:style-name="T17">DEB822</text:span>:</text:p>
      <text:p text:style-name="P259"><text:tab/>Types: deb deb-src</text:p>
      <text:p text:style-name="P259"><text:tab/>URIs: http://archive.ubuntu.com/ubuntu</text:p>
      <text:p text:style-name="P259"><text:soft-page-break/><text:tab/>Suites: noble</text:p>
      <text:p text:style-name="P259"><text:tab/>Components: main universe</text:p>
      <text:p text:style-name="P259"><text:tab/>Architectures: amd64 <text:span text:style-name="T230">armel</text:span></text:p>
      <text:p text:style-name="P259"><text:tab/>Signed-By: <text:span text:style-name="T227">/usr/share/keyrings/some-repo.gpg</text:span></text:p>
      <text:p text:style-name="P259"><text:tab/>Enabled: yes</text:p>
      <text:p text:style-name="P259"><text:tab/>{empty line}</text:p>
      <text:p text:style-name="P259">Enabled – yes/no, needed to avoid multiline commenting to disable.</text:p>
      <text:p text:style-name="P260">Multiple values of options are <text:span text:style-name="T17">space-separated</text:span>.</text:p>
      <text:p text:style-name="P252"/>
      <text:p text:style-name="P247"><text:span text:style-name="T84">Add repo to sources</text:span></text:p>
      <text:p text:style-name="P238">It’s needed to add record to apt’s source list and put public pgp-key to <text:span text:style-name="T17">/etc/apt/keyrings/</text:span>. Repo should provide pgp-key – download it and dearmor(not in BASE64). Record should have property signed-by with path to pgp-key. </text:p>
      <text:p text:style-name="P238">Util <text:span text:style-name="T17">add-apt-repository</text:span> makes it simple. <text:span text:style-name="T231">It might be not installed, so:</text:span></text:p>
      <text:p text:style-name="P238"><text:span text:style-name="T231"><text:tab/>sudo </text:span>apt install software-properties-common</text:p>
      <text:p text:style-name="P239">Deprecated way is to pass “one-line-style” record to add-apt-repository:</text:p>
      <text:p text:style-name="P240">sudo add-apt-repository "deb [signed-by=/etc/apt/keyrings/docker.asc] https://download.docker.com/linux/ubuntu noble main universe"</text:p>
      <text:p text:style-name="P239">New approach:</text:p>
      <text:p text:style-name="P239"><text:tab/>sudo add-apt-repository \</text:p>
      <text:p text:style-name="P241"><text:tab/>--uri https://download.docker.com/linux/ubuntu \</text:p>
      <text:p text:style-name="P239"><text:tab/>--<text:span text:style-name="T232">component main </text:span>--component universe</text:p>
      <text:p text:style-name="P242">--<text:span text:style-name="T235">ppa – use instead of --uri for PPA repos(see below).</text:span></text:p>
      <text:p text:style-name="P242">--enable-source – will also add type “deb-src”, <text:span text:style-name="T17">type “deb” is always added</text:span>.</text:p>
      <text:p text:style-name="P242">--no-update – <text:span text:style-name="T234">don’t</text:span><text:span text:style-name="T233"> update index after completion, </text:span><text:span text:style-name="T57">because it updates by default</text:span><text:span text:style-name="T233">.</text:span></text:p>
      <text:p text:style-name="P243">Omited --component defaults to “main”, suite will be resolved automatically. Shortest form:</text:p>
      <text:p text:style-name="P243"><text:tab/><text:span text:style-name="T231">sudo add-apt-repository </text:span><text:a xlink:type="simple" xlink:href="https://download.docker.com/linux/ubuntu" text:style-name="Internet_20_link" text:visited-style-name="Visited_20_Internet_20_Link"><text:span text:style-name="T231">https://download.docker.com/linux/ubuntu</text:span></text:a></text:p>
      <text:p text:style-name="P249"/>
      <text:p text:style-name="P248">Adding PPA repositories</text:p>
      <text:p text:style-name="P244">Third-party repositories, hosted on Launchpad(launchpad.net). Are not reviewed – may be unsafe.</text:p>
      <text:p text:style-name="P244">May be added like usual third-party repository.</text:p>
      <text:p text:style-name="P244"><text:span text:style-name="T58">add-apt-repository</text:span><text:span text:style-name="T236"> allows to use this instead of URI</text:span>:</text:p>
      <text:p text:style-name="P243"><text:tab/>ppa:kicad/kicad-9.0-releases</text:p>
      <text:p text:style-name="P245">Here “kicad” is user, “<text:span text:style-name="T234">kicad-9.0-releases” </text:span>is project. If project is omited - it defaults to “ppa”:</text:p>
      <text:p text:style-name="P245"><text:tab/>ppa:kicad</text:p>
      <text:p text:style-name="P246">add-apt-repository will resolve everything it’s self. To add such repo:</text:p>
      <text:p text:style-name="P244"><text:span text:style-name="T235"><text:tab/>sudo add-apt-repository --</text:span><text:span text:style-name="T236">ppa </text:span>ppa:kicad/kicad-9.0-releases</text:p>
      <text:p text:style-name="P244"><text:span text:style-name="T235"><text:tab/>sudo add-apt-repository </text:span>ppa:kicad/kicad-9.0-releases</text:p>
      <text:p text:style-name="P236"/>
      <text:p text:style-name="P255">Packages installed explicitely(via apt install) are marked as “<text:span text:style-name="T17">manual</text:span>”, dependencies of “manual” are marked as “<text:span text:style-name="T17">auto</text:span>”.</text:p>
      <text:p text:style-name="P255">It’s possible to prevent upgrade/removal of some packs – mark them as “<text:span text:style-name="T17">hold</text:span>”:</text:p>
      <text:p text:style-name="P255"><text:tab/>apt-mark hold pack1 pack2</text:p>
      <text:p text:style-name="P112"><text:span text:style-name="T84"/></text:p>
      <text:p text:style-name="P136"><text:span text:style-name="T84">Commands work with downloaded packages(deb-files), </text:span><text:span text:style-name="T98">just specify path</text:span><text:span text:style-name="T84">:</text:span></text:p>
      <text:p text:style-name="P136"><text:span text:style-name="T84"><text:tab/>apt-</text:span><text:span text:style-name="T98">get</text:span><text:span text:style-name="T84"> install ./some.deb</text:span></text:p>
      <text:p text:style-name="P112"><text:span text:style-name="T84"/></text:p>
      <text:p text:style-name="P30"><text:span text:style-name="T17">Update index</text:span>:</text:p>
      <text:p text:style-name="P30"><text:soft-page-break/><text:tab/>apt-<text:span text:style-name="T219">get</text:span> update</text:p>
      <text:p text:style-name="P28"/>
      <text:p text:style-name="P29"><text:span text:style-name="T17">Install package</text:span>:</text:p>
      <text:p text:style-name="P29"><text:tab/>apt-<text:span text:style-name="T222">get</text:span> install pack1 pack2 pack3</text:p>
      <text:p text:style-name="P29"><text:span text:style-name="T215">A</text:span><text:span text:style-name="T103">dd </text:span><text:span text:style-name="T54">--yes</text:span><text:span text:style-name="T103"> to auto-confirm everything.</text:span></text:p>
      <text:p text:style-name="P41">To install specific version append ={version} to pack. name:</text:p>
      <text:p text:style-name="P41"><text:tab/>apt-<text:span text:style-name="T216">get</text:span> install pack1<text:span text:style-name="T17">=1.0.3</text:span></text:p>
      <text:p text:style-name="P42">If you “install” already installed package – it is <text:span text:style-name="T17">upgraded</text:span> with it’s dependencies.</text:p>
      <text:p text:style-name="P42">To prevent accidental upgrade <text:span text:style-name="T216">while installing</text:span> add <text:span text:style-name="T116">--no-upgrade</text:span><text:span text:style-name="T112">. </text:span><text:span text:style-name="T113">It may </text:span><text:span text:style-name="T115">downgrade</text:span><text:span text:style-name="T113"> if you specify version which is not later.</text:span></text:p>
      <text:p text:style-name="P50"><text:span text:style-name="T113">T</text:span><text:span text:style-name="T104">o prevent accidental install while upgrading add </text:span><text:span text:style-name="T114">--only-upgrade</text:span><text:span text:style-name="T104">.</text:span></text:p>
      <text:p text:style-name="P148"/>
      <text:p text:style-name="P24">Uninstall package</text:p>
      <text:p text:style-name="P40">Allows to remove <text:span text:style-name="T217">separately: </text:span>package, it’s dependencies(not used by others, <text:span text:style-name="T217">automatically installed</text:span>), config. files.</text:p>
      <text:p text:style-name="P41">Remove packages:</text:p>
      <text:p text:style-name="P29"><text:tab/>apt-<text:span text:style-name="T217">get</text:span> remove pack1 <text:span text:style-name="T215">pack2</text:span></text:p>
      <text:p text:style-name="P44">Remove packages and/or configs:</text:p>
      <text:p text:style-name="P44"><text:tab/>apt-<text:span text:style-name="T217">get</text:span> purge pack1 pack2</text:p>
      <text:p text:style-name="P43">If packages were already removed - removes just configs, otherwise – both.</text:p>
      <text:p text:style-name="P44">Remove unused dependencies:</text:p>
      <text:p text:style-name="P44"><text:tab/>apt-<text:span text:style-name="T217">get</text:span> autoremove</text:p>
      <text:p text:style-name="P51">To purge <text:span text:style-name="T218">unused dependencies add </text:span><text:span text:style-name="T55">--purge</text:span><text:span text:style-name="T218">.</text:span></text:p>
      <text:p text:style-name="P28"/>
      <text:p text:style-name="P137"><text:span text:style-name="T85">Update </text:span><text:span text:style-name="T88">all </text:span><text:span text:style-name="T85">packages</text:span><text:span text:style-name="T84">(to newer version)</text:span></text:p>
      <text:p text:style-name="P137"><text:span text:style-name="T96">D</text:span><text:span text:style-name="T84">on’t update if some dependency </text:span><text:span text:style-name="T97">should be added/removed</text:span><text:span text:style-name="T84">:</text:span></text:p>
      <text:p text:style-name="P48"><text:tab/>apt-<text:span text:style-name="T219">get</text:span> upgrade</text:p>
      <text:p text:style-name="P46">to update regardless that use:</text:p>
      <text:p text:style-name="P46"><text:tab/>apt-<text:span text:style-name="T219">get</text:span> <text:s/>dist-upgrade</text:p>
      <text:p text:style-name="P52">Actually it is smarter, read doc.</text:p>
      <text:p text:style-name="P46"/>
      <text:p text:style-name="P53"><text:span text:style-name="T17">Show package information</text:span>(name, dependencies, size, etc.):</text:p>
      <text:p text:style-name="P53"><text:tab/>apt-cache show pack1</text:p>
      <text:p text:style-name="P47"/>
      <text:p text:style-name="P25">Search package</text:p>
      <text:p text:style-name="P49"><text:span text:style-name="T220">B</text:span>y <text:span text:style-name="T221">phrase(any specified)</text:span> in name and descr., <text:span text:style-name="T221">searches sub-string – not words</text:span>:</text:p>
      <text:p text:style-name="P49"><text:tab/>apt search “<text:span text:style-name="T220">does this</text:span>” “<text:span text:style-name="T220">does that</text:span>”</text:p>
      <text:p text:style-name="P45"><text:span text:style-name="T84"/></text:p>
      <text:p text:style-name="P234">List <text:span text:style-name="T223">installed packages</text:span></text:p>
      <text:p text:style-name="P230">List manually installed:</text:p>
      <text:p text:style-name="P230"><text:tab/>apt-mark showmanual</text:p>
      <text:p text:style-name="P231">auto installed:</text:p>
      <text:p text:style-name="P230"><text:tab/>apt-mark show<text:span text:style-name="T226">auto</text:span></text:p>
      <text:p text:style-name="P230"/>
      <text:p text:style-name="P235">Debuging</text:p>
      <text:p text:style-name="P232">Clean cache: apt clean</text:p>
      <text:p text:style-name="P233">Fix broken dependencies: apt install --fix-broken</text:p>
      <text:p text:style-name="P233">View hold packs.: apt-mark showmark</text:p>
      <text:p text:style-name="P9">Download sources?? download without installing?? <text:span text:style-name="T225">What pack owns this file??</text:span></text:p>
      <text:p text:style-name="P114"><text:span text:style-name="T3"/></text:p>
      <text:h text:style-name="P228" text:outline-level="2">pacman</text:h>
      <text:p text:style-name="P139">Help with command(for example -Q):</text:p>
      <text:p text:style-name="P139"><text:tab/>pacman -Q –help</text:p>
      <text:p text:style-name="P139"/>
      <text:p text:style-name="P140">For <text:span text:style-name="T17">non-verbose output</text:span> – add option ‘q’. For example, to get just names of installed packages(see -Q below):</text:p>
      <text:p text:style-name="P140"><text:tab/>pacman -Qqs part-of-pack-name</text:p>
      <text:p text:style-name="P166"><text:span text:style-name="T105"/></text:p>
      <text:p text:style-name="P166"><text:span text:style-name="T105">Search installed packages, accepts part of a name or regex, </text:span><text:span text:style-name="T106">gives full name and some info</text:span><text:span text:style-name="T105"> about package:</text:span></text:p>
      <text:p text:style-name="P166"><text:span text:style-name="T105"><text:tab/>pacman </text:span><text:span text:style-name="T106">-Qs</text:span><text:span text:style-name="T105"> part-of-pack-name</text:span></text:p>
      <text:p text:style-name="P141">Search packages but in remote repository:</text:p>
      <text:p text:style-name="P166"><text:span text:style-name="T105"><text:tab/>pacman </text:span><text:span text:style-name="T106">-Ss</text:span><text:span text:style-name="T105"> part-of-pack-name</text:span></text:p>
      <text:p text:style-name="P167"><text:span text:style-name="T105"/></text:p>
      <text:p text:style-name="P167"><text:span text:style-name="T105">Get </text:span><text:span text:style-name="T108">more </text:span><text:span text:style-name="T105">information about installed package:</text:span></text:p>
      <text:p text:style-name="P167"><text:span text:style-name="T105"><text:tab/>pacman </text:span><text:span text:style-name="T106">-Qi</text:span><text:span text:style-name="T105"> pack-name</text:span></text:p>
      <text:p text:style-name="P141">Get more info about package, but from remote</text:p>
      <text:p text:style-name="P166"><text:span text:style-name="T105"><text:tab/>pacman </text:span><text:span text:style-name="T106">-Si</text:span><text:span text:style-name="T105"> pack-name</text:span></text:p>
      <text:p text:style-name="P166"><text:span text:style-name="T105"/></text:p>
      <text:p text:style-name="P142">Get a list of installed files of a package:</text:p>
      <text:p text:style-name="P166"><text:span text:style-name="T105"><text:tab/>pacman </text:span><text:span text:style-name="T106">-Ql</text:span><text:span text:style-name="T105"> pack-name</text:span></text:p>
      <text:p text:style-name="P142">Get a list of files, which will be installed after package installation from remote:</text:p>
      <text:p text:style-name="P166"><text:span text:style-name="T105"><text:tab/>pacman </text:span><text:span text:style-name="T106">-Fl</text:span><text:span text:style-name="T105"> pack-name</text:span></text:p>
      <text:p text:style-name="P142">Verify, that all files of installed package exist:</text:p>
      <text:p text:style-name="P168"><text:span text:style-name="T105"><text:tab/>pacman </text:span><text:span text:style-name="T106">-Qk</text:span><text:span text:style-name="T105"> pack-name</text:span></text:p>
      <text:p text:style-name="P168"><text:span text:style-name="T109">Get</text:span><text:span text:style-name="T105"> to which package a file in the file system belongs to:</text:span></text:p>
      <text:p text:style-name="P168"><text:span text:style-name="T105"><text:tab/>pacman </text:span><text:span text:style-name="T106">-Qo</text:span><text:span text:style-name="T105"> /path/to/file</text:span></text:p>
      <text:p text:style-name="P169"><text:span text:style-name="T105"/></text:p>
      <text:p text:style-name="P138">Install package or package group:</text:p>
      <text:p text:style-name="P169"><text:span text:style-name="T105"><text:tab/>pacman </text:span><text:span text:style-name="T106">-S</text:span><text:span text:style-name="T105"> pack-name</text:span></text:p>
      <text:p text:style-name="P169"><text:span text:style-name="T105"/></text:p>
      <text:p text:style-name="P170"><text:span text:style-name="T105">Remove </text:span><text:span text:style-name="T110">single </text:span><text:span text:style-name="T105">package </text:span><text:span text:style-name="T110">but leave it’s deps.</text:span><text:span text:style-name="T105">:</text:span></text:p>
      <text:p text:style-name="P170"><text:span text:style-name="T110"><text:tab/>pacman </text:span><text:span text:style-name="T107">-R</text:span><text:span text:style-name="T110"> pack-name</text:span></text:p>
      <text:p text:style-name="P143">Remove package and dependencies, which are not required for other installed packages:</text:p>
      <text:p text:style-name="P171"><text:span text:style-name="T105"><text:tab/>pacman -R</text:span><text:span text:style-name="T106">s</text:span><text:span text:style-name="T105"> pack-name</text:span></text:p>
      <text:p text:style-name="P144">Remove pack. and other packs. which depend on it:</text:p>
      <text:p text:style-name="P172"><text:span text:style-name="T105"><text:tab/>pacman -R</text:span><text:span text:style-name="T106">c</text:span><text:span text:style-name="T105"> pack-name</text:span></text:p>
      <text:p text:style-name="P172"><text:span text:style-name="T105"/></text:p>
      <text:p text:style-name="P145">Update system; pacman supports only full system update:</text:p>
      <text:p text:style-name="P173"><text:span text:style-name="T105"><text:tab/>pacman </text:span><text:span text:style-name="T106">-Syu</text:span></text:p>
      <text:p text:style-name="P173"><text:span text:style-name="T106"/></text:p>
      <text:p text:style-name="P115"><text:span text:style-name="T105">To list all packages </text:span><text:span text:style-name="T111">which are </text:span><text:span text:style-name="T105">no longer required as dependencies (orphans):</text:span></text:p>
      <text:p text:style-name="P115"><text:span text:style-name="T105"><text:tab/>$ pacman </text:span><text:span text:style-name="T106">-Qdt</text:span></text:p>
      <text:p text:style-name="P146">Remove orphans:</text:p>
      <text:p text:style-name="P146"><text:tab/>pacman -Qdtq | sudo pacman -Rns -</text:p>
      <text:p text:style-name="P113"><text:span text:style-name="T84"/></text:p>
      <text:h text:style-name="Heading_20_1" text:outline-level="1">Linux “initializer process”, <text:span text:style-name="T117">systemd</text:span></text:h>
      <text:p text:style-name="P4"><text:span text:style-name="T117">Historically: </text:span>SysVinit → OpenRC → systemd</text:p>
      <text:p text:style-name="P3">/<text:span text:style-name="T118">usr/sbin/init – hard link to init. process(like systemd)</text:span></text:p>
      <text:p text:style-name="P5">Configs are inside(higher to lower priority)</text:p>
      <text:p text:style-name="P5"><text:tab/>/etc/systemd/system</text:p>
      <text:p text:style-name="P5"><text:tab/>/run/systemd/system</text:p>
      <text:p text:style-name="P5"><text:soft-page-break/><text:tab/>/lib/systemd/system</text:p>
      <text:p text:style-name="P5">Systemd manages “units” – a common name for services, timers, targets, etc.</text:p>
      <text:p text:style-name="P5">Target is a specific level at which system currently operates. <text:span text:style-name="T119">Physically a collection of links to unit-files inside .../some.target.wants/ dirrectory</text:span></text:p>
      <text:p text:style-name="P5"/>
      <text:p text:style-name="P86">Interaction with systemd is via systemctl command.</text:p>
      <text:p text:style-name="P174"><text:span text:style-name="T17">Reread configs</text:span>(in case you changed smth.):</text:p>
      <text:p text:style-name="P175"><text:tab/>systemctl daemon-reload</text:p>
      <text:p text:style-name="P175"/>
      <text:p text:style-name="P175"><text:span text:style-name="T20">Check/c</text:span><text:span text:style-name="T17">ontrol service</text:span>, .<text:span text:style-name="T120">service extension is not mandatory – presumed by default</text:span>:</text:p>
      <text:p text:style-name="P175"><text:tab/>systemctl status/start/stop/restart some-service <text:span text:style-name="T4">reload????</text:span></text:p>
      <text:p text:style-name="P175"/>
      <text:p text:style-name="P176"><text:span text:style-name="T17">Enable/disable</text:span> – to start after boot or not. <text:span text:style-name="T119">Actually adds a link to this file inside …/some.target.wants/(in this case WantedBy=some.target - see unit-file structure)</text:span>:</text:p>
      <text:p text:style-name="P176"><text:tab/>systemctl enable/disable service-name</text:p>
      <text:p text:style-name="P176"/>
      <text:p text:style-name="P177"><text:span text:style-name="T17">Editing</text:span>. <text:span text:style-name="T121">Changes</text:span><text:span text:style-name="T122">(only changes, effective config. is retrieved by merging)</text:span><text:span text:style-name="T121"> will be saved in /etc/systemd/system/some-service.service</text:span><text:span text:style-name="T21">.d</text:span><text:span text:style-name="T121">/override.conf</text:span>: <text:span text:style-name="T11">review this??</text:span></text:p>
      <text:p text:style-name="P177"><text:tab/>systemctl edit serice-name</text:p>
      <text:p text:style-name="P177"/>
      <text:p text:style-name="P15">systemd-analyze cat-config – <text:span text:style-name="T201">effective config-file</text:span></text:p>
      <text:p text:style-name="P16">systemctl cat – effective unit-file</text:p>
      <text:p text:style-name="P15">systemd drop-ins</text:p>
      <text:p text:style-name="P178"/>
      <text:h text:style-name="Heading_20_2" text:outline-level="2">Substitution inside unit-files</text:h>
      <text:p text:style-name="P180">If name of a file is like “<text:a xlink:type="simple" xlink:href="mailto:server@123.service" text:style-name="Internet_20_link" text:visited-style-name="Visited_20_Internet_20_Link">server@123.service</text:a>”, than <text:span text:style-name="T17">%p</text:span> inside file is replaced by “server”, <text:span text:style-name="T17">%i</text:span> – by “123”, <text:span text:style-name="T17">%</text:span><text:span text:style-name="T22">n</text:span><text:span text:style-name="T123"> – by full name “server@123.service”.</text:span></text:p>
      <text:p text:style-name="P180"><text:span text:style-name="T17">%H</text:span>(yes, capital) is replaced by hostname.</text:p>
      <text:p text:style-name="P177"/>
      <text:h text:style-name="Heading_20_2" text:outline-level="2">Unit file for service</text:h>
      <text:p text:style-name="P181">[Unit]</text:p>
      <text:p text:style-name="P181">Description=Short description of some-service</text:p>
      <text:p text:style-name="P182">Requires=<text:span text:style-name="T124">other</text:span>.service</text:p>
      <text:p text:style-name="P182">After=<text:span text:style-name="T124">other</text:span>.service, <text:span text:style-name="T123">some.target</text:span> <text:span text:style-name="T124"># this will start after other.service, </text:span><text:span text:style-name="T6">what for Requires=???</text:span></text:p>
      <text:p text:style-name="P181"/>
      <text:p text:style-name="P181">[Service]</text:p>
      <text:p text:style-name="P181">Type=notify # some general type???</text:p>
      <text:p text:style-name="P181">Environment=LANG=C # <text:span text:style-name="T125">environment variable, value may be inside quotes, add more Environment= <text:tab/>for more variables</text:span></text:p>
      <text:p text:style-name="P178">EnvironmentFile=/path/to/file # contains var-name=var-value lines</text:p>
      <text:p text:style-name="P179">ExecStartPre/ExecStartP<text:span text:style-name="T126">ost= # command before/after start</text:span></text:p>
      <text:p text:style-name="P181">ExecStart= # a command to start</text:p>
      <text:p text:style-name="P181">ExecReload= # reload is re-read own configs – not full restart</text:p>
      <text:p text:style-name="P183">ExecStop= # command to stop, also is executed when service fails</text:p>
      <text:p text:style-name="P183">ExecSt<text:span text:style-name="T126">opPost= # command after stop</text:span></text:p>
      <text:p text:style-name="P183">RestartSec<text:span text:style-name="T101">=60 </text:span><text:span text:style-name="T92"># delay before starting again, prevents continues restarts in case of broken service</text:span></text:p>
      <text:p text:style-name="P181">KillSignal=SIGWINCH <text:span text:style-name="T124"># </text:span><text:span text:style-name="T6">may conflict with ExecStop??</text:span></text:p>
      <text:p text:style-name="P181">KillMode=mixed</text:p>
      <text:p text:style-name="P181">PrivateTmp=true</text:p>
      <text:p text:style-name="P181">OOMPolicy=continue</text:p>
      <text:p text:style-name="P181"/>
      <text:p text:style-name="P181">[Install]</text:p>
      <text:p text:style-name="P181">WantedBy=multi-user.target <text:span text:style-name="T124"># unit will be a part of this target</text:span></text:p>
      <text:p text:style-name="P181"><text:soft-page-break/></text:p>
      <text:h text:style-name="Heading_20_2" text:outline-level="2">Some targets</text:h>
      <text:p text:style-name="P184">final.target – shut down of a system, use to create shut-down hooks</text:p>
      <text:p text:style-name="P185">timers.target – use when create timer</text:p>
      <text:p text:style-name="P184"/>
      <text:h text:style-name="Heading_20_1" text:outline-level="1">User management</text:h>
      <text:p text:style-name="P116">Existing users <text:span text:style-name="T127">are in file</text:span> /etc/passwd. <text:span text:style-name="T127">It’s strcuture:</text:span></text:p>
      <text:p text:style-name="P117">{user name}:{password}:{<text:span text:style-name="T17">uid</text:span>}:{<text:span text:style-name="T17">gid</text:span>}:{user info field}:{homedir}:{shell}</text:p>
      <text:p text:style-name="P117">user info field – see gecos??,</text:p>
      <text:p text:style-name="P117">password - it’s encripted nowadays so value is ‘x’</text:p>
      <text:p text:style-name="P117">uid - user ID</text:p>
      <text:p text:style-name="P117">gid - group ID</text:p>
      <text:p text:style-name="P117">homedir – path to dir, may be empty(nothing between ‘:’)</text:p>
      <text:p text:style-name="P118">shell – path to shell. If user is not meant to login put /usr/sbin/nologin or /sbin/nologin depending on distro. Putting /bin/false also prevents login but without friendly message.</text:p>
      <text:p text:style-name="P116"/>
      <text:p text:style-name="P119">Add user: <text:span text:style-name="T17">useradd</text:span> somebody</text:p>
      <text:p text:style-name="P120">This may NOT create homedir, <text:span text:style-name="T128">user will NOT have a password. </text:span>Check file <text:span text:style-name="T17">/etc/default/useradd</text:span> to see how command works on your distro.</text:p>
      <text:p text:style-name="P120">-<text:span text:style-name="T129">r create system user</text:span></text:p>
      <text:p text:style-name="P120">-<text:span text:style-name="T130">m create homedir</text:span><text:span text:style-name="T131">(may be used with -d below)</text:span></text:p>
      <text:p text:style-name="P120">-<text:span text:style-name="T130">d </text:span><text:span text:style-name="T132">{PATH}</text:span><text:span text:style-name="T130"> define path to homedir(it may </text:span><text:span text:style-name="T131">NOT</text:span><text:span text:style-name="T130"> exist and will NOT be created by this flag).</text:span></text:p>
      <text:p text:style-name="P120"/>
      <text:p text:style-name="P121">Set/change password(modify own passw. if no agr.): <text:span text:style-name="T17">passwd</text:span> somebody</text:p>
      <text:p text:style-name="P122"/>
      <text:p text:style-name="P125">Delete user: <text:span text:style-name="T17">userdel</text:span> somebody</text:p>
      <text:p text:style-name="P125">Does NOT delete homedir by default, <text:span text:style-name="T17">add -r</text:span> to do this.</text:p>
      <text:p text:style-name="P125"/>
      <text:p text:style-name="P123">List groups of a user<text:span text:style-name="T133">(no arg. to see for current user)</text:span>: <text:span text:style-name="T17">groups</text:span> somebody</text:p>
      <text:p text:style-name="P123"/>
      <text:p text:style-name="P123">Add user to a group<text:span text:style-name="T134">(</text:span><text:span text:style-name="T23">re-login to take effect</text:span><text:span text:style-name="T134">)</text:span>: <text:span text:style-name="T17">usermod</text:span> -aG group1,group2 so<text:span text:style-name="T133">m</text:span>ebody</text:p>
      <text:p text:style-name="P123"/>
      <text:p text:style-name="P126"><text:span text:style-name="T133">S</text:span><text:span text:style-name="T135">et </text:span><text:span text:style-name="T7">primary??</text:span><text:span text:style-name="T135"> </text:span><text:span text:style-name="T133">user’s </text:span><text:span text:style-name="T135">group</text:span><text:span text:style-name="T136">(</text:span><text:span text:style-name="T24">files in homedir will be own by group2</text:span><text:span text:style-name="T136">, ownership of the rest should be changed manually): </text:span><text:span text:style-name="T133">usermod -g group2 somebody</text:span></text:p>
      <text:p text:style-name="P128"/>
      <text:p text:style-name="P128">Set user’s home dir<text:span text:style-name="T136">(</text:span>-m moves content of a current home<text:span text:style-name="T136">)</text:span>: usermod -d /new/home -m somebody</text:p>
      <text:p text:style-name="P128"/>
      <text:p text:style-name="P127"><text:span text:style-name="T17">usermod</text:span> also allow to change login/name(-l), lock/unlock (-L/-U), set expiration(-e), <text:span text:style-name="T133">set shell(-s)</text:span></text:p>
      <text:p text:style-name="P87"/>
      <text:p text:style-name="P88">Expiration of user and password</text:p>
      <text:p text:style-name="P129">Under the hood uses info from file <text:span text:style-name="T17">/etc/shadow</text:span>.</text:p>
      <text:p text:style-name="P186">Get info about somebody: <text:span text:style-name="T17">chage</text:span> -l somebody</text:p>
      <text:p text:style-name="P186">Set user expiration(will it be auto removed??): chage -E 2020-01-01 somebody</text:p>
      <text:p text:style-name="P187">Set user never to expire chage -E <text:span text:style-name="T17">-1</text:span> somebody</text:p>
      <text:p text:style-name="P186">Set passwd expiration is 33 days: chage -M 33 somebody</text:p>
      <text:p text:style-name="P187"><text:soft-page-break/>Set passwd never to expire: chage -M <text:span text:style-name="T17">-1</text:span> somebody</text:p>
      <text:p text:style-name="P187">Set 10 days between passwd change(not to allow everyday change): chage -m 10 somebody</text:p>
      <text:p text:style-name="P187">Lock/unlock user: <text:span text:style-name="T17">passwd</text:span> -l/-u somebody</text:p>
      <text:p text:style-name="P187"/>
      <text:h text:style-name="Heading_20_1" text:outline-level="1">Group management</text:h>
      <text:p text:style-name="P130">List of existing groups are in file <text:span text:style-name="T17">/etc/group</text:span>.It’s structure:</text:p>
      <text:p text:style-name="P130">{group name}:{password}:{<text:span text:style-name="T17">gid</text:span>}:{list of members, ,-separated}</text:p>
      <text:p text:style-name="P130">password – group passwords are not used nowadays, moreover they are encripted, so value here is ‘x’.</text:p>
      <text:p text:style-name="P130">gid – group ID</text:p>
      <text:p text:style-name="P130"/>
      <text:p text:style-name="P124">Add group: <text:span text:style-name="T17">groupadd</text:span> group1</text:p>
      <text:p text:style-name="P131"><text:span text:style-name="T137">Delete</text:span> group: <text:span text:style-name="T25">groupdel</text:span><text:span text:style-name="T137"> group1</text:span></text:p>
      <text:p text:style-name="P131">Rename group: <text:span text:style-name="T5">??</text:span></text:p>
      <text:p text:style-name="P132">Add user to a group: <text:span text:style-name="T17">gpasswd</text:span> -a somebody <text:span text:style-name="T13">group1</text:span></text:p>
      <text:p text:style-name="P133">Remove user from group: gpasswd -d somebody group1</text:p>
      <text:p text:style-name="P134">List members of a group. <text:span text:style-name="T138">No standard command – </text:span><text:span text:style-name="T26">install members</text:span><text:span text:style-name="T138">, than: members group1</text:span></text:p>
      <text:h text:style-name="Heading_20_1" text:outline-level="1">Cron tasks</text:h>
      <text:p text:style-name="P54">List tasks: crontab -l</text:p>
      <text:p text:style-name="P54">Edit taks: crontab -e</text:p>
      <text:p text:style-name="P54">To list/edit tasks of specific user – add “-u user1”: crontab -l -u user1</text:p>
      <text:p text:style-name="P55">Instead <text:span text:style-name="T139">of </text:span>multiple ‘*’ may use @yearly, @daily, @hourly, @reboot(to execute after boot).</text:p>
      <text:p text:style-name="P55">‘<text:span text:style-name="T139">*’ may be replaced by 1) range “01-16”; 2) list “01,16”.</text:span></text:p>
      <text:p text:style-name="P56">*/20 – means every 20 minutes(if placed on minute position).</text:p>
      <text:p text:style-name="P54"/>
      <text:h text:style-name="Heading_20_1" text:outline-level="1">Storage</text:h>
      <text:p text:style-name="P57">Typical names storage devices are <text:span text:style-name="T17">sd</text:span>a, <text:span text:style-name="T17">sd</text:span>b, <text:span text:style-name="T17">sd</text:span>c, ...</text:p>
      <text:p text:style-name="P58"/>
      <text:p text:style-name="P58">List block devices<text:span text:style-name="T140">(also shows partitions)</text:span>:</text:p>
      <text:p text:style-name="P58"><text:tab/><text:span text:style-name="T17">lsblk</text:span></text:p>
      <text:p text:style-name="P58"><text:tab/><text:span text:style-name="T141">Gives more, than names &amp; partitions: </text:span><text:span text:style-name="T27">fdisk</text:span><text:span text:style-name="T140"> -l</text:span></text:p>
      <text:p text:style-name="P58"><text:tab/><text:span text:style-name="T141">Shows system block devices: </text:span><text:span text:style-name="T28">mount</text:span></text:p>
      <text:p text:style-name="P31"/>
      <text:p text:style-name="P31"><text:span text:style-name="T141">M</text:span>ount devi<text:span text:style-name="T142">c</text:span>e<text:span text:style-name="T142">(</text:span><text:span text:style-name="T29">sda-dir should exist</text:span><text:span text:style-name="T142">)</text:span>: <text:span text:style-name="T17">mount</text:span> /dev/sda<text:span text:style-name="T17">1</text:span> /mnt/sda-dir</text:p>
      <text:p text:style-name="P32">Unmount device(arg. may be a device /dev/sda<text:span text:style-name="T17">1</text:span>): <text:span text:style-name="T17">umount</text:span> /media/user1/disk</text:p>
      <text:p text:style-name="P33"/>
      <text:p text:style-name="P33">Get free space in file system: <text:span text:style-name="T17">df</text:span> -h</text:p>
      <text:p text:style-name="P34">Check FS integrity: <text:span text:style-name="T5">fsck??</text:span></text:p>
      <text:p text:style-name="P147">Get UUID of a device(will be needed for <text:span text:style-name="T17">/etc/fstab</text:span>, see below): <text:span text:style-name="T17">blkid</text:span></text:p>
      <text:p text:style-name="P33"/>
      <text:h text:style-name="Heading_20_2" text:outline-level="2">Automatic mounting</text:h>
      <text:p text:style-name="P35">File <text:span text:style-name="T17">/etc/fstab</text:span> has config for auto mounting devices. It’s syntax:</text:p>
      <text:p text:style-name="P35">{device} {mounting point} {file system} {,-separated options} {dump} {FS checking order}</text:p>
      <text:p text:style-name="P35"><text:soft-page-break/>device – device name(/dev/sda1) or device UUID(UUID=…, <text:span text:style-name="T143">see </text:span><text:span text:style-name="T30">blkid</text:span>)</text:p>
      <text:p text:style-name="P35">mounting point – should exist</text:p>
      <text:p text:style-name="P35">file system – ext2, ext4, exfat, ….</text:p>
      <text:p text:style-name="P35">options – write “defaults”(w/o quotes) <text:span text:style-name="T31">and</text:span><text:span text:style-name="T144">/or</text:span><text:span text:style-name="T145"> spec.</text:span> options:</text:p>
      <text:p text:style-name="P36"><text:span text:style-name="T145">rw, ro - </text:span><text:span text:style-name="T146">read-write/read-only</text:span></text:p>
      <text:p text:style-name="P37"><text:span text:style-name="T145">suid, dev, exec, nouser, async -</text:span><text:span text:style-name="T8">???</text:span></text:p>
      <text:p text:style-name="P38"><text:span text:style-name="T145">auto, noauto – </text:span><text:span text:style-name="T146">mount at boot, do not mount at boot</text:span><text:span text:style-name="T143">(used for simpler mount /mnt/point, very often specified device keeps back-ups)</text:span></text:p>
      <text:p text:style-name="P10">place all FS in RAM for tmpfs???</text:p>
      <text:p text:style-name="P35">dump – something related to back-up, not used nowadays, write “0”(w/o quotes)</text:p>
      <text:p text:style-name="P35">FS checking order – <text:span text:style-name="T145">order of check by FS integrity checker. 0 – don’t check at all.</text:span></text:p>
      <text:p text:style-name="P35"/>
      <text:p text:style-name="P34">Having corresponding record ALSO allows mounting without device arg. - just mounting point: mount /mnt/point</text:p>
      <text:p text:style-name="P35"/>
      <text:h text:style-name="Heading_20_2" text:outline-level="2">fdisk, <text:span text:style-name="T147">mkfs</text:span></text:h>
      <text:p text:style-name="P39">Launch fdisk for device: fdisk /dev/sda</text:p>
      <text:p text:style-name="P39">and select desired action from menu. Here are some:</text:p>
      <text:p text:style-name="P39">p – show partitions</text:p>
      <text:p text:style-name="P39">g – create new GPT partition <text:span text:style-name="T17">table</text:span></text:p>
      <text:p text:style-name="P39">n – create new partition</text:p>
      <text:p text:style-name="P39">w – write requested changes(even creating partition table is not executed immediately)</text:p>
      <text:p text:style-name="P39"/>
      <text:p text:style-name="P39">Format partition<text:span text:style-name="T148">(not sure if label quoted)</text:span>: <text:span text:style-name="T17">mkfs.ext4</text:span> -<text:span text:style-name="T148">L “your label” </text:span>/dev/sda<text:span text:style-name="T17">1</text:span></text:p>
      <text:p text:style-name="P39"/>
      <text:p text:style-name="P39"/>
      <text:h text:style-name="Heading_20_1" text:outline-level="1">Logging facilities</text:h>
      <text:p text:style-name="P59">Was <text:span text:style-name="T49">r</text:span><text:span text:style-name="T17">syslog</text:span>, now <text:span text:style-name="T17">journald</text:span><text:span text:style-name="T75">(where systemd is used, it is part of systemd)</text:span>. <text:span text:style-name="T197">On many distros both coexist: journald collects logs, stores for it’s self and passes to rsyslog.</text:span></text:p>
      <text:p text:style-name="P59"/>
      <text:p text:style-name="P60">Logs are passed from app to journald via stdout/stderr(systemd automatically redirects them to journals), syslog API, journal API.</text:p>
      <text:p text:style-name="P60">Logs are passed to rsyslog(on non-systemd platforms) via syslog API. Some init systems may connect stdout/stderr to rsyslog.</text:p>
      <text:p text:style-name="P60"/>
      <text:p text:style-name="P61"><text:span text:style-name="T198">rs</text:span>yslog stores logs inside <text:span text:style-name="T17">/var/log/</text:span> dir.: “syslog” - most general log, <text:span text:style-name="T149">“auth.log” – auth-related, </text:span><text:span text:style-name="T199">etc</text:span>.</text:p>
      <text:p text:style-name="P59">Journald stores messages in compressed form – <text:span text:style-name="T199">structured and easy to filter. </text:span><text:span text:style-name="T200">By default </text:span><text:span text:style-name="T50">it does not persist logs</text:span><text:span text:style-name="T200"> – all is lost after reboot. </text:span></text:p>
      <text:p text:style-name="P59"/>
      <text:h text:style-name="Heading_20_2" text:outline-level="2">Journald</text:h>
      <text:p text:style-name="P62">Interact via <text:span text:style-name="T17">journalctl</text:span>: journalctl --since “1 minute ago” --unit nginx.service</text:p>
      <text:p text:style-name="P62"/>
      <text:p text:style-name="P70">By default shows logs <text:span text:style-name="T17">accessible to current user</text:span>. System logs are accessible to user “root” and members of groups “systemd-journal”, “adm”, “wheel”. See related options below.</text:p>
      <text:p text:style-name="P65"><text:soft-page-break/></text:p>
      <text:p text:style-name="P65">To see logs, produced by <text:span text:style-name="T17">specific executable</text:span>: journalctl /usr/bin/git</text:p>
      <text:p text:style-name="P65"/>
      <text:p text:style-name="P67">Logs are structured – you may filter by field value. Names of fields set by journald start with underscore: _PID, _UID, _GID, etc.</text:p>
      <text:p text:style-name="P68">To see all fileds: man systemd.journal-fields</text:p>
      <text:p text:style-name="P11">Useful fields: ??</text:p>
      <text:p text:style-name="P69">What values have field: journalctl --field=_UID</text:p>
      <text:p text:style-name="P67">To <text:span text:style-name="T17">filter by field</text:span>: journalctl _UID=1000</text:p>
      <text:p text:style-name="P67"/>
      <text:p text:style-name="P71">Entry has priority(corresponding numeric value in braces): emerg(0), alert(1), crit(2), err(3), warning(4), notice(5), info(6), debug(7)</text:p>
      <text:p text:style-name="P66"/>
      <text:p text:style-name="P62"><text:span text:style-name="T17">Options</text:span>:</text:p>
      <text:p text:style-name="P149">--<text:span text:style-name="T205">system, --user – </text:span><text:span text:style-name="T206">show only system logs or logs of current users. If you are privileged user, you see both logs by default. This options help to filter out unnecessary. --</text:span><text:span text:style-name="T207">user works if logs are persistent; affects --unit option - </text:span><text:span text:style-name="T51">see docs</text:span><text:span text:style-name="T207">.</text:span></text:p>
      <text:p text:style-name="P62">--<text:span text:style-name="T203">follow – show in real time, Ctrl+C to quit.</text:span></text:p>
      <text:p text:style-name="P62">--<text:span text:style-name="T207">reverse – shows newest entries on top.</text:span></text:p>
      <text:p text:style-name="P63">--since, --until - period. Accepts local time, use quotes if value has space:</text:p>
      <text:p text:style-name="P63"><text:tab/>--<text:span text:style-name="T202">since </text:span>“2025-01-25 03:00”</text:p>
      <text:p text:style-name="P63"><text:tab/>--<text:span text:style-name="T202">since </text:span>03:00</text:p>
      <text:p text:style-name="P63"><text:tab/>--<text:span text:style-name="T202">since </text:span>“1 minute ago”</text:p>
      <text:p text:style-name="P63"><text:tab/>--<text:span text:style-name="T202">since </text:span>today</text:p>
      <text:p text:style-name="P63">--boot – <text:span text:style-name="T202">session between reboots:</text:span></text:p>
      <text:p text:style-name="P78"><text:tab/>current session: --boot 0</text:p>
      <text:p text:style-name="P78"><text:tab/>prev. session: --boot -1</text:p>
      <text:p text:style-name="P62">--<text:span text:style-name="T202">unit – for specific service</text:span><text:span text:style-name="T203">(s)</text:span><text:span text:style-name="T202">:</text:span></text:p>
      <text:p text:style-name="P63"><text:tab/>--unit nginx.service --<text:span text:style-name="T204">unit bluetooth.service</text:span></text:p>
      <text:p text:style-name="P63">--<text:span text:style-name="T203">dmsg – to see kernel messages</text:span></text:p>
      <text:p text:style-name="P63">--<text:span text:style-name="T207">priority – filter by priority. </text:span></text:p>
      <text:p text:style-name="P63"><text:tab/>--<text:span text:style-name="T208">priority warning</text:span></text:p>
      <text:p text:style-name="P63"><text:span text:style-name="T214"><text:tab/>warning and debug: </text:span>--<text:span text:style-name="T208">priority warning --priority debug</text:span></text:p>
      <text:p text:style-name="P63"><text:tab/><text:span text:style-name="T214">from warning to info: </text:span>--<text:span text:style-name="T208">priority waring..info</text:span></text:p>
      <text:p text:style-name="P64"/>
      <text:p text:style-name="P23">Configuration</text:p>
      <text:p text:style-name="P72">Main in /etc/systemd/journald.conf. You may place drop-ins in /etc/systemd/journald.conf.d /run/systemd/journald.conf.d</text:p>
      <text:p text:style-name="P72">Useful options.</text:p>
      <text:p text:style-name="P72">Storage:</text:p>
      <text:p text:style-name="P72"><text:tab/><text:span text:style-name="T210">none – don’t store at all, forwarding to syslog is still been done</text:span></text:p>
      <text:p text:style-name="P72"><text:tab/><text:span text:style-name="T210">volatile – in RAM, </text:span><text:span text:style-name="T211">inside /run/log/journal</text:span></text:p>
      <text:p text:style-name="P72"><text:tab/><text:span text:style-name="T210">persistent – on disk inside /var/log/journal, </text:span><text:span text:style-name="T212">creates it if does not exist</text:span></text:p>
      <text:p text:style-name="P72"><text:tab/><text:span text:style-name="T210">auto – </text:span><text:span text:style-name="T211">if /var/log/journal exists – works like “persistent”, otherwise works like “volatile”.</text:span></text:p>
      <text:p text:style-name="P72">ForwardToSyslog:</text:p>
      <text:p text:style-name="P72"><text:tab/><text:span text:style-name="T210">yes/no – to forward entries to syslog or not</text:span></text:p>
      <text:p text:style-name="P73">MaxLevelStore – <text:span text:style-name="T210">store only entries with lower or equal priority(reminder: priorities have corresponding numeric values).</text:span></text:p>
      <text:p text:style-name="P77"><text:soft-page-break/>SystemMaxUse – how much disk space is allowed to use for logs. Use suffixes K, M, G, T for kilo/mega/.. bytes.</text:p>
      <text:p text:style-name="P76">SystemMaxFileSize – how big might be journal file.</text:p>
      <text:p text:style-name="P74"/>
      <text:p text:style-name="P75"><text:span text:style-name="T17">System</text:span>MaxUse <text:span text:style-name="T53">vs</text:span><text:span text:style-name="T213"> </text:span><text:span text:style-name="T53">Runtime</text:span><text:span text:style-name="T213">MaxUse. Prefix “System” means, that option is applicable to persistent storage, “Runtime” – volatile storage.</text:span></text:p>
      <text:p text:style-name="P72"><text:tab/></text:p>
      <text:p text:style-name="P59"/>
      <text:p text:style-name="P188"><text:span text:style-name="Default_20_Paragraph_20_Font"><text:span text:style-name="T150">SSH</text:span></text:span></text:p>
      <text:p text:style-name="P188"><text:span text:style-name="Default_20_Paragraph_20_Font"><text:span text:style-name="T151">ssh &lt;options, see below&gt; host</text:span></text:span></text:p>
      <text:p text:style-name="P188"><text:span text:style-name="Default_20_Paragraph_20_Font"><text:span text:style-name="T59">Options</text:span></text:span></text:p>
      <text:p text:style-name="P188"><text:span text:style-name="Default_20_Paragraph_20_Font"><text:span text:style-name="T151">-l - (small L), specify user name; example: ... -l username ...</text:span></text:span></text:p>
      <text:p text:style-name="P188"><text:span text:style-name="Default_20_Paragraph_20_Font"><text:span text:style-name="T151">-i - spec. file with private key; example: ... -i path-to-file ...</text:span></text:span></text:p>
      <text:p text:style-name="P188"><text:span text:style-name="Default_20_Paragraph_20_Font"><text:span text:style-name="T151">-N - do not exec. remote command; </text:span></text:span><text:span text:style-name="Default_20_Paragraph_20_Font"><text:span text:style-name="T59">usefull just for port-forwarding</text:span></text:span><text:span text:style-name="Default_20_Paragraph_20_Font"><text:span text:style-name="T151">; example: ... -N ...</text:span></text:span></text:p>
      <text:p text:style-name="P188"><text:span text:style-name="Default_20_Paragraph_20_Font"><text:span text:style-name="T151">-L - port forwarding; example: ... -L &lt;local port&gt;:localhost:&lt;port of remote host&gt; ...</text:span></text:span></text:p>
      <text:p text:style-name="P188"><text:span text:style-name="Default_20_Paragraph_20_Font"><text:span text:style-name="T151">-O &lt;command&gt; - some commands for existing connections;</text:span></text:span></text:p>
      <text:p text:style-name="P188"><text:span text:style-name="Default_20_Paragraph_20_Font"><text:span text:style-name="T151"><text:tab/>forward - request forwarding without command execution</text:span></text:span></text:p>
      <text:p text:style-name="P188"><text:span text:style-name="Default_20_Paragraph_20_Font"><text:span text:style-name="T151"><text:tab/>cancel - cancel forwarding; ex.: .. -O cancel -L &lt;parameters, see above&gt;...</text:span></text:span></text:p>
      <text:p text:style-name="P188"><text:span text:style-name="Default_20_Paragraph_20_Font"><text:span text:style-name="T151"><text:tab/>stop - stop receiving multiplexing requests?</text:span></text:span></text:p>
      <text:p text:style-name="P189"><text:tab/>exit - "shut-down" service??</text:p>
      <text:p text:style-name="P188"><text:span text:style-name="Default_20_Paragraph_20_Font"><text:span text:style-name="T151">-p – spec. port; Example: … -p 22</text:span></text:span></text:p>
      <text:p text:style-name="P188"/>
      <text:p text:style-name="P188"><text:span text:style-name="Default_20_Paragraph_20_Font"><text:span text:style-name="T59">Generate keys</text:span></text:span></text:p>
      <text:p text:style-name="P188"><text:span text:style-name="Default_20_Paragraph_20_Font"><text:span text:style-name="T151">ssh-keygen -t rsa -b 2048 -C "your_email@example.com" - will ask password and location for file. Options:</text:span></text:span></text:p>
      <text:p text:style-name="P188"><text:span text:style-name="Default_20_Paragraph_20_Font"><text:span text:style-name="T151"><text:tab/>-C - comment, will be added at the end of key.</text:span></text:span></text:p>
      <text:p text:style-name="P188"/>
      <text:p text:style-name="P188"><text:span text:style-name="Default_20_Paragraph_20_Font"><text:span text:style-name="T59">Multiple keys in ~/.ssh</text:span></text:span></text:p>
      <text:p text:style-name="P188"><text:span text:style-name="Default_20_Paragraph_20_Font"><text:span text:style-name="T151">By default, ssh agent looks for file "id_rsa".</text:span></text:span></text:p>
      <text:p text:style-name="P188"><text:span text:style-name="Default_20_Paragraph_20_Font"><text:span text:style-name="T151">You may add somehow other names to search?? Works on Linux??</text:span></text:span></text:p>
      <text:p text:style-name="P188"><text:span text:style-name="Default_20_Paragraph_20_Font"><text:span text:style-name="T59">or</text:span></text:span></text:p>
      <text:p text:style-name="P188"><text:span text:style-name="Default_20_Paragraph_20_Font"><text:span text:style-name="T151">create file ~/.ssh/conf with new-line-separated(</text:span></text:span><text:span text:style-name="Default_20_Paragraph_20_Font"><text:span text:style-name="T59">checked only on Win</text:span></text:span><text:span text:style-name="Default_20_Paragraph_20_Font"><text:span text:style-name="T151">):</text:span></text:span></text:p>
      <text:p text:style-name="P188"><text:span text:style-name="Default_20_Paragraph_20_Font"><text:span text:style-name="T151">Host [git.domain.com]</text:span></text:span></text:p>
      <text:p text:style-name="P188"><text:span text:style-name="Default_20_Paragraph_20_Font"><text:span text:style-name="T151">User [user]</text:span></text:span></text:p>
      <text:p text:style-name="P188"><text:span text:style-name="Default_20_Paragraph_20_Font"><text:span text:style-name="T151">Port [number]</text:span></text:span></text:p>
      <text:p text:style-name="P188"><text:span text:style-name="Default_20_Paragraph_20_Font"><text:span text:style-name="T151">IdentitiesOnly=yes</text:span></text:span></text:p>
      <text:p text:style-name="P188"><text:span text:style-name="Default_20_Paragraph_20_Font"><text:span text:style-name="T151">PreferredAuthentications publickey</text:span></text:span></text:p>
      <text:p text:style-name="P188"><text:span text:style-name="Default_20_Paragraph_20_Font"><text:span text:style-name="T151">PasswordAuthentication no</text:span></text:span></text:p>
      <text:p text:style-name="P188"><text:span text:style-name="Default_20_Paragraph_20_Font"><text:span text:style-name="T151"># CMD</text:span></text:span></text:p>
      <text:p text:style-name="P188"><text:span text:style-name="Default_20_Paragraph_20_Font"><text:span text:style-name="T151">IdentityFile C:\Users\[User]\.ssh\[name_of_PRIVATE_key_file]</text:span></text:span></text:p>
      <text:p text:style-name="P188"><text:span text:style-name="Default_20_Paragraph_20_Font"><text:span text:style-name="T151"># BASH</text:span></text:span></text:p>
      <text:p text:style-name="P188"><text:span text:style-name="Default_20_Paragraph_20_Font"><text:span text:style-name="T151">IdentityFile /c/Users/[User]/.ssh/[name_of_PRIVATE_key_file]</text:span></text:span></text:p>
      <text:p text:style-name="P188"/>
      <text:h text:style-name="Heading_20_1" text:outline-level="1"><text:span text:style-name="Default_20_Paragraph_20_Font">VIM</text:span></text:h>
      <text:p text:style-name="P190"><text:span text:style-name="Default_20_Paragraph_20_Font"><text:span text:style-name="T159">Modes: normal, command(press ‘:’ - </text:span></text:span><text:span text:style-name="Default_20_Paragraph_20_Font"><text:span text:style-name="T160">yes entering a command switches to command mode</text:span></text:span><text:span text:style-name="Default_20_Paragraph_20_Font"><text:span text:style-name="T159">), insert(press ‘i’), visual(press ‘v’) – allows copy text</text:span></text:span></text:p>
      <text:p text:style-name="P191"><text:span text:style-name="Default_20_Paragraph_20_Font"/></text:p>
      <text:p text:style-name="P191"><text:soft-page-break/><text:span text:style-name="Default_20_Paragraph_20_Font"><text:span text:style-name="T161">Open a file. :e /path/to/file – </text:span></text:span><text:span text:style-name="Default_20_Paragraph_20_Font"><text:span text:style-name="T162">file may be created</text:span></text:span></text:p>
      <text:p text:style-name="P192"><text:span text:style-name="Default_20_Paragraph_20_Font"><text:span text:style-name="T163">Open new buffer(like new empty tab, not related to any file). :enew</text:span></text:span></text:p>
      <text:p text:style-name="P193"><text:span text:style-name="Default_20_Paragraph_20_Font"><text:span text:style-name="T160">Close file, </text:span></text:span><text:span text:style-name="Default_20_Paragraph_20_Font"><text:span text:style-name="T162">in case several open, without quiting vim. :bd – “buffer delete”</text:span></text:span></text:p>
      <text:p text:style-name="P192"><text:span text:style-name="Default_20_Paragraph_20_Font"><text:span text:style-name="T163">List opened files. :ls</text:span></text:span></text:p>
      <text:p text:style-name="P194"><text:span text:style-name="Default_20_Paragraph_20_Font"><text:span text:style-name="T160">Switch between opened files. :bn or :bp </text:span></text:span><text:span text:style-name="Default_20_Paragraph_20_Font"><text:span text:style-name="T163">or :b2</text:span></text:span><text:span text:style-name="Default_20_Paragraph_20_Font"><text:span text:style-name="T160"> - ”buffer next/previous”, “</text:span></text:span><text:span text:style-name="Default_20_Paragraph_20_Font"><text:span text:style-name="T163">buffer 2</text:span></text:span><text:span text:style-name="Default_20_Paragraph_20_Font"><text:span text:style-name="T160">”. </text:span></text:span></text:p>
      <text:p text:style-name="P195"><text:span text:style-name="Default_20_Paragraph_20_Font"><text:span text:style-name="T160">Do :bn! if you modified but not ready to save. </text:span></text:span><text:span text:style-name="Default_20_Paragraph_20_Font"><text:span text:style-name="T162">M</text:span></text:span><text:span text:style-name="Default_20_Paragraph_20_Font"><text:span text:style-name="T160">odifications will NOT be lost </text:span></text:span><text:span text:style-name="Default_20_Paragraph_20_Font"><text:span text:style-name="T162">if just to edit several files one by one. Other command MAY DROP modifications.</text:span></text:span></text:p>
      <text:p text:style-name="P196"><text:span text:style-name="Default_20_Paragraph_20_Font"><text:span text:style-name="T32">Save</text:span></text:span><text:span text:style-name="Default_20_Paragraph_20_Font"><text:span text:style-name="T160">(write) modifications. :w or :w /path/to/file – </text:span></text:span><text:span text:style-name="Default_20_Paragraph_20_Font"><text:span text:style-name="T162">latter writes content to other file(creates if does not exist)</text:span></text:span></text:p>
      <text:p text:style-name="P197"><text:span text:style-name="Default_20_Paragraph_20_Font"/></text:p>
      <text:p text:style-name="P197"><text:span text:style-name="Default_20_Paragraph_20_Font"><text:span text:style-name="T33">Move to begin</text:span></text:span><text:span text:style-name="Default_20_Paragraph_20_Font"><text:span text:style-name="T34">ning</text:span></text:span><text:span text:style-name="Default_20_Paragraph_20_Font"><text:span text:style-name="T164"> of a file: :</text:span></text:span><text:span text:style-name="Default_20_Paragraph_20_Font"><text:span text:style-name="T165">1 </text:span></text:span><text:span text:style-name="Default_20_Paragraph_20_Font"><text:span text:style-name="T34">or</text:span></text:span><text:span text:style-name="Default_20_Paragraph_20_Font"><text:span text:style-name="T165"> gg</text:span></text:span></text:p>
      <text:p text:style-name="P199"><text:span text:style-name="Default_20_Paragraph_20_Font"><text:span text:style-name="T165">Move to beginning </text:span></text:span><text:span text:style-name="Default_20_Paragraph_20_Font"><text:span text:style-name="T34">of a line</text:span></text:span><text:span text:style-name="Default_20_Paragraph_20_Font"><text:span text:style-name="T165">: ^</text:span></text:span></text:p>
      <text:p text:style-name="P197"><text:span text:style-name="Default_20_Paragraph_20_Font"/></text:p>
      <text:p text:style-name="P198"><text:span text:style-name="Default_20_Paragraph_20_Font"><text:span text:style-name="T33">Move to end </text:span></text:span><text:span text:style-name="Default_20_Paragraph_20_Font"><text:span text:style-name="T72">of a file(from normal mode): :$ or Shift+g</text:span></text:span></text:p>
      <text:p text:style-name="P200"><text:span text:style-name="Default_20_Paragraph_20_Font"><text:span text:style-name="T73">Move to end </text:span></text:span><text:span text:style-name="Default_20_Paragraph_20_Font"><text:span text:style-name="T35">of </text:span></text:span><text:span text:style-name="Default_20_Paragraph_20_Font"><text:span text:style-name="T34">a </text:span></text:span><text:span text:style-name="Default_20_Paragraph_20_Font"><text:span text:style-name="T35">line</text:span></text:span><text:span text:style-name="Default_20_Paragraph_20_Font"><text:span text:style-name="T73">(from normal mode): $</text:span></text:span></text:p>
      <text:p text:style-name="P193"><text:span text:style-name="Default_20_Paragraph_20_Font"><text:span text:style-name="T36"/></text:span></text:p>
      <text:p text:style-name="P193"><text:span text:style-name="Default_20_Paragraph_20_Font"><text:span text:style-name="T36">Undo</text:span></text:span><text:span text:style-name="Default_20_Paragraph_20_Font"><text:span text:style-name="T159">/</text:span></text:span><text:span text:style-name="Default_20_Paragraph_20_Font"><text:span text:style-name="T37">redo</text:span></text:span><text:span text:style-name="Default_20_Paragraph_20_Font"><text:span text:style-name="T160">(</text:span></text:span><text:span text:style-name="Default_20_Paragraph_20_Font"><text:span text:style-name="T159">from normal mode</text:span></text:span><text:span text:style-name="Default_20_Paragraph_20_Font"><text:span text:style-name="T160">)</text:span></text:span><text:span text:style-name="Default_20_Paragraph_20_Font"><text:span text:style-name="T159">: ‘u’ / </text:span></text:span><text:span text:style-name="Default_20_Paragraph_20_Font"><text:span text:style-name="T161">Ctrl + </text:span></text:span><text:span text:style-name="Default_20_Paragraph_20_Font"><text:span text:style-name="T159">‘</text:span></text:span><text:span text:style-name="Default_20_Paragraph_20_Font"><text:span text:style-name="T161">r</text:span></text:span><text:span text:style-name="Default_20_Paragraph_20_Font"><text:span text:style-name="T159">’</text:span></text:span></text:p>
      <text:p text:style-name="P191"><text:span text:style-name="Default_20_Paragraph_20_Font"/></text:p>
      <text:p text:style-name="P204"><text:span text:style-name="Default_20_Paragraph_20_Font"><text:span text:style-name="T38">Copy.</text:span></text:span><text:span text:style-name="Default_20_Paragraph_20_Font"><text:span text:style-name="T163"> Move to selection start(in normal mode), enter visual mode, move to selection end, press ‘y’.</text:span></text:span></text:p>
      <text:p text:style-name="P201"><text:span text:style-name="Default_20_Paragraph_20_Font">‘</text:span><text:span text:style-name="Default_20_Paragraph_20_Font"><text:span text:style-name="T166">$’ in visual mode moves cursor to end of line selecting all on it’s way.</text:span></text:span></text:p>
      <text:p text:style-name="P192"><text:span text:style-name="Default_20_Paragraph_20_Font"><text:span text:style-name="T38">Paste.</text:span></text:span><text:span text:style-name="Default_20_Paragraph_20_Font"><text:span text:style-name="T163"> Move to desired pos.(in normal mode), press ‘p’</text:span></text:span></text:p>
      <text:p text:style-name="P205"><text:span text:style-name="Default_20_Paragraph_20_Font"/></text:p>
      <text:p text:style-name="P205"><text:span text:style-name="Default_20_Paragraph_20_Font"><text:span text:style-name="T39">Find</text:span></text:span><text:span text:style-name="Default_20_Paragraph_20_Font"><text:span text:style-name="T167">(case sensitive)</text:span></text:span><text:span text:style-name="Default_20_Paragraph_20_Font"><text:span text:style-name="T168">. /you text </text:span></text:span><text:span text:style-name="Default_20_Paragraph_20_Font"><text:span text:style-name="T169">with spaces</text:span></text:span></text:p>
      <text:p text:style-name="P202"><text:span text:style-name="Default_20_Paragraph_20_Font"><text:span text:style-name="T169">Navigate over results: ‘n’ – down, ‘N’ – up</text:span></text:span></text:p>
      <text:p text:style-name="P202"><text:span text:style-name="Default_20_Paragraph_20_Font"><text:span text:style-name="T167">Append \c for case insensitive: /your text</text:span></text:span><text:span text:style-name="Default_20_Paragraph_20_Font"><text:span text:style-name="T40">\c</text:span></text:span></text:p>
      <text:p text:style-name="P203"><text:span text:style-name="Default_20_Paragraph_20_Font"><text:span text:style-name="T86">Backward </text:span></text:span><text:span text:style-name="Default_20_Paragraph_20_Font"><text:span text:style-name="T93">search is the same but start with ‘?’(instead of ‘/’).</text:span></text:span></text:p>
      <text:p text:style-name="P206"><text:span text:style-name="Default_20_Paragraph_20_Font"><text:span text:style-name="T87">Exec. command</text:span></text:span><text:span text:style-name="Default_20_Paragraph_20_Font"><text:span text:style-name="T94">(yes, not need to quit vim to check something). :! sudo apt update</text:span></text:span></text:p>
      <text:p text:style-name="P190"><text:span text:style-name="Default_20_Paragraph_20_Font"/></text:p>
      <text:h text:style-name="P226" text:outline-level="1"><text:span text:style-name="Default_20_Paragraph_20_Font">PGP</text:span></text:h>
      <text:p text:style-name="P207"><text:span text:style-name="Default_20_Paragraph_20_Font"><text:span text:style-name="T170">Encrypt symmetrically(only password): </text:span></text:span><text:span text:style-name="Default_20_Paragraph_20_Font"><text:span text:style-name="T171">gpg -c -o {output file} {input file}</text:span></text:span></text:p>
      <text:p text:style-name="P207"><text:span text:style-name="Default_20_Paragraph_20_Font"><text:span text:style-name="T172">May ommit -o {output file} – result will be in a file {input file}.gpg</text:span></text:span></text:p>
      <text:p text:style-name="P207"><text:span text:style-name="Default_20_Paragraph_20_Font"><text:span text:style-name="T152">Not to cache password use option </text:span></text:span><text:span text:style-name="Default_20_Paragraph_20_Font"><text:span text:style-name="T61">--no-symkey-cache</text:span></text:span><text:span text:style-name="Default_20_Paragraph_20_Font"><text:span text:style-name="T152">. </text:span></text:span><text:span text:style-name="Default_20_Paragraph_20_Font"><text:span text:style-name="T153">Not permanent caching disable(just for this).</text:span></text:span></text:p>
      <text:p text:style-name="P207"><text:span text:style-name="Default_20_Paragraph_20_Font"/></text:p>
      <text:p text:style-name="P207"><text:span text:style-name="Default_20_Paragraph_20_Font"><text:span text:style-name="T173">Decrypt </text:span></text:span><text:span text:style-name="Default_20_Paragraph_20_Font"><text:span text:style-name="T174">to screen</text:span></text:span><text:span text:style-name="Default_20_Paragraph_20_Font"><text:span text:style-name="T173">: gpg -d </text:span></text:span><text:span text:style-name="Default_20_Paragraph_20_Font"><text:span text:style-name="T174">{input file}</text:span></text:span></text:p>
      <text:p text:style-name="P207"><text:span text:style-name="Default_20_Paragraph_20_Font"><text:span text:style-name="T174">Decrypt to specified file: gpg -d -o {output file} {input file}</text:span></text:span></text:p>
      <text:p text:style-name="P207"><text:span text:style-name="Default_20_Paragraph_20_Font"><text:span text:style-name="T174">Decrypt to file with default name(like {input file} but without ending .gpg): gpg {input file}</text:span></text:span></text:p>
      <text:p text:style-name="P207"><text:span text:style-name="Default_20_Paragraph_20_Font"/></text:p>
      <text:p text:style-name="P207"><text:span text:style-name="Default_20_Paragraph_20_Font"><text:span text:style-name="T17">--</text:span></text:span><text:span text:style-name="Default_20_Paragraph_20_Font"><text:span text:style-name="T41">passphrase</text:span></text:span><text:span text:style-name="Default_20_Paragraph_20_Font"><text:span text:style-name="T175"> – option to supply password right in command line, works ONLY with –batch and –pinentry-mode set to loopback, see manpage.</text:span></text:span></text:p>
      <text:p text:style-name="P207"><text:span text:style-name="Default_20_Paragraph_20_Font"/></text:p>
      <text:p text:style-name="P207"><text:span text:style-name="Default_20_Paragraph_20_Font"><text:span text:style-name="T176">PGP has gpg-agent which </text:span></text:span><text:span text:style-name="Default_20_Paragraph_20_Font"><text:span text:style-name="T42">caches password for some time</text:span></text:span><text:span text:style-name="Default_20_Paragraph_20_Font"><text:span text:style-name="T176">.</text:span></text:span></text:p>
      <text:p text:style-name="P207"><text:span text:style-name="Default_20_Paragraph_20_Font"><text:span text:style-name="T176">To clear cache – reload agent: </text:span></text:span><text:span text:style-name="Default_20_Paragraph_20_Font">gpgconf --reload gpg-agent</text:span></text:p>
      <text:p text:style-name="P207"><text:span text:style-name="Default_20_Paragraph_20_Font"/></text:p>
      <text:p text:style-name="P207"><text:span text:style-name="Default_20_Paragraph_20_Font"><text:span text:style-name="T177">PGP settings may be placed in ~/.gnupg/gpg.conf </text:span></text:span><text:span text:style-name="Default_20_Paragraph_20_Font"><text:span text:style-name="T9">(not checked)</text:span></text:span><text:span text:style-name="Default_20_Paragraph_20_Font"><text:span text:style-name="T177">. </text:span></text:span><text:span text:style-name="Default_20_Paragraph_20_Font"><text:span text:style-name="T178">gpg-agent settings may be in </text:span></text:span><text:span text:style-name="Default_20_Paragraph_20_Font">~/.gnupg/gpg-agent.conf. </text:span><text:span text:style-name="Default_20_Paragraph_20_Font"><text:span text:style-name="T177">Settings are like options but without leading ‘--’ </text:span></text:span><text:span text:style-name="Default_20_Paragraph_20_Font"><text:span text:style-name="T9">(not checked)</text:span></text:span><text:span text:style-name="Default_20_Paragraph_20_Font"><text:span text:style-name="T177">.</text:span></text:span></text:p>
      <text:p text:style-name="Normal"><text:span text:style-name="Default_20_Paragraph_20_Font"><text:span text:style-name="T154"/></text:span></text:p>
      <text:h text:style-name="Heading_20_2" text:outline-level="2"><text:soft-page-break/><text:span text:style-name="Default_20_Paragraph_20_Font">Assymetric encryption</text:span></text:h>
      <text:p text:style-name="P188"><text:span text:style-name="Default_20_Paragraph_20_Font"><text:span text:style-name="T151">Another keys; allow to encript/decript files</text:span></text:span></text:p>
      <text:p text:style-name="P188"><text:span text:style-name="Default_20_Paragraph_20_Font"><text:span text:style-name="T59">Create keys. </text:span></text:span><text:span text:style-name="Default_20_Paragraph_20_Font"><text:span text:style-name="T151">Will ask about settings and mail. Keys are stored in some DB, </text:span></text:span><text:span text:style-name="Default_20_Paragraph_20_Font"><text:span text:style-name="T59">public key should be exported</text:span></text:span><text:span text:style-name="Default_20_Paragraph_20_Font"><text:span text:style-name="T151">.</text:span></text:span></text:p>
      <text:p text:style-name="P188"><text:span text:style-name="Default_20_Paragraph_20_Font"><text:span text:style-name="T151">in Win(GnuPG): gpg --gen-key</text:span></text:span></text:p>
      <text:p text:style-name="P188"><text:span text:style-name="Default_20_Paragraph_20_Font"><text:span text:style-name="T151">in UNIX: gpg --full-generate-key</text:span></text:span></text:p>
      <text:p text:style-name="P188"/>
      <text:p text:style-name="P188"><text:span text:style-name="Default_20_Paragraph_20_Font"><text:span text:style-name="T59">Export keys.</text:span></text:span></text:p>
      <text:p text:style-name="P188"><text:span text:style-name="Default_20_Paragraph_20_Font"><text:span text:style-name="T59">Public:</text:span></text:span><text:span text:style-name="Default_20_Paragraph_20_Font"><text:span text:style-name="T151"> gpg --export --armor(to get BASE64 encoded) --output &lt;name of file for pub. key&gt; &lt;e-mail specified during creation&gt;</text:span></text:span></text:p>
      <text:p text:style-name="P188"><text:span text:style-name="Default_20_Paragraph_20_Font"><text:span text:style-name="T151">Private:</text:span></text:span></text:p>
      <text:p text:style-name="P188"><text:span text:style-name="Default_20_Paragraph_20_Font"><text:span text:style-name="T151">gpg --export-secret-key --armor(to get BASE64 encoded) --output &lt;name of file&gt; <text:s/>&lt;e-mail specified during creation&gt;</text:span></text:span></text:p>
      <text:p text:style-name="P188"/>
      <text:p text:style-name="P188"><text:span text:style-name="Default_20_Paragraph_20_Font"><text:span text:style-name="T59">Encript file.</text:span></text:span></text:p>
      <text:p text:style-name="P188"><text:span text:style-name="Default_20_Paragraph_20_Font"><text:span text:style-name="T59">First import public key:</text:span></text:span><text:span text:style-name="Default_20_Paragraph_20_Font"><text:span text:style-name="T151"> gpg --import &lt;name of file&gt;</text:span></text:span><text:span text:style-name="Default_20_Paragraph_20_Font"><text:span text:style-name="T59"> </text:span></text:span></text:p>
      <text:p text:style-name="P188"><text:span text:style-name="Default_20_Paragraph_20_Font"><text:span text:style-name="T151">gpg --encrypt --sign(certifies and timestamps) --armor(to get BASE64) -r &lt;mail of person&gt; &lt;file to encrypt&gt;</text:span></text:span></text:p>
      <text:p text:style-name="P188"/>
      <text:p text:style-name="P188"><text:span text:style-name="Default_20_Paragraph_20_Font"><text:span text:style-name="T59">Decript file.</text:span></text:span></text:p>
      <text:p text:style-name="P188"><text:span text:style-name="Default_20_Paragraph_20_Font"><text:span text:style-name="T151">gpg --decrypt {input file} &gt; {output file}</text:span></text:span></text:p>
      <text:p text:style-name="P188"/>
      <text:h text:style-name="Heading_20_1" text:outline-level="1"><text:span text:style-name="Default_20_Paragraph_20_Font"><text:span text:style-name="T180">tar(p</text:span></text:span><text:span text:style-name="Default_20_Paragraph_20_Font"><text:span text:style-name="T179">ack files to archive</text:span></text:span><text:span text:style-name="Default_20_Paragraph_20_Font"><text:span text:style-name="T180">)</text:span></text:span></text:h>
      <text:p text:style-name="P188"><text:span text:style-name="Default_20_Paragraph_20_Font"><text:span text:style-name="T76">tar</text:span></text:span><text:span text:style-name="Default_20_Paragraph_20_Font"><text:span text:style-name="T151"> does not compress it self, optional compresion may be done by gzip or bzip2.</text:span></text:span></text:p>
      <text:p text:style-name="P221"><text:span text:style-name="Default_20_Paragraph_20_Font"><text:span text:style-name="T60"/></text:span></text:p>
      <text:p text:style-name="P221"><text:span text:style-name="Default_20_Paragraph_20_Font"><text:span text:style-name="T60">Pack.</text:span></text:span></text:p>
      <text:p text:style-name="P221"><text:span text:style-name="Default_20_Paragraph_20_Font"><text:span text:style-name="T151"><text:tab/>tar -</text:span></text:span><text:span text:style-name="Default_20_Paragraph_20_Font"><text:span text:style-name="T59">c</text:span></text:span><text:span text:style-name="Default_20_Paragraph_20_Font"><text:span text:style-name="T151">f </text:span></text:span><text:span text:style-name="Default_20_Paragraph_20_Font"><text:span text:style-name="T155">rezult.tar</text:span></text:span><text:span text:style-name="Default_20_Paragraph_20_Font"><text:span text:style-name="T151"> </text:span></text:span><text:span text:style-name="Default_20_Paragraph_20_Font"><text:span text:style-name="T155">file1.txt file2.txt file3.txt</text:span></text:span></text:p>
      <text:p text:style-name="P222"><text:span text:style-name="Default_20_Paragraph_20_Font"><text:span text:style-name="T156">If pack directory(e.g. instead of file2.txt) – no extra options needed(like “recursively”)</text:span></text:span></text:p>
      <text:p text:style-name="P222"><text:span text:style-name="Default_20_Paragraph_20_Font"><text:span text:style-name="T156"><text:tab/>tar -</text:span></text:span><text:span text:style-name="Default_20_Paragraph_20_Font"><text:span text:style-name="T64">c</text:span></text:span><text:span text:style-name="Default_20_Paragraph_20_Font"><text:span text:style-name="T156">f </text:span></text:span><text:span text:style-name="Default_20_Paragraph_20_Font"><text:span text:style-name="T155">rezult.tar</text:span></text:span><text:span text:style-name="Default_20_Paragraph_20_Font"><text:span text:style-name="T156"> </text:span></text:span><text:span text:style-name="Default_20_Paragraph_20_Font"><text:span text:style-name="T155">file1.txt </text:span></text:span><text:span text:style-name="Default_20_Paragraph_20_Font"><text:span text:style-name="T157">dir2</text:span></text:span><text:span text:style-name="Default_20_Paragraph_20_Font"><text:span text:style-name="T155"> file3.txt</text:span></text:span></text:p>
      <text:p text:style-name="P222"><text:span text:style-name="Default_20_Paragraph_20_Font"><text:span text:style-name="T156"/></text:span></text:p>
      <text:p text:style-name="P222"><text:span text:style-name="Default_20_Paragraph_20_Font"><text:span text:style-name="T63">Pack &amp; compress.</text:span></text:span></text:p>
      <text:p text:style-name="P223"><text:span text:style-name="Default_20_Paragraph_20_Font"><text:span text:style-name="T157">Option for compression type:</text:span></text:span></text:p>
      <text:p text:style-name="P223"><text:span text:style-name="Default_20_Paragraph_20_Font"><text:span text:style-name="T157">-z – gzip(result.tar.</text:span></text:span><text:span text:style-name="Default_20_Paragraph_20_Font"><text:span text:style-name="T62">gz</text:span></text:span><text:span text:style-name="Default_20_Paragraph_20_Font"><text:span text:style-name="T157">)</text:span></text:span></text:p>
      <text:p text:style-name="P223"><text:span text:style-name="Default_20_Paragraph_20_Font"><text:span text:style-name="T157">-j – bzip2(rezult.tar.</text:span></text:span><text:span text:style-name="Default_20_Paragraph_20_Font"><text:span text:style-name="T62">bz2</text:span></text:span><text:span text:style-name="Default_20_Paragraph_20_Font"><text:span text:style-name="T157">)</text:span></text:span></text:p>
      <text:p text:style-name="P223"><text:span text:style-name="Default_20_Paragraph_20_Font"><text:span text:style-name="T157">-a – define method by suffix of tar-file name. That is why it good to follow naming convention, </text:span></text:span><text:span text:style-name="Default_20_Paragraph_20_Font"><text:span text:style-name="T62">which is not mandatory</text:span></text:span><text:span text:style-name="Default_20_Paragraph_20_Font"><text:span text:style-name="T77">.</text:span></text:span></text:p>
      <text:p text:style-name="P223"><text:span text:style-name="Default_20_Paragraph_20_Font"><text:span text:style-name="T77">Example:</text:span></text:span></text:p>
      <text:p text:style-name="P223"><text:span text:style-name="Default_20_Paragraph_20_Font"><text:span text:style-name="T77"><text:tab/>tar -c</text:span></text:span><text:span text:style-name="Default_20_Paragraph_20_Font"><text:span text:style-name="T62">z</text:span></text:span><text:span text:style-name="Default_20_Paragraph_20_Font"><text:span text:style-name="T77">f result.tar.gz file1.txt file2.txt</text:span></text:span></text:p>
      <text:p text:style-name="P221"><text:span text:style-name="Default_20_Paragraph_20_Font"><text:span text:style-name="T151"/></text:span></text:p>
      <text:p text:style-name="P221"><text:span text:style-name="Default_20_Paragraph_20_Font"><text:span text:style-name="T60">Unpack.</text:span></text:span></text:p>
      <text:p text:style-name="P221"><text:span text:style-name="Default_20_Paragraph_20_Font"><text:span text:style-name="T151"><text:tab/>tar -</text:span></text:span><text:span text:style-name="Default_20_Paragraph_20_Font"><text:span text:style-name="T59">x</text:span></text:span><text:span text:style-name="Default_20_Paragraph_20_Font"><text:span text:style-name="T151">f </text:span></text:span><text:span text:style-name="Default_20_Paragraph_20_Font"><text:span text:style-name="T155">result.tar</text:span></text:span><text:span text:style-name="Default_20_Paragraph_20_Font"><text:span text:style-name="T151"> [</text:span></text:span><text:span text:style-name="Default_20_Paragraph_20_Font"><text:span text:style-name="T60">-C</text:span></text:span><text:span text:style-name="Default_20_Paragraph_20_Font"><text:span text:style-name="T151"> /</text:span></text:span><text:span text:style-name="Default_20_Paragraph_20_Font"><text:span text:style-name="T155">path/to/</text:span></text:span><text:span text:style-name="Default_20_Paragraph_20_Font"><text:span text:style-name="T151">destination]</text:span></text:span></text:p>
      <text:p text:style-name="P223"><text:span text:style-name="Default_20_Paragraph_20_Font"><text:span text:style-name="T77">Same for compressed tars</text:span></text:span><text:span text:style-name="Default_20_Paragraph_20_Font"><text:span text:style-name="T157"> – type of applied compression is stored inside tar-file.</text:span></text:span></text:p>
      <text:p text:style-name="P221"><text:span text:style-name="Default_20_Paragraph_20_Font"><text:span text:style-name="T151"/></text:span></text:p>
      <text:p text:style-name="P221"><text:span text:style-name="Default_20_Paragraph_20_Font"><text:span text:style-name="T60">View content.</text:span></text:span></text:p>
      <text:p text:style-name="P221"><text:span text:style-name="Default_20_Paragraph_20_Font"><text:span text:style-name="T151"><text:tab/>tar -</text:span></text:span><text:span text:style-name="Default_20_Paragraph_20_Font"><text:span text:style-name="T59">t</text:span></text:span><text:span text:style-name="Default_20_Paragraph_20_Font"><text:span text:style-name="T151">f </text:span></text:span><text:span text:style-name="Default_20_Paragraph_20_Font"><text:span text:style-name="T158">result.tar</text:span></text:span></text:p>
      <text:p text:style-name="P188"><text:span text:style-name="Default_20_Paragraph_20_Font"><text:span text:style-name="T151"/></text:span></text:p>
      <text:h text:style-name="Heading_20_1" text:outline-level="1"><text:soft-page-break/><text:span text:style-name="Default_20_Paragraph_20_Font">zip/unzip</text:span></text:h>
      <text:p text:style-name="P217">Need 2 separate programs, may not be installed by default:</text:p>
      <text:p text:style-name="P217"><text:tab/>sudo apt install zip unzip</text:p>
      <text:p text:style-name="P218"/>
      <text:p text:style-name="P91">To zip.</text:p>
      <text:p text:style-name="P218"><text:tab/>zip result.zip file1.txt file2.txt file3.txt</text:p>
      <text:p text:style-name="P218">If zip <text:span text:style-name="T17">directory</text:span>(<text:span text:style-name="T196">e.g.</text:span> instead of file2.txt) – add <text:span text:style-name="T17">-r</text:span>, otherwise zip-file will contain <text:span text:style-name="T17">empty</text:span> entry for dir.:</text:p>
      <text:p text:style-name="P218"><text:tab/>zip <text:span text:style-name="T17">-r</text:span> result.zip file1.txt dir2 file3.txt</text:p>
      <text:p text:style-name="P218">/ after dir. name is also ok: zip -r dir2/</text:p>
      <text:p text:style-name="P218"/>
      <text:p text:style-name="P91">To unzip.</text:p>
      <text:p text:style-name="P218">Into current dir.:</text:p>
      <text:p text:style-name="P219"><text:tab/>unzip rezult.zip <text:span text:style-name="T195">[</text:span>-<text:span text:style-name="T195">D</text:span> /path/to/destination<text:span text:style-name="T195">]</text:span></text:p>
      <text:p text:style-name="P218"/>
      <text:p text:style-name="P91"><text:span text:style-name="T194">View</text:span> content of zip-file.</text:p>
      <text:p text:style-name="P220"><text:tab/>unzip -l result.zip</text:p>
      <text:p text:style-name="P217"/>
      <text:h text:style-name="Heading_20_1" text:outline-level="1"><text:span text:style-name="Default_20_Paragraph_20_Font">SFTP</text:span></text:h>
      <text:p text:style-name="P188"><text:span text:style-name="Default_20_Paragraph_20_Font"><text:span text:style-name="T151">login: sftp user@host</text:span></text:span></text:p>
      <text:p text:style-name="P188"><text:span text:style-name="Default_20_Paragraph_20_Font"><text:span text:style-name="T151">copy file from sftp: get &lt;name of file&gt;</text:span></text:span></text:p>
      <text:p text:style-name="P188"><text:span text:style-name="Default_20_Paragraph_20_Font"><text:span text:style-name="T151">copy file to sftp: put &lt;name of file&gt;</text:span></text:span></text:p>
      <text:p text:style-name="P188"><text:span text:style-name="Default_20_Paragraph_20_Font"><text:span text:style-name="T151">lls, lpwd, lcd - local ls, pwd, cd</text:span></text:span></text:p>
      <text:p text:style-name="P188"><text:span text:style-name="Default_20_Paragraph_20_Font"><text:span text:style-name="T151">logout: bye</text:span></text:span></text:p>
      <text:p text:style-name="P188"/>
      <text:h text:style-name="Heading_20_1" text:outline-level="1"><text:span text:style-name="Default_20_Paragraph_20_Font">CURL</text:span></text:h>
      <text:p text:style-name="P188"><text:span text:style-name="Default_20_Paragraph_20_Font"><text:span text:style-name="T151">http-method: -X POST</text:span></text:span></text:p>
      <text:p text:style-name="P188"><text:span text:style-name="Default_20_Paragraph_20_Font"><text:span text:style-name="T151">multipart parameter -F "&lt;name of parameter&gt;=@&lt;path to file&gt;[;type=&lt;optional type, application/json&gt;]"</text:span></text:span></text:p>
      <text:p text:style-name="P188"><text:span text:style-name="Default_20_Paragraph_20_Font"><text:span text:style-name="T151"/></text:span></text:p>
      <text:h text:style-name="Heading_20_1" text:outline-level="1"><text:span text:style-name="Default_20_Paragraph_20_Font">K</text:span><text:span text:style-name="Default_20_Paragraph_20_Font"><text:span text:style-name="T190">ubuntu</text:span></text:span></text:h>
      <text:p text:style-name="P210"><text:span text:style-name="Default_20_Paragraph_20_Font"><text:span text:style-name="T46">Show kernel messages while booting. </text:span></text:span><text:span text:style-name="Default_20_Paragraph_20_Font"><text:span text:style-name="T190">Inside /etc/default/grub change GRUB_CMDLINE_LINUX_DEFAULT='quiet splash' to GRUB_CMDLINE_LINUX_DEFAULT=''. Then sudo update-grub.</text:span></text:span></text:p>
      <text:p text:style-name="P211"><text:span text:style-name="Default_20_Paragraph_20_Font"><text:span text:style-name="T48">Tune</text:span></text:span><text:span text:style-name="Default_20_Paragraph_20_Font"><text:span text:style-name="T47"> login screen. </text:span></text:span><text:span text:style-name="Default_20_Paragraph_20_Font"><text:span text:style-name="T74">System settings → Startup and Shutdown → Login Screen</text:span></text:span></text:p>
      <text:p text:style-name="P212"><text:span text:style-name="Default_20_Paragraph_20_Font"><text:span text:style-name="T48">Tune lock screen</text:span></text:span><text:span text:style-name="Default_20_Paragraph_20_Font"><text:span text:style-name="T74">. System settings → Workspace behavior → Screen locking</text:span></text:span></text:p>
      <text:p text:style-name="P213"/>
      <text:p text:style-name="P214"><text:span text:style-name="T17">Virtual display switching by scroll wheel.</text:span> Right click on desktop → Configure desktop and wallpaper → Mouse actions.</text:p>
      <text:p text:style-name="P214"/>
      <text:p text:style-name="P90"><text:soft-page-break/>Enable fingerprint login.</text:p>
      <text:p text:style-name="P215">Install fprintd: sudo apt install -y fprintd libpam-fprintd</text:p>
      <text:p text:style-name="P215">Add fingerprint. Now possible via UI: System settings → Users</text:p>
      <text:p text:style-name="P215">Apply changes: sudo pam-auth-update</text:p>
      <text:p text:style-name="P215">And check “Fingerprint authentication” using <text:span text:style-name="T192">s</text:span>pace-<text:span text:style-name="T192">key</text:span>.</text:p>
      <text:p text:style-name="P215"/>
      <text:p text:style-name="P216"><text:span text:style-name="T17">Tune application launcher(start menu)</text:span>. Right click on “<text:span text:style-name="T193">start </text:span>button” → Edit application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Inconsolata" svg:font-family="Inconsolata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List_20_Heading" style:display-name="List Heading" style:family="paragraph" style:parent-style-name="Standard" style:next-style-name="List_20_Contents" style:class="html">
      <style:paragraph-properties fo:margin-left="0in"/>
    </style:style>
    <style:style style:name="List_20_Contents" style:display-name="List Contents" style:family="paragraph" style:parent-style-name="Standard" style:class="html">
      <style:paragraph-properties fo:margin-left="0.3937in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3T23:41:26.293000000</meta:creation-date>
    <dc:date>2026-02-01T00:06:59.028513569</dc:date>
    <meta:editing-duration>P5DT1H29M35S</meta:editing-duration>
    <meta:editing-cycles>186</meta:editing-cycles>
    <meta:generator>LibreOffice/24.2.7.2$Linux_X86_64 LibreOffice_project/420$Build-2</meta:generator>
    <meta:document-statistic meta:table-count="0" meta:image-count="0" meta:object-count="0" meta:page-count="16" meta:paragraph-count="553" meta:word-count="4285" meta:character-count="28785" meta:non-whitespace-character-count="24888"/>
  </office:meta>
</office:document-meta>
</file>